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3" style:family="paragraph" style:parent-style-name="Standard">
      <style:text-properties officeooo:rsid="00037107" officeooo:paragraph-rsid="0003710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cdac" officeooo:paragraph-rsid="0005cdac" style:font-weight-asian="bold" style:font-weight-complex="bold"/>
    </style:style>
    <style:style style:name="P16" style:family="paragraph" style:parent-style-name="Standard">
      <style:text-properties fo:font-weight="bold" officeooo:rsid="00076495" officeooo:paragraph-rsid="00076495" style:font-weight-asian="bold" style:font-weight-complex="bold"/>
    </style:style>
    <style:style style:name="P17" style:family="paragraph" style:parent-style-name="Standard">
      <style:text-properties fo:font-weight="bold" officeooo:rsid="00076495" officeooo:paragraph-rsid="0012107f" style:font-weight-asian="bold" style:font-weight-complex="bold"/>
    </style:style>
    <style:style style:name="P18" style:family="paragraph" style:parent-style-name="Standard">
      <style:text-properties fo:font-weight="bold" officeooo:rsid="000f5713" officeooo:paragraph-rsid="0012107f" style:font-weight-asian="bold" style:font-weight-complex="bold"/>
    </style:style>
    <style:style style:name="P19" style:family="paragraph" style:parent-style-name="Standard">
      <style:text-properties fo:font-weight="bold" officeooo:rsid="00128b20" officeooo:paragraph-rsid="00128b20" style:font-weight-asian="bold" style:font-weight-complex="bold"/>
    </style:style>
    <style:style style:name="P20" style:family="paragraph" style:parent-style-name="Standard">
      <style:text-properties fo:font-weight="bold" officeooo:rsid="0012f356" officeooo:paragraph-rsid="0012f356" style:font-weight-asian="bold" style:font-weight-complex="bold"/>
    </style:style>
    <style:style style:name="P21" style:family="paragraph" style:parent-style-name="Standard">
      <style:text-properties fo:font-weight="bold" officeooo:rsid="001edb63" officeooo:paragraph-rsid="001edb63" style:font-weight-asian="bold" style:font-weight-complex="bold"/>
    </style:style>
    <style:style style:name="P22" style:family="paragraph" style:parent-style-name="Standard">
      <style:text-properties fo:font-weight="bold" officeooo:rsid="00207e18" officeooo:paragraph-rsid="00207e18" style:font-weight-asian="bold" style:font-weight-complex="bold"/>
    </style:style>
    <style:style style:name="P23" style:family="paragraph" style:parent-style-name="Standard">
      <style:text-properties fo:font-weight="bold" officeooo:rsid="002a7ceb" officeooo:paragraph-rsid="002b15ce" style:font-weight-asian="bold" style:font-weight-complex="bold"/>
    </style:style>
    <style:style style:name="P24" style:family="paragraph" style:parent-style-name="Standard">
      <style:text-properties fo:font-weight="bold" officeooo:rsid="00352eae" officeooo:paragraph-rsid="00352eae" style:font-weight-asian="bold" style:font-weight-complex="bold"/>
    </style:style>
    <style:style style:name="P25" style:family="paragraph" style:parent-style-name="Standard">
      <style:text-properties fo:font-weight="bold" officeooo:rsid="00686faf" officeooo:paragraph-rsid="00686faf" style:font-weight-asian="bold" style:font-weight-complex="bold"/>
    </style:style>
    <style:style style:name="P26" style:family="paragraph" style:parent-style-name="Standard">
      <style:text-properties fo:font-weight="bold" officeooo:rsid="0070f5bd" officeooo:paragraph-rsid="0070f5bd" style:font-weight-asian="bold" style:font-weight-complex="bold"/>
    </style:style>
    <style:style style:name="P2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7"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8"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9"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1"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2" style:family="paragraph" style:parent-style-name="Standard">
      <style:text-properties fo:font-weight="bold" officeooo:rsid="0176ee4f" officeooo:paragraph-rsid="0176ee4f" style:font-weight-asian="bold" style:font-weight-complex="bold"/>
    </style:style>
    <style:style style:name="P43" style:family="paragraph" style:parent-style-name="Standard">
      <style:text-properties officeooo:rsid="00076495" officeooo:paragraph-rsid="00076495"/>
    </style:style>
    <style:style style:name="P44" style:family="paragraph" style:parent-style-name="Standard">
      <style:text-properties officeooo:rsid="000c249c" officeooo:paragraph-rsid="0012107f"/>
    </style:style>
    <style:style style:name="P45" style:family="paragraph" style:parent-style-name="Standard">
      <style:text-properties officeooo:rsid="000d74fd" officeooo:paragraph-rsid="0012107f"/>
    </style:style>
    <style:style style:name="P46" style:family="paragraph" style:parent-style-name="Standard">
      <style:text-properties officeooo:rsid="000ed9ca" officeooo:paragraph-rsid="0012107f"/>
    </style:style>
    <style:style style:name="P47" style:family="paragraph" style:parent-style-name="Standard">
      <style:text-properties officeooo:rsid="0012f356" officeooo:paragraph-rsid="0012f356"/>
    </style:style>
    <style:style style:name="P48" style:family="paragraph" style:parent-style-name="Standard">
      <style:text-properties officeooo:rsid="001402b9" officeooo:paragraph-rsid="001402b9"/>
    </style:style>
    <style:style style:name="P49" style:family="paragraph" style:parent-style-name="Standard">
      <style:text-properties officeooo:rsid="00146dca" officeooo:paragraph-rsid="00146dca"/>
    </style:style>
    <style:style style:name="P50" style:family="paragraph" style:parent-style-name="Standard">
      <style:text-properties officeooo:rsid="00163b10" officeooo:paragraph-rsid="00163b10"/>
    </style:style>
    <style:style style:name="P51" style:family="paragraph" style:parent-style-name="Standard">
      <style:text-properties officeooo:rsid="00198d7a" officeooo:paragraph-rsid="00198d7a"/>
    </style:style>
    <style:style style:name="P52" style:family="paragraph" style:parent-style-name="Standard">
      <style:text-properties officeooo:rsid="00202400" officeooo:paragraph-rsid="00202400"/>
    </style:style>
    <style:style style:name="P53" style:family="paragraph" style:parent-style-name="Standard">
      <style:text-properties officeooo:rsid="00207e18" officeooo:paragraph-rsid="00207e18"/>
    </style:style>
    <style:style style:name="P54" style:family="paragraph" style:parent-style-name="Standard">
      <style:text-properties officeooo:rsid="0022c047" officeooo:paragraph-rsid="0022c047"/>
    </style:style>
    <style:style style:name="P55" style:family="paragraph" style:parent-style-name="Standard">
      <style:text-properties fo:font-style="italic" officeooo:rsid="00207e18" officeooo:paragraph-rsid="00207e18" style:font-style-asian="italic" style:font-style-complex="italic"/>
    </style:style>
    <style:style style:name="P56" style:family="paragraph" style:parent-style-name="Standard">
      <style:text-properties fo:font-style="italic" officeooo:rsid="002b15ce" officeooo:paragraph-rsid="002d7e75" style:font-style-asian="italic" style:font-style-complex="italic"/>
    </style:style>
    <style:style style:name="P57" style:family="paragraph" style:parent-style-name="Standard">
      <style:text-properties fo:font-style="italic" officeooo:rsid="002f37a2" officeooo:paragraph-rsid="002f37a2" style:font-style-asian="italic" style:font-style-complex="italic"/>
    </style:style>
    <style:style style:name="P58" style:family="paragraph" style:parent-style-name="Standard">
      <style:text-properties fo:font-style="italic" officeooo:rsid="00656979" officeooo:paragraph-rsid="00656979" style:font-style-asian="italic" style:font-style-complex="italic"/>
    </style:style>
    <style:style style:name="P5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60" style:family="paragraph" style:parent-style-name="Standard">
      <style:text-properties fo:font-style="italic" style:text-underline-style="none" officeooo:rsid="0267015f" officeooo:paragraph-rsid="0267015f" style:font-style-asian="italic" style:font-style-complex="italic"/>
    </style:style>
    <style:style style:name="P61"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62"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63" style:family="paragraph" style:parent-style-name="Standard">
      <style:text-properties officeooo:rsid="0026496f" officeooo:paragraph-rsid="0026496f"/>
    </style:style>
    <style:style style:name="P64" style:family="paragraph" style:parent-style-name="Standard">
      <style:text-properties officeooo:rsid="00271b38" officeooo:paragraph-rsid="00271b38"/>
    </style:style>
    <style:style style:name="P65" style:family="paragraph" style:parent-style-name="Standard">
      <style:text-properties officeooo:rsid="00298b76" officeooo:paragraph-rsid="00298b76"/>
    </style:style>
    <style:style style:name="P66" style:family="paragraph" style:parent-style-name="Standard">
      <style:text-properties officeooo:rsid="002b15ce" officeooo:paragraph-rsid="002b15ce"/>
    </style:style>
    <style:style style:name="P67" style:family="paragraph" style:parent-style-name="Standard">
      <style:text-properties fo:font-style="normal" officeooo:rsid="002f37a2" officeooo:paragraph-rsid="002f37a2" style:font-style-asian="normal" style:font-style-complex="normal"/>
    </style:style>
    <style:style style:name="P68" style:family="paragraph" style:parent-style-name="Standard">
      <style:text-properties fo:font-style="normal" officeooo:rsid="00318552" officeooo:paragraph-rsid="00318552" style:font-style-asian="normal" style:font-style-complex="normal"/>
    </style:style>
    <style:style style:name="P69" style:family="paragraph" style:parent-style-name="Standard">
      <style:text-properties fo:font-style="normal" officeooo:rsid="0034534d" officeooo:paragraph-rsid="0034534d" style:font-style-asian="normal" style:font-style-complex="normal"/>
    </style:style>
    <style:style style:name="P70" style:family="paragraph" style:parent-style-name="Standard">
      <style:text-properties fo:font-style="normal" officeooo:rsid="0012f356" officeooo:paragraph-rsid="0012f356" style:font-style-asian="normal" style:font-style-complex="normal"/>
    </style:style>
    <style:style style:name="P71" style:family="paragraph" style:parent-style-name="Standard">
      <style:text-properties fo:font-style="normal" officeooo:rsid="00163b10" officeooo:paragraph-rsid="00163b10" style:font-style-asian="normal" style:font-style-complex="normal"/>
    </style:style>
    <style:style style:name="P72" style:family="paragraph" style:parent-style-name="Standard">
      <style:text-properties fo:font-style="normal" officeooo:rsid="00182247" officeooo:paragraph-rsid="00163b10" style:font-style-asian="normal" style:font-style-complex="normal"/>
    </style:style>
    <style:style style:name="P73" style:family="paragraph" style:parent-style-name="Standard">
      <style:text-properties fo:font-style="normal" officeooo:rsid="004a355d" officeooo:paragraph-rsid="004a355d" style:font-style-asian="normal" style:font-style-complex="normal"/>
    </style:style>
    <style:style style:name="P74" style:family="paragraph" style:parent-style-name="Standard">
      <style:text-properties fo:font-style="normal" officeooo:rsid="004bcb8a" officeooo:paragraph-rsid="004bcb8a" style:font-style-asian="normal" style:font-style-complex="normal"/>
    </style:style>
    <style:style style:name="P75" style:family="paragraph" style:parent-style-name="Standard">
      <style:text-properties fo:font-style="normal" officeooo:rsid="004c7d0a" officeooo:paragraph-rsid="004c7d0a" style:font-style-asian="normal" style:font-style-complex="normal"/>
    </style:style>
    <style:style style:name="P76" style:family="paragraph" style:parent-style-name="Standard">
      <style:text-properties fo:font-style="normal" officeooo:rsid="00594fd5" officeooo:paragraph-rsid="00594fd5" style:font-style-asian="normal" style:font-style-complex="normal"/>
    </style:style>
    <style:style style:name="P77" style:family="paragraph" style:parent-style-name="Standard">
      <style:text-properties fo:font-style="normal" officeooo:rsid="005ce528" officeooo:paragraph-rsid="005ce528" style:font-style-asian="normal" style:font-style-complex="normal"/>
    </style:style>
    <style:style style:name="P78"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9"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80"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81"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82"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83"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4"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5"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6"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7"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8"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9"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90"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91"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92"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93"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4"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5"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6"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7"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8"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9"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00"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01"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02"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03"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4"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5"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6"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7"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8"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9"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10"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11"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12"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13"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4"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5"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6"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7"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8"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9"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20"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21"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6"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7"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8"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9"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30" style:family="paragraph" style:parent-style-name="Standard">
      <style:text-properties fo:font-style="normal" style:text-underline-style="none" officeooo:rsid="0248e285" officeooo:paragraph-rsid="0248e285" style:font-style-asian="normal" style:font-style-complex="normal"/>
    </style:style>
    <style:style style:name="P131"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43"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5" style:family="paragraph" style:parent-style-name="Standard">
      <style:text-properties officeooo:rsid="0031df3b" officeooo:paragraph-rsid="0031df3b"/>
    </style:style>
    <style:style style:name="P146" style:family="paragraph" style:parent-style-name="Standard">
      <style:text-properties fo:font-weight="normal" officeooo:rsid="00352eae" officeooo:paragraph-rsid="00352eae" style:font-weight-asian="normal" style:font-weight-complex="normal"/>
    </style:style>
    <style:style style:name="P147" style:family="paragraph" style:parent-style-name="Standard">
      <style:text-properties fo:font-weight="normal" officeooo:rsid="0037596f" officeooo:paragraph-rsid="0037596f" style:font-weight-asian="normal" style:font-weight-complex="normal"/>
    </style:style>
    <style:style style:name="P148" style:family="paragraph" style:parent-style-name="Standard">
      <style:text-properties fo:font-weight="normal" officeooo:rsid="00394afc" officeooo:paragraph-rsid="00394afc" style:font-weight-asian="normal" style:font-weight-complex="normal"/>
    </style:style>
    <style:style style:name="P149"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50" style:family="paragraph" style:parent-style-name="Standard">
      <style:text-properties officeooo:rsid="00656979" officeooo:paragraph-rsid="00656979"/>
    </style:style>
    <style:style style:name="P151" style:family="paragraph" style:parent-style-name="Standard">
      <style:paragraph-properties fo:text-align="center" style:justify-single-word="false"/>
      <style:text-properties officeooo:rsid="00656979" officeooo:paragraph-rsid="00656979"/>
    </style:style>
    <style:style style:name="P152" style:family="paragraph" style:parent-style-name="Standard">
      <style:text-properties officeooo:rsid="00686faf" officeooo:paragraph-rsid="00686faf"/>
    </style:style>
    <style:style style:name="P153" style:family="paragraph" style:parent-style-name="Standard">
      <style:text-properties officeooo:rsid="006b10fb" officeooo:paragraph-rsid="006b10fb"/>
    </style:style>
    <style:style style:name="P154" style:family="paragraph" style:parent-style-name="Standard">
      <style:text-properties officeooo:rsid="006f0341" officeooo:paragraph-rsid="006f0341"/>
    </style:style>
    <style:style style:name="P155" style:family="paragraph" style:parent-style-name="Standard">
      <style:text-properties officeooo:rsid="007091cd" officeooo:paragraph-rsid="007091cd"/>
    </style:style>
    <style:style style:name="P156" style:family="paragraph" style:parent-style-name="Standard">
      <style:text-properties officeooo:rsid="0070f5bd" officeooo:paragraph-rsid="0070f5bd"/>
    </style:style>
    <style:style style:name="P157"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9"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60"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61"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62"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63"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5" style:family="paragraph" style:parent-style-name="Standard">
      <style:text-properties fo:font-size="14pt" officeooo:rsid="001edb63" officeooo:paragraph-rsid="001edb63" style:font-size-asian="14pt" style:font-size-complex="14pt"/>
    </style:style>
    <style:style style:name="P166"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8"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9"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70"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71"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172"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173" style:family="paragraph" style:parent-style-name="Standard">
      <style:paragraph-properties fo:text-align="center" style:justify-single-word="false"/>
      <style:text-properties officeooo:rsid="0079ea0c" officeooo:paragraph-rsid="0079ea0c"/>
    </style:style>
    <style:style style:name="P174" style:family="paragraph" style:parent-style-name="Standard">
      <style:paragraph-properties fo:text-align="start" style:justify-single-word="false"/>
      <style:text-properties officeooo:rsid="0079ea0c" officeooo:paragraph-rsid="0079ea0c"/>
    </style:style>
    <style:style style:name="P175" style:family="paragraph" style:parent-style-name="Standard">
      <style:paragraph-properties fo:text-align="start" style:justify-single-word="false"/>
      <style:text-properties officeooo:rsid="0079ea0c" officeooo:paragraph-rsid="00a7d2da"/>
    </style:style>
    <style:style style:name="P176" style:family="paragraph" style:parent-style-name="Standard">
      <style:paragraph-properties fo:text-align="start" style:justify-single-word="false"/>
      <style:text-properties officeooo:rsid="0079ea0c" officeooo:paragraph-rsid="008d0849"/>
    </style:style>
    <style:style style:name="P177" style:family="paragraph" style:parent-style-name="Standard">
      <style:paragraph-properties fo:text-align="start" style:justify-single-word="false"/>
      <style:text-properties officeooo:rsid="0081b679" officeooo:paragraph-rsid="0081b679"/>
    </style:style>
    <style:style style:name="P178" style:family="paragraph" style:parent-style-name="Standard">
      <style:paragraph-properties fo:text-align="start" style:justify-single-word="false"/>
      <style:text-properties officeooo:paragraph-rsid="00887f26"/>
    </style:style>
    <style:style style:name="P179" style:family="paragraph" style:parent-style-name="Standard">
      <style:paragraph-properties fo:text-align="start" style:justify-single-word="false"/>
      <style:text-properties officeooo:paragraph-rsid="00c3b4aa"/>
    </style:style>
    <style:style style:name="P180" style:family="paragraph" style:parent-style-name="Standard">
      <style:paragraph-properties fo:text-align="start" style:justify-single-word="false"/>
      <style:text-properties fo:language="en" fo:country="US" officeooo:rsid="0086d0c9" officeooo:paragraph-rsid="0086d0c9"/>
    </style:style>
    <style:style style:name="P181" style:family="paragraph" style:parent-style-name="Standard">
      <style:paragraph-properties fo:text-align="start" style:justify-single-word="false"/>
      <style:text-properties fo:language="en" fo:country="US" officeooo:rsid="00884195" officeooo:paragraph-rsid="00884195"/>
    </style:style>
    <style:style style:name="P182" style:family="paragraph" style:parent-style-name="Standard">
      <style:paragraph-properties fo:text-align="start" style:justify-single-word="false"/>
      <style:text-properties fo:language="en" fo:country="US" officeooo:rsid="008646ae" officeooo:paragraph-rsid="00887f26"/>
    </style:style>
    <style:style style:name="P183" style:family="paragraph" style:parent-style-name="Standard">
      <style:paragraph-properties fo:text-align="start" style:justify-single-word="false"/>
      <style:text-properties fo:language="en" fo:country="US" officeooo:rsid="008646ae" officeooo:paragraph-rsid="008646ae"/>
    </style:style>
    <style:style style:name="P184"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85"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86" style:family="paragraph" style:parent-style-name="Standard">
      <style:paragraph-properties fo:text-align="start" style:justify-single-word="false"/>
      <style:text-properties fo:language="en" fo:country="US" officeooo:rsid="008a08d4" officeooo:paragraph-rsid="0079ea0c"/>
    </style:style>
    <style:style style:name="P187" style:family="paragraph" style:parent-style-name="Standard">
      <style:paragraph-properties fo:text-align="start" style:justify-single-word="false"/>
      <style:text-properties officeooo:rsid="008a08d4" officeooo:paragraph-rsid="008a08d4"/>
    </style:style>
    <style:style style:name="P188" style:family="paragraph" style:parent-style-name="Standard">
      <style:paragraph-properties fo:text-align="start" style:justify-single-word="false"/>
      <style:text-properties officeooo:rsid="008c8a40" officeooo:paragraph-rsid="008c8a40"/>
    </style:style>
    <style:style style:name="P189" style:family="paragraph" style:parent-style-name="Standard">
      <style:paragraph-properties fo:text-align="start" style:justify-single-word="false"/>
      <style:text-properties officeooo:rsid="008d0849" officeooo:paragraph-rsid="008d0849"/>
    </style:style>
    <style:style style:name="P190" style:family="paragraph" style:parent-style-name="Standard">
      <style:paragraph-properties fo:text-align="start" style:justify-single-word="false"/>
      <style:text-properties officeooo:rsid="00904686" officeooo:paragraph-rsid="00904686"/>
    </style:style>
    <style:style style:name="P191" style:family="paragraph" style:parent-style-name="Standard">
      <style:paragraph-properties fo:text-align="start" style:justify-single-word="false"/>
      <style:text-properties officeooo:rsid="00904686" officeooo:paragraph-rsid="009197e1"/>
    </style:style>
    <style:style style:name="P192" style:family="paragraph" style:parent-style-name="Standard">
      <style:paragraph-properties fo:text-align="start" style:justify-single-word="false"/>
      <style:text-properties officeooo:rsid="00919671" officeooo:paragraph-rsid="00919671"/>
    </style:style>
    <style:style style:name="P193" style:family="paragraph" style:parent-style-name="Standard">
      <style:paragraph-properties fo:text-align="start" style:justify-single-word="false"/>
      <style:text-properties officeooo:rsid="00a1731a" officeooo:paragraph-rsid="0079ea0c"/>
    </style:style>
    <style:style style:name="P194" style:family="paragraph" style:parent-style-name="Standard">
      <style:paragraph-properties fo:text-align="start" style:justify-single-word="false"/>
      <style:text-properties officeooo:rsid="00a1731a" officeooo:paragraph-rsid="00aadbd8"/>
    </style:style>
    <style:style style:name="P195" style:family="paragraph" style:parent-style-name="Standard">
      <style:paragraph-properties fo:text-align="start" style:justify-single-word="false"/>
      <style:text-properties officeooo:rsid="00a32160" officeooo:paragraph-rsid="00a32160"/>
    </style:style>
    <style:style style:name="P196" style:family="paragraph" style:parent-style-name="Standard">
      <style:paragraph-properties fo:text-align="start" style:justify-single-word="false"/>
      <style:text-properties officeooo:rsid="00ba67e7" officeooo:paragraph-rsid="00ba67e7"/>
    </style:style>
    <style:style style:name="P197" style:family="paragraph" style:parent-style-name="Standard">
      <style:paragraph-properties fo:text-align="start" style:justify-single-word="false"/>
      <style:text-properties officeooo:rsid="00b72dbb" officeooo:paragraph-rsid="00b72dbb"/>
    </style:style>
    <style:style style:name="P198" style:family="paragraph" style:parent-style-name="Standard">
      <style:paragraph-properties fo:text-align="start" style:justify-single-word="false"/>
      <style:text-properties officeooo:rsid="00b72dbb" officeooo:paragraph-rsid="00ba67e7"/>
    </style:style>
    <style:style style:name="P199" style:family="paragraph" style:parent-style-name="Standard">
      <style:paragraph-properties fo:text-align="start" style:justify-single-word="false"/>
      <style:text-properties officeooo:rsid="00bbff6f" officeooo:paragraph-rsid="00bbff6f"/>
    </style:style>
    <style:style style:name="P200" style:family="paragraph" style:parent-style-name="Standard">
      <style:paragraph-properties fo:text-align="start" style:justify-single-word="false"/>
      <style:text-properties officeooo:rsid="00bcd33a" officeooo:paragraph-rsid="00bcd33a"/>
    </style:style>
    <style:style style:name="P201" style:family="paragraph" style:parent-style-name="Standard">
      <style:paragraph-properties fo:text-align="start" style:justify-single-word="false"/>
      <style:text-properties officeooo:rsid="00bcd33a" officeooo:paragraph-rsid="00c3b356"/>
    </style:style>
    <style:style style:name="P202" style:family="paragraph" style:parent-style-name="Standard">
      <style:paragraph-properties fo:text-align="start" style:justify-single-word="false"/>
      <style:text-properties officeooo:rsid="00c0b97c" officeooo:paragraph-rsid="00c0b97c"/>
    </style:style>
    <style:style style:name="P203" style:family="paragraph" style:parent-style-name="Standard">
      <style:paragraph-properties fo:text-align="start" style:justify-single-word="false"/>
      <style:text-properties officeooo:rsid="00c3b356" officeooo:paragraph-rsid="00c3b356"/>
    </style:style>
    <style:style style:name="P204" style:family="paragraph" style:parent-style-name="Standard">
      <style:paragraph-properties fo:text-align="start" style:justify-single-word="false"/>
      <style:text-properties officeooo:rsid="00c4dc39" officeooo:paragraph-rsid="00c4dc39"/>
    </style:style>
    <style:style style:name="P205" style:family="paragraph" style:parent-style-name="Standard">
      <style:paragraph-properties fo:text-align="start" style:justify-single-word="false"/>
      <style:text-properties officeooo:rsid="00c68343" officeooo:paragraph-rsid="00c68343"/>
    </style:style>
    <style:style style:name="P206" style:family="paragraph" style:parent-style-name="Standard">
      <style:paragraph-properties fo:text-align="start" style:justify-single-word="false"/>
      <style:text-properties officeooo:rsid="00c998a0" officeooo:paragraph-rsid="00c998a0"/>
    </style:style>
    <style:style style:name="P207" style:family="paragraph" style:parent-style-name="Standard">
      <style:paragraph-properties fo:text-align="start" style:justify-single-word="false"/>
      <style:text-properties officeooo:rsid="00d17b52" officeooo:paragraph-rsid="00d17b52"/>
    </style:style>
    <style:style style:name="P208" style:family="paragraph" style:parent-style-name="Standard">
      <style:paragraph-properties fo:text-align="start" style:justify-single-word="false"/>
      <style:text-properties officeooo:rsid="00d17b52" officeooo:paragraph-rsid="0108a272"/>
    </style:style>
    <style:style style:name="P209" style:family="paragraph" style:parent-style-name="Standard">
      <style:paragraph-properties fo:text-align="start" style:justify-single-word="false"/>
      <style:text-properties officeooo:rsid="00d30248" officeooo:paragraph-rsid="00d30248"/>
    </style:style>
    <style:style style:name="P210" style:family="paragraph" style:parent-style-name="Standard">
      <style:paragraph-properties fo:text-align="start" style:justify-single-word="false"/>
      <style:text-properties officeooo:rsid="00e7ed65" officeooo:paragraph-rsid="00e7ed65"/>
    </style:style>
    <style:style style:name="P211" style:family="paragraph" style:parent-style-name="Standard">
      <style:paragraph-properties fo:text-align="start" style:justify-single-word="false"/>
      <style:text-properties officeooo:rsid="01074da1" officeooo:paragraph-rsid="0108a272"/>
    </style:style>
    <style:style style:name="P212" style:family="paragraph" style:parent-style-name="Standard">
      <style:paragraph-properties fo:text-align="start" style:justify-single-word="false"/>
      <style:text-properties officeooo:rsid="0108a272" officeooo:paragraph-rsid="0108a272"/>
    </style:style>
    <style:style style:name="P213" style:family="paragraph" style:parent-style-name="Standard">
      <style:paragraph-properties fo:text-align="start" style:justify-single-word="false"/>
      <style:text-properties officeooo:rsid="010a7b2b" officeooo:paragraph-rsid="010a7b2b"/>
    </style:style>
    <style:style style:name="P214" style:family="paragraph" style:parent-style-name="Standard">
      <style:paragraph-properties fo:text-align="start" style:justify-single-word="false"/>
      <style:text-properties officeooo:rsid="010dd582" officeooo:paragraph-rsid="010dd582"/>
    </style:style>
    <style:style style:name="P215" style:family="paragraph" style:parent-style-name="Standard">
      <style:paragraph-properties fo:text-align="start" style:justify-single-word="false"/>
      <style:text-properties officeooo:rsid="010dd582" officeooo:paragraph-rsid="0112a996"/>
    </style:style>
    <style:style style:name="P216" style:family="paragraph" style:parent-style-name="Standard">
      <style:paragraph-properties fo:text-align="start" style:justify-single-word="false"/>
      <style:text-properties officeooo:rsid="0110ac09" officeooo:paragraph-rsid="0110ac09"/>
    </style:style>
    <style:style style:name="P217" style:family="paragraph" style:parent-style-name="Standard">
      <style:paragraph-properties fo:text-align="start" style:justify-single-word="false"/>
      <style:text-properties officeooo:rsid="0110ac09" officeooo:paragraph-rsid="0116ef88"/>
    </style:style>
    <style:style style:name="P218" style:family="paragraph" style:parent-style-name="Standard">
      <style:paragraph-properties fo:text-align="start" style:justify-single-word="false"/>
      <style:text-properties officeooo:rsid="0110ac09" officeooo:paragraph-rsid="01185d6e"/>
    </style:style>
    <style:style style:name="P219" style:family="paragraph" style:parent-style-name="Standard">
      <style:paragraph-properties fo:text-align="start" style:justify-single-word="false"/>
      <style:text-properties officeooo:rsid="01185d6e" officeooo:paragraph-rsid="01185d6e"/>
    </style:style>
    <style:style style:name="P220" style:family="paragraph" style:parent-style-name="Standard">
      <style:paragraph-properties fo:text-align="start" style:justify-single-word="false"/>
      <style:text-properties officeooo:rsid="01185d6e" officeooo:paragraph-rsid="01198d52"/>
    </style:style>
    <style:style style:name="P221" style:family="paragraph" style:parent-style-name="Standard">
      <style:paragraph-properties fo:text-align="start" style:justify-single-word="false"/>
      <style:text-properties officeooo:rsid="01198d52" officeooo:paragraph-rsid="01198d52"/>
    </style:style>
    <style:style style:name="P222" style:family="paragraph" style:parent-style-name="Standard">
      <style:paragraph-properties fo:text-align="start" style:justify-single-word="false"/>
      <style:text-properties officeooo:rsid="011ca455" officeooo:paragraph-rsid="011ca455"/>
    </style:style>
    <style:style style:name="P223" style:family="paragraph" style:parent-style-name="Standard">
      <style:paragraph-properties fo:text-align="start" style:justify-single-word="false"/>
      <style:text-properties officeooo:rsid="011ca6ef" officeooo:paragraph-rsid="011ca6ef"/>
    </style:style>
    <style:style style:name="P224" style:family="paragraph" style:parent-style-name="Standard">
      <style:paragraph-properties fo:text-align="start" style:justify-single-word="false"/>
      <style:text-properties officeooo:rsid="011e2dbd" officeooo:paragraph-rsid="011e2dbd"/>
    </style:style>
    <style:style style:name="P225" style:family="paragraph" style:parent-style-name="Standard">
      <style:paragraph-properties fo:text-align="start" style:justify-single-word="false"/>
      <style:text-properties officeooo:rsid="011f4e9f" officeooo:paragraph-rsid="011f4e9f"/>
    </style:style>
    <style:style style:name="P226" style:family="paragraph" style:parent-style-name="Standard">
      <style:paragraph-properties fo:text-align="start" style:justify-single-word="false"/>
      <style:text-properties officeooo:rsid="01210397" officeooo:paragraph-rsid="01210397"/>
    </style:style>
    <style:style style:name="P227"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28"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9" style:family="paragraph" style:parent-style-name="Standard">
      <style:text-properties style:text-underline-style="solid" style:text-underline-width="auto" style:text-underline-color="font-color" officeooo:rsid="022bb42f" officeooo:paragraph-rsid="022bb42f"/>
    </style:style>
    <style:style style:name="P230" style:family="paragraph" style:parent-style-name="Standard">
      <style:text-properties style:text-underline-style="solid" style:text-underline-width="auto" style:text-underline-color="font-color" officeooo:rsid="02371332" officeooo:paragraph-rsid="01ffe95a"/>
    </style:style>
    <style:style style:name="P231" style:family="paragraph" style:parent-style-name="Standard">
      <style:paragraph-properties fo:text-align="start" style:justify-single-word="false"/>
      <style:text-properties officeooo:rsid="0122c41b" officeooo:paragraph-rsid="0122c41b"/>
    </style:style>
    <style:style style:name="P232" style:family="paragraph" style:parent-style-name="Standard">
      <style:paragraph-properties fo:text-align="start" style:justify-single-word="false"/>
      <style:text-properties officeooo:rsid="0122c41b" officeooo:paragraph-rsid="01242a61"/>
    </style:style>
    <style:style style:name="P233" style:family="paragraph" style:parent-style-name="Standard">
      <style:paragraph-properties fo:text-align="start" style:justify-single-word="false"/>
      <style:text-properties officeooo:rsid="01242a61" officeooo:paragraph-rsid="01242a61"/>
    </style:style>
    <style:style style:name="P234" style:family="paragraph" style:parent-style-name="Standard">
      <style:paragraph-properties fo:text-align="start" style:justify-single-word="false"/>
      <style:text-properties officeooo:rsid="01254446" officeooo:paragraph-rsid="01254446"/>
    </style:style>
    <style:style style:name="P235" style:family="paragraph" style:parent-style-name="Standard">
      <style:paragraph-properties fo:text-align="start" style:justify-single-word="false"/>
      <style:text-properties officeooo:rsid="01254d81" officeooo:paragraph-rsid="01254d81"/>
    </style:style>
    <style:style style:name="P236" style:family="paragraph" style:parent-style-name="Standard">
      <style:paragraph-properties fo:text-align="start" style:justify-single-word="false"/>
      <style:text-properties officeooo:rsid="01264bb4" officeooo:paragraph-rsid="01264bb4"/>
    </style:style>
    <style:style style:name="P237" style:family="paragraph" style:parent-style-name="Standard">
      <style:paragraph-properties fo:text-align="start" style:justify-single-word="false"/>
      <style:text-properties officeooo:rsid="01267f26" officeooo:paragraph-rsid="01267f26"/>
    </style:style>
    <style:style style:name="P238" style:family="paragraph" style:parent-style-name="Standard">
      <style:paragraph-properties fo:text-align="start" style:justify-single-word="false"/>
      <style:text-properties officeooo:rsid="012a5711" officeooo:paragraph-rsid="012a5711"/>
    </style:style>
    <style:style style:name="P239" style:family="paragraph" style:parent-style-name="Standard">
      <style:paragraph-properties fo:text-align="start" style:justify-single-word="false"/>
      <style:text-properties officeooo:rsid="012c901f" officeooo:paragraph-rsid="012c901f"/>
    </style:style>
    <style:style style:name="P240" style:family="paragraph" style:parent-style-name="Standard">
      <style:paragraph-properties fo:text-align="start" style:justify-single-word="false"/>
      <style:text-properties officeooo:rsid="012dd37d" officeooo:paragraph-rsid="012dd37d"/>
    </style:style>
    <style:style style:name="P241" style:family="paragraph" style:parent-style-name="Standard">
      <style:paragraph-properties fo:text-align="start" style:justify-single-word="false"/>
      <style:text-properties officeooo:rsid="012def5c" officeooo:paragraph-rsid="012def5c"/>
    </style:style>
    <style:style style:name="P242" style:family="paragraph" style:parent-style-name="Standard">
      <style:paragraph-properties fo:text-align="start" style:justify-single-word="false"/>
      <style:text-properties officeooo:rsid="0131fffa" officeooo:paragraph-rsid="0131fffa"/>
    </style:style>
    <style:style style:name="P243" style:family="paragraph" style:parent-style-name="Standard">
      <style:paragraph-properties fo:text-align="start" style:justify-single-word="false"/>
      <style:text-properties officeooo:rsid="0131fffa" officeooo:paragraph-rsid="0139de91"/>
    </style:style>
    <style:style style:name="P244" style:family="paragraph" style:parent-style-name="Standard">
      <style:paragraph-properties fo:text-align="start" style:justify-single-word="false"/>
      <style:text-properties officeooo:rsid="0131fffa" officeooo:paragraph-rsid="013d158e"/>
    </style:style>
    <style:style style:name="P245" style:family="paragraph" style:parent-style-name="Standard">
      <style:paragraph-properties fo:text-align="start" style:justify-single-word="false"/>
      <style:text-properties officeooo:rsid="0142488e" officeooo:paragraph-rsid="0142488e"/>
    </style:style>
    <style:style style:name="P246" style:family="paragraph" style:parent-style-name="Standard">
      <style:paragraph-properties fo:text-align="start" style:justify-single-word="false"/>
      <style:text-properties officeooo:rsid="01477335" officeooo:paragraph-rsid="01477335"/>
    </style:style>
    <style:style style:name="P247" style:family="paragraph" style:parent-style-name="Standard">
      <style:paragraph-properties fo:text-align="start" style:justify-single-word="false"/>
      <style:text-properties officeooo:rsid="014873ae" officeooo:paragraph-rsid="014873ae"/>
    </style:style>
    <style:style style:name="P248" style:family="paragraph" style:parent-style-name="Standard">
      <style:paragraph-properties fo:text-align="start" style:justify-single-word="false"/>
      <style:text-properties officeooo:rsid="014b1147" officeooo:paragraph-rsid="014b1147"/>
    </style:style>
    <style:style style:name="P249" style:family="paragraph" style:parent-style-name="Standard">
      <style:paragraph-properties fo:text-align="start" style:justify-single-word="false"/>
      <style:text-properties officeooo:rsid="014d43ba" officeooo:paragraph-rsid="014d43ba"/>
    </style:style>
    <style:style style:name="P250" style:family="paragraph" style:parent-style-name="Standard">
      <style:paragraph-properties fo:text-align="start" style:justify-single-word="false"/>
      <style:text-properties officeooo:rsid="014e8a80" officeooo:paragraph-rsid="014e8a80"/>
    </style:style>
    <style:style style:name="P251" style:family="paragraph" style:parent-style-name="Standard">
      <style:text-properties style:text-underline-style="none"/>
    </style:style>
    <style:style style:name="P252" style:family="paragraph" style:parent-style-name="Standard">
      <style:text-properties style:text-underline-style="none" officeooo:rsid="01545c18" officeooo:paragraph-rsid="01545c18"/>
    </style:style>
    <style:style style:name="P253" style:family="paragraph" style:parent-style-name="Standard">
      <style:text-properties style:text-underline-style="none" fo:font-weight="bold" officeooo:rsid="01545c18" officeooo:paragraph-rsid="01545c18" style:font-weight-asian="bold" style:font-weight-complex="bold"/>
    </style:style>
    <style:style style:name="P254" style:family="paragraph" style:parent-style-name="Standard">
      <style:text-properties style:text-underline-style="none" fo:font-weight="bold" officeooo:rsid="015da505" officeooo:paragraph-rsid="015da505" style:font-weight-asian="bold" style:font-weight-complex="bold"/>
    </style:style>
    <style:style style:name="P255" style:family="paragraph" style:parent-style-name="Standard">
      <style:text-properties style:text-underline-style="none" fo:font-weight="bold" officeooo:rsid="015f560c" officeooo:paragraph-rsid="01634278" style:font-weight-asian="bold" style:font-weight-complex="bold"/>
    </style:style>
    <style:style style:name="P256" style:family="paragraph" style:parent-style-name="Standard">
      <style:text-properties style:text-underline-style="none" fo:font-weight="bold" officeooo:rsid="016c8876" officeooo:paragraph-rsid="016c8876" style:font-weight-asian="bold" style:font-weight-complex="bold"/>
    </style:style>
    <style:style style:name="P257" style:family="paragraph" style:parent-style-name="Standard">
      <style:text-properties style:text-underline-style="none" fo:font-weight="bold" officeooo:rsid="0191911d" officeooo:paragraph-rsid="0191911d" style:font-weight-asian="bold" style:font-weight-complex="bold"/>
    </style:style>
    <style:style style:name="P258" style:family="paragraph" style:parent-style-name="Standard">
      <style:text-properties style:text-underline-style="none" fo:font-weight="bold" officeooo:rsid="01a9e43b" officeooo:paragraph-rsid="01a9e43b" style:font-weight-asian="bold" style:font-weight-complex="bold"/>
    </style:style>
    <style:style style:name="P259" style:family="paragraph" style:parent-style-name="Standard">
      <style:text-properties style:text-underline-style="none" fo:font-weight="bold" officeooo:rsid="01a9ec36" officeooo:paragraph-rsid="01a9ec36" style:font-weight-asian="bold" style:font-weight-complex="bold"/>
    </style:style>
    <style:style style:name="P260" style:family="paragraph" style:parent-style-name="Standard">
      <style:text-properties style:text-underline-style="none" fo:font-weight="bold" officeooo:rsid="01b11851" officeooo:paragraph-rsid="01b11851" style:font-weight-asian="bold" style:font-weight-complex="bold"/>
    </style:style>
    <style:style style:name="P261" style:family="paragraph" style:parent-style-name="Standard">
      <style:text-properties style:text-underline-style="none" fo:font-weight="bold" officeooo:rsid="01b11851" officeooo:paragraph-rsid="01a9ec36" style:font-weight-asian="bold" style:font-weight-complex="bold"/>
    </style:style>
    <style:style style:name="P262" style:family="paragraph" style:parent-style-name="Standard">
      <style:text-properties style:text-underline-style="none" fo:font-weight="bold" officeooo:rsid="01d09a92" officeooo:paragraph-rsid="01d09a92" style:font-weight-asian="bold" style:font-weight-complex="bold"/>
    </style:style>
    <style:style style:name="P263" style:family="paragraph" style:parent-style-name="Standard">
      <style:text-properties style:text-underline-style="none" fo:font-weight="bold" officeooo:rsid="01d92347" officeooo:paragraph-rsid="01d92347" style:font-weight-asian="bold" style:font-weight-complex="bold"/>
    </style:style>
    <style:style style:name="P264" style:family="paragraph" style:parent-style-name="Standard">
      <style:text-properties style:text-underline-style="none" fo:font-weight="bold" officeooo:rsid="01e3db03" officeooo:paragraph-rsid="01e3db03" style:font-weight-asian="bold" style:font-weight-complex="bold"/>
    </style:style>
    <style:style style:name="P265" style:family="paragraph" style:parent-style-name="Standard">
      <style:text-properties style:text-underline-style="none" fo:font-weight="bold" officeooo:rsid="01e6cf4f" officeooo:paragraph-rsid="01e6cf4f" style:font-weight-asian="bold" style:font-weight-complex="bold"/>
    </style:style>
    <style:style style:name="P266" style:family="paragraph" style:parent-style-name="Standard">
      <style:text-properties style:text-underline-style="none" fo:font-weight="bold" officeooo:rsid="01ffe95a" officeooo:paragraph-rsid="02359204" style:font-weight-asian="bold" style:font-weight-complex="bold"/>
    </style:style>
    <style:style style:name="P267" style:family="paragraph" style:parent-style-name="Standard">
      <style:text-properties style:text-underline-style="none" fo:font-weight="bold" officeooo:rsid="020f4b1e" officeooo:paragraph-rsid="020f4b1e" style:font-weight-asian="bold" style:font-weight-complex="bold"/>
    </style:style>
    <style:style style:name="P268" style:family="paragraph" style:parent-style-name="Standard">
      <style:text-properties style:text-underline-style="none" fo:font-weight="bold" officeooo:rsid="021cdc9e" officeooo:paragraph-rsid="021cdc9e" style:font-weight-asian="bold" style:font-weight-complex="bold"/>
    </style:style>
    <style:style style:name="P269" style:family="paragraph" style:parent-style-name="Standard">
      <style:text-properties style:text-underline-style="none" fo:font-weight="bold" officeooo:rsid="01d58a53" officeooo:paragraph-rsid="023a0a8e" style:font-weight-asian="bold" style:font-weight-complex="bold"/>
    </style:style>
    <style:style style:name="P270" style:family="paragraph" style:parent-style-name="Standard">
      <style:text-properties style:text-underline-style="none" fo:font-weight="bold" officeooo:rsid="0243f377" officeooo:paragraph-rsid="0243f377" style:font-weight-asian="bold" style:font-weight-complex="bold"/>
    </style:style>
    <style:style style:name="P271" style:family="paragraph" style:parent-style-name="Standard">
      <style:text-properties style:text-underline-style="none" fo:font-weight="bold" officeooo:rsid="024f27a5" officeooo:paragraph-rsid="024f27a5" style:font-weight-asian="bold" style:font-weight-complex="bold"/>
    </style:style>
    <style:style style:name="P272" style:family="paragraph" style:parent-style-name="Standard">
      <style:text-properties style:text-underline-style="none" fo:font-weight="bold" officeooo:rsid="022dfc38" officeooo:paragraph-rsid="020f4b1e" style:font-weight-asian="bold" style:font-weight-complex="bold"/>
    </style:style>
    <style:style style:name="P273" style:family="paragraph" style:parent-style-name="Standard">
      <style:text-properties style:text-underline-style="none" fo:font-weight="bold" officeooo:rsid="01d6c33b" officeooo:paragraph-rsid="0243a799" style:font-weight-asian="bold" style:font-weight-complex="bold"/>
    </style:style>
    <style:style style:name="P274" style:family="paragraph" style:parent-style-name="Standard">
      <style:text-properties style:text-underline-style="none" fo:font-weight="bold" officeooo:rsid="02609358" officeooo:paragraph-rsid="02609358" style:font-weight-asian="bold" style:font-weight-complex="bold"/>
    </style:style>
    <style:style style:name="P275" style:family="paragraph" style:parent-style-name="Standard">
      <style:text-properties style:text-underline-style="none" fo:font-weight="bold" officeooo:rsid="0267015f" officeooo:paragraph-rsid="0267015f" style:font-weight-asian="bold" style:font-weight-complex="bold"/>
    </style:style>
    <style:style style:name="P276" style:family="paragraph" style:parent-style-name="Standard">
      <style:text-properties style:text-underline-style="none" fo:font-weight="bold" officeooo:rsid="026ff52c" officeooo:paragraph-rsid="026ff52c" style:font-weight-asian="bold" style:font-weight-complex="bold"/>
    </style:style>
    <style:style style:name="P277" style:family="paragraph" style:parent-style-name="Standard">
      <style:text-properties style:text-underline-style="none" fo:font-weight="bold" officeooo:rsid="027ebbbf" officeooo:paragraph-rsid="027ebbbf" style:font-weight-asian="bold" style:font-weight-complex="bold"/>
    </style:style>
    <style:style style:name="P278" style:family="paragraph" style:parent-style-name="Standard">
      <style:text-properties style:text-underline-style="none" fo:font-weight="bold" officeooo:rsid="02872f3e" officeooo:paragraph-rsid="02872f3e" style:font-weight-asian="bold" style:font-weight-complex="bold"/>
    </style:style>
    <style:style style:name="P279" style:family="paragraph" style:parent-style-name="Standard">
      <style:text-properties style:text-underline-style="none" fo:font-weight="bold" officeooo:rsid="028df5e5" officeooo:paragraph-rsid="028df5e5" style:font-weight-asian="bold" style:font-weight-complex="bold"/>
    </style:style>
    <style:style style:name="P280" style:family="paragraph" style:parent-style-name="Standard">
      <style:text-properties style:text-underline-style="none" fo:font-weight="bold" officeooo:rsid="02a449b7" officeooo:paragraph-rsid="02a449b7" style:font-weight-asian="bold" style:font-weight-complex="bold"/>
    </style:style>
    <style:style style:name="P281" style:family="paragraph" style:parent-style-name="Standard">
      <style:text-properties style:text-underline-style="none" fo:font-weight="bold" officeooo:rsid="029e7166" officeooo:paragraph-rsid="029e7166" style:font-weight-asian="bold" style:font-weight-complex="bold"/>
    </style:style>
    <style:style style:name="P282" style:family="paragraph" style:parent-style-name="Standard">
      <style:text-properties style:text-underline-style="none" fo:font-weight="bold" officeooo:rsid="02a539ad" officeooo:paragraph-rsid="02a539ad" style:font-weight-asian="bold" style:font-weight-complex="bold"/>
    </style:style>
    <style:style style:name="P283" style:family="paragraph" style:parent-style-name="Standard">
      <style:text-properties style:text-underline-style="none" fo:font-weight="bold" officeooo:rsid="02371332" officeooo:paragraph-rsid="0256cf70" style:font-weight-asian="bold" style:font-weight-complex="bold"/>
    </style:style>
    <style:style style:name="P284" style:family="paragraph" style:parent-style-name="Standard">
      <style:text-properties style:text-underline-style="none" fo:font-weight="bold" officeooo:rsid="029291b5" officeooo:paragraph-rsid="029291b5" style:font-weight-asian="bold" style:font-weight-complex="bold"/>
    </style:style>
    <style:style style:name="P285" style:family="paragraph" style:parent-style-name="Standard">
      <style:text-properties style:text-underline-style="none" fo:font-weight="bold" officeooo:rsid="02c3a05d" officeooo:paragraph-rsid="02c3a05d" style:font-weight-asian="bold" style:font-weight-complex="bold"/>
    </style:style>
    <style:style style:name="P286" style:family="paragraph" style:parent-style-name="Standard">
      <style:text-properties style:text-underline-style="none" fo:font-weight="bold" officeooo:rsid="01a18cf5" officeooo:paragraph-rsid="016dd649" style:font-weight-asian="bold" style:font-weight-complex="bold"/>
    </style:style>
    <style:style style:name="P287" style:family="paragraph" style:parent-style-name="Standard">
      <style:text-properties style:text-underline-style="none" fo:font-weight="bold" officeooo:rsid="02cb7b50" officeooo:paragraph-rsid="02cb7b50" style:font-weight-asian="bold" style:font-weight-complex="bold"/>
    </style:style>
    <style:style style:name="P288" style:family="paragraph" style:parent-style-name="Standard">
      <style:text-properties style:text-underline-style="none" fo:font-weight="bold" officeooo:rsid="02d0a760" officeooo:paragraph-rsid="02d0a760" style:font-weight-asian="bold" style:font-weight-complex="bold"/>
    </style:style>
    <style:style style:name="P289" style:family="paragraph" style:parent-style-name="Standard">
      <style:text-properties style:text-underline-style="none" fo:font-weight="bold" officeooo:rsid="02d6470d" officeooo:paragraph-rsid="02d6470d" style:font-weight-asian="bold" style:font-weight-complex="bold"/>
    </style:style>
    <style:style style:name="P290" style:family="paragraph" style:parent-style-name="Standard">
      <style:text-properties style:text-underline-style="none" fo:font-weight="bold" officeooo:rsid="02ddf4d1" officeooo:paragraph-rsid="02ddf4d1" style:font-weight-asian="bold" style:font-weight-complex="bold"/>
    </style:style>
    <style:style style:name="P291" style:family="paragraph" style:parent-style-name="Standard">
      <style:text-properties style:text-underline-style="none" fo:font-weight="bold" officeooo:rsid="02dfb43f" officeooo:paragraph-rsid="02dfb43f" style:font-weight-asian="bold" style:font-weight-complex="bold"/>
    </style:style>
    <style:style style:name="P292" style:family="paragraph" style:parent-style-name="Standard">
      <style:text-properties style:text-underline-style="none" fo:font-weight="bold" officeooo:rsid="02e34e54" officeooo:paragraph-rsid="02e34e54" style:font-weight-asian="bold" style:font-weight-complex="bold"/>
    </style:style>
    <style:style style:name="P293" style:family="paragraph" style:parent-style-name="Standard">
      <style:text-properties style:text-underline-style="none" fo:font-weight="bold" officeooo:rsid="02e550fa" officeooo:paragraph-rsid="02e550fa" style:font-weight-asian="bold" style:font-weight-complex="bold"/>
    </style:style>
    <style:style style:name="P294" style:family="paragraph" style:parent-style-name="Standard">
      <style:text-properties style:text-underline-style="none" fo:font-weight="bold" officeooo:rsid="02e550fa" officeooo:paragraph-rsid="02fa19ff" style:font-weight-asian="bold" style:font-weight-complex="bold"/>
    </style:style>
    <style:style style:name="P295" style:family="paragraph" style:parent-style-name="Standard">
      <style:text-properties style:text-underline-style="none" fo:font-weight="bold" officeooo:rsid="02e9139f" officeooo:paragraph-rsid="02e9139f" style:font-weight-asian="bold" style:font-weight-complex="bold"/>
    </style:style>
    <style:style style:name="P296" style:family="paragraph" style:parent-style-name="Standard">
      <style:text-properties style:text-underline-style="none" fo:font-weight="bold" officeooo:rsid="02ef8c05" officeooo:paragraph-rsid="02ef8c05" style:font-weight-asian="bold" style:font-weight-complex="bold"/>
    </style:style>
    <style:style style:name="P297" style:family="paragraph" style:parent-style-name="Standard">
      <style:text-properties style:text-underline-style="none" fo:font-weight="bold" officeooo:rsid="02f24510" officeooo:paragraph-rsid="02f24510" style:font-weight-asian="bold" style:font-weight-complex="bold"/>
    </style:style>
    <style:style style:name="P298" style:family="paragraph" style:parent-style-name="Standard">
      <style:text-properties style:text-underline-style="none" fo:font-weight="bold" officeooo:rsid="02f9a3ed" officeooo:paragraph-rsid="02f9a3ed" style:font-weight-asian="bold" style:font-weight-complex="bold"/>
    </style:style>
    <style:style style:name="P299" style:family="paragraph" style:parent-style-name="Standard">
      <style:text-properties style:text-underline-style="none" fo:font-weight="bold" officeooo:rsid="02fce4bc" officeooo:paragraph-rsid="02fce4bc" style:font-weight-asian="bold" style:font-weight-complex="bold"/>
    </style:style>
    <style:style style:name="P300" style:family="paragraph" style:parent-style-name="Standard">
      <style:text-properties style:text-underline-style="none" fo:font-weight="bold" officeooo:rsid="02fed935" officeooo:paragraph-rsid="02fed935" style:font-weight-asian="bold" style:font-weight-complex="bold"/>
    </style:style>
    <style:style style:name="P301" style:family="paragraph" style:parent-style-name="Standard">
      <style:text-properties style:text-underline-style="none" officeooo:rsid="0155e1d0"/>
    </style:style>
    <style:style style:name="P302" style:family="paragraph" style:parent-style-name="Standard">
      <style:text-properties style:text-underline-style="none" officeooo:rsid="0155e1d0" officeooo:paragraph-rsid="0155e1d0"/>
    </style:style>
    <style:style style:name="P303" style:family="paragraph" style:parent-style-name="Standard">
      <style:text-properties style:text-underline-style="none" officeooo:rsid="0155e1d0" officeooo:paragraph-rsid="01a9e43b"/>
    </style:style>
    <style:style style:name="P304" style:family="paragraph" style:parent-style-name="Standard">
      <style:text-properties style:text-underline-style="none" officeooo:rsid="0155e1d0" officeooo:paragraph-rsid="01a9ec36"/>
    </style:style>
    <style:style style:name="P305" style:family="paragraph" style:parent-style-name="Standard">
      <style:text-properties style:text-underline-style="none" officeooo:rsid="0155e1d0" officeooo:paragraph-rsid="01bb0f10"/>
    </style:style>
    <style:style style:name="P306" style:family="paragraph" style:parent-style-name="Standard">
      <style:text-properties style:text-underline-style="none" officeooo:rsid="0155e1d0" officeooo:paragraph-rsid="01bd11f6"/>
    </style:style>
    <style:style style:name="P307" style:family="paragraph" style:parent-style-name="Standard">
      <style:text-properties style:text-underline-style="none" officeooo:rsid="0189aab9" officeooo:paragraph-rsid="0189aab9"/>
    </style:style>
    <style:style style:name="P308" style:family="paragraph" style:parent-style-name="Standard">
      <style:text-properties style:text-underline-style="none" officeooo:rsid="018b8d2c" officeooo:paragraph-rsid="018b8d2c"/>
    </style:style>
    <style:style style:name="P309" style:family="paragraph" style:parent-style-name="Standard">
      <style:text-properties style:text-underline-style="none" officeooo:rsid="018cefd7" officeooo:paragraph-rsid="018cefd7"/>
    </style:style>
    <style:style style:name="P310" style:family="paragraph" style:parent-style-name="Standard">
      <style:text-properties style:text-underline-style="none" officeooo:rsid="015b9d1a" officeooo:paragraph-rsid="015b9d1a"/>
    </style:style>
    <style:style style:name="P311" style:family="paragraph" style:parent-style-name="Standard">
      <style:paragraph-properties fo:text-align="center" style:justify-single-word="false"/>
      <style:text-properties style:text-underline-style="none" officeooo:rsid="015b9d1a" officeooo:paragraph-rsid="015b9d1a"/>
    </style:style>
    <style:style style:name="P312" style:family="paragraph" style:parent-style-name="Standard">
      <style:text-properties style:text-underline-style="none" fo:font-weight="normal" officeooo:rsid="016372d0" officeooo:paragraph-rsid="016372d0" style:font-weight-asian="normal" style:font-weight-complex="normal"/>
    </style:style>
    <style:style style:name="P313" style:family="paragraph" style:parent-style-name="Standard">
      <style:text-properties style:text-underline-style="none" fo:font-weight="normal" officeooo:rsid="01647cf4" officeooo:paragraph-rsid="01647cf4" style:font-weight-asian="normal" style:font-weight-complex="normal"/>
    </style:style>
    <style:style style:name="P314" style:family="paragraph" style:parent-style-name="Standard">
      <style:text-properties style:text-underline-style="none" fo:font-weight="normal" officeooo:rsid="01685063" officeooo:paragraph-rsid="01685063" style:font-weight-asian="normal" style:font-weight-complex="normal"/>
    </style:style>
    <style:style style:name="P315" style:family="paragraph" style:parent-style-name="Standard">
      <style:text-properties style:text-underline-style="none" fo:font-weight="normal" officeooo:rsid="0169e75f" officeooo:paragraph-rsid="01685063" style:font-weight-asian="normal" style:font-weight-complex="normal"/>
    </style:style>
    <style:style style:name="P316" style:family="paragraph" style:parent-style-name="Standard">
      <style:text-properties style:text-underline-style="none" fo:font-weight="normal" officeooo:rsid="016c8876" officeooo:paragraph-rsid="016c8876" style:font-weight-asian="normal" style:font-weight-complex="normal"/>
    </style:style>
    <style:style style:name="P317" style:family="paragraph" style:parent-style-name="Standard">
      <style:text-properties style:text-underline-style="none" fo:font-weight="normal" officeooo:rsid="016dd649" officeooo:paragraph-rsid="016f9990" style:font-weight-asian="normal" style:font-weight-complex="normal"/>
    </style:style>
    <style:style style:name="P318" style:family="paragraph" style:parent-style-name="Standard">
      <style:text-properties style:text-underline-style="none" fo:font-weight="normal" officeooo:rsid="016dd649" officeooo:paragraph-rsid="01739c34" style:font-weight-asian="normal" style:font-weight-complex="normal"/>
    </style:style>
    <style:style style:name="P319" style:family="paragraph" style:parent-style-name="Standard">
      <style:text-properties style:text-underline-style="none" fo:font-weight="normal" officeooo:rsid="016dd649" officeooo:paragraph-rsid="016dd649" style:font-weight-asian="normal" style:font-weight-complex="normal"/>
    </style:style>
    <style:style style:name="P320" style:family="paragraph" style:parent-style-name="Standard">
      <style:text-properties style:text-underline-style="none" fo:font-weight="normal" officeooo:rsid="016f9990" officeooo:paragraph-rsid="016f9990" style:font-weight-asian="normal" style:font-weight-complex="normal"/>
    </style:style>
    <style:style style:name="P321" style:family="paragraph" style:parent-style-name="Standard">
      <style:text-properties style:text-underline-style="none" fo:font-weight="normal" officeooo:rsid="0174e166" officeooo:paragraph-rsid="0174e166" style:font-weight-asian="normal" style:font-weight-complex="normal"/>
    </style:style>
    <style:style style:name="P322" style:family="paragraph" style:parent-style-name="Standard">
      <style:text-properties style:text-underline-style="none" fo:font-weight="normal" officeooo:rsid="0176ee4f" officeooo:paragraph-rsid="0176ee4f" style:font-weight-asian="normal" style:font-weight-complex="normal"/>
    </style:style>
    <style:style style:name="P323" style:family="paragraph" style:parent-style-name="Standard">
      <style:text-properties style:text-underline-style="none" fo:font-weight="normal" officeooo:rsid="0179cc63" officeooo:paragraph-rsid="0179cc63" style:font-weight-asian="normal" style:font-weight-complex="normal"/>
    </style:style>
    <style:style style:name="P324" style:family="paragraph" style:parent-style-name="Standard">
      <style:text-properties style:text-underline-style="none" fo:font-weight="normal" officeooo:rsid="01803104" officeooo:paragraph-rsid="01803104" style:font-weight-asian="normal" style:font-weight-complex="normal"/>
    </style:style>
    <style:style style:name="P325" style:family="paragraph" style:parent-style-name="Standard">
      <style:text-properties style:text-underline-style="none" fo:font-weight="normal" officeooo:rsid="0163d1ae" officeooo:paragraph-rsid="0163d1ae" style:font-weight-asian="normal" style:font-weight-complex="normal"/>
    </style:style>
    <style:style style:name="P326" style:family="paragraph" style:parent-style-name="Standard">
      <style:text-properties style:text-underline-style="none" fo:font-weight="normal" officeooo:rsid="01906a0b" officeooo:paragraph-rsid="01906a0b" style:font-weight-asian="normal" style:font-weight-complex="normal"/>
    </style:style>
    <style:style style:name="P327" style:family="paragraph" style:parent-style-name="Standard">
      <style:text-properties style:text-underline-style="none" fo:font-weight="normal" officeooo:rsid="0191911d" officeooo:paragraph-rsid="0191911d" style:font-weight-asian="normal" style:font-weight-complex="normal"/>
    </style:style>
    <style:style style:name="P328" style:family="paragraph" style:parent-style-name="Standard">
      <style:text-properties style:text-underline-style="none" fo:font-weight="normal" officeooo:rsid="0197a080" officeooo:paragraph-rsid="0197a080" style:font-weight-asian="normal" style:font-weight-complex="normal"/>
    </style:style>
    <style:style style:name="P329" style:family="paragraph" style:parent-style-name="Standard">
      <style:text-properties style:text-underline-style="none" fo:font-weight="normal" officeooo:rsid="019c1d0c" officeooo:paragraph-rsid="019c1d0c" style:font-weight-asian="normal" style:font-weight-complex="normal"/>
    </style:style>
    <style:style style:name="P330" style:family="paragraph" style:parent-style-name="Standard">
      <style:text-properties style:text-underline-style="none" fo:font-weight="normal" officeooo:rsid="019edd4f" officeooo:paragraph-rsid="019edd4f" style:font-weight-asian="normal" style:font-weight-complex="normal"/>
    </style:style>
    <style:style style:name="P331" style:family="paragraph" style:parent-style-name="Standard">
      <style:text-properties style:text-underline-style="none" fo:font-weight="normal" officeooo:rsid="01a18cf5" officeooo:paragraph-rsid="016dd649" style:font-weight-asian="normal" style:font-weight-complex="normal"/>
    </style:style>
    <style:style style:name="P332" style:family="paragraph" style:parent-style-name="Standard">
      <style:text-properties style:text-underline-style="none" fo:font-weight="normal" officeooo:rsid="01a18cf5" officeooo:paragraph-rsid="01a18cf5" style:font-weight-asian="normal" style:font-weight-complex="normal"/>
    </style:style>
    <style:style style:name="P333" style:family="paragraph" style:parent-style-name="Standard">
      <style:text-properties style:text-underline-style="none" fo:font-weight="normal" officeooo:rsid="017807ff" officeooo:paragraph-rsid="019a7305" style:font-weight-asian="normal" style:font-weight-complex="normal"/>
    </style:style>
    <style:style style:name="P334" style:family="paragraph" style:parent-style-name="Standard">
      <style:text-properties style:text-underline-style="none" fo:font-weight="normal" officeooo:rsid="01e00d14" officeooo:paragraph-rsid="01e00d14" style:font-weight-asian="normal" style:font-weight-complex="normal"/>
    </style:style>
    <style:style style:name="P335" style:family="paragraph" style:parent-style-name="Standard">
      <style:text-properties style:text-underline-style="none" fo:font-weight="normal" officeooo:rsid="01e1afc9" officeooo:paragraph-rsid="01e1afc9" style:font-weight-asian="normal" style:font-weight-complex="normal"/>
    </style:style>
    <style:style style:name="P336" style:family="paragraph" style:parent-style-name="Standard">
      <style:text-properties style:text-underline-style="none" fo:font-weight="normal" officeooo:rsid="01e3db03" officeooo:paragraph-rsid="01e3db03" style:font-weight-asian="normal" style:font-weight-complex="normal"/>
    </style:style>
    <style:style style:name="P337" style:family="paragraph" style:parent-style-name="Standard">
      <style:text-properties style:text-underline-style="none" fo:font-weight="normal" officeooo:rsid="01e5d0bb" officeooo:paragraph-rsid="01e5d0bb" style:font-weight-asian="normal" style:font-weight-complex="normal"/>
    </style:style>
    <style:style style:name="P338" style:family="paragraph" style:parent-style-name="Standard">
      <style:text-properties style:text-underline-style="none" fo:font-weight="normal" officeooo:rsid="02328c86" officeooo:paragraph-rsid="02328c86" style:font-weight-asian="normal" style:font-weight-complex="normal"/>
    </style:style>
    <style:style style:name="P339" style:family="paragraph" style:parent-style-name="Standard">
      <style:text-properties style:text-underline-style="none" fo:font-weight="normal" officeooo:rsid="0162092c" officeooo:paragraph-rsid="0162092c" style:font-weight-asian="normal" style:font-weight-complex="normal"/>
    </style:style>
    <style:style style:name="P340" style:family="paragraph" style:parent-style-name="Standard">
      <style:text-properties style:text-underline-style="none" fo:font-weight="normal" officeooo:rsid="028fc0cb" officeooo:paragraph-rsid="028fc0cb" style:font-weight-asian="normal" style:font-weight-complex="normal"/>
    </style:style>
    <style:style style:name="P341" style:family="paragraph" style:parent-style-name="Standard">
      <style:text-properties style:text-underline-style="none" fo:font-weight="normal" officeooo:rsid="02c0d6e0" officeooo:paragraph-rsid="02c0d6e0" style:font-weight-asian="normal" style:font-weight-complex="normal"/>
    </style:style>
    <style:style style:name="P342" style:family="paragraph" style:parent-style-name="Standard">
      <style:text-properties style:text-underline-style="none" fo:font-weight="normal" officeooo:rsid="02cdbb2f" officeooo:paragraph-rsid="02cdbb2f" style:font-weight-asian="normal" style:font-weight-complex="normal"/>
    </style:style>
    <style:style style:name="P343" style:family="paragraph" style:parent-style-name="Standard">
      <style:text-properties style:text-underline-style="none" fo:font-weight="normal" officeooo:rsid="02d0a760" officeooo:paragraph-rsid="02d0a760" style:font-weight-asian="normal" style:font-weight-complex="normal"/>
    </style:style>
    <style:style style:name="P344" style:family="paragraph" style:parent-style-name="Standard">
      <style:text-properties style:text-underline-style="none" fo:font-weight="normal" officeooo:rsid="02d3f0b4" officeooo:paragraph-rsid="02d3f0b4" style:font-weight-asian="normal" style:font-weight-complex="normal"/>
    </style:style>
    <style:style style:name="P345" style:family="paragraph" style:parent-style-name="Standard">
      <style:text-properties style:text-underline-style="none" fo:font-weight="normal" officeooo:rsid="02d5c94a" officeooo:paragraph-rsid="02d5c94a" style:font-weight-asian="normal" style:font-weight-complex="normal"/>
    </style:style>
    <style:style style:name="P346" style:family="paragraph" style:parent-style-name="Standard">
      <style:text-properties style:text-underline-style="none" fo:font-weight="normal" officeooo:rsid="02d91fa0" officeooo:paragraph-rsid="02d91fa0" style:font-weight-asian="normal" style:font-weight-complex="normal"/>
    </style:style>
    <style:style style:name="P347" style:family="paragraph" style:parent-style-name="Standard">
      <style:text-properties style:text-underline-style="none" fo:font-weight="normal" officeooo:rsid="02da343b" officeooo:paragraph-rsid="02da343b" style:font-weight-asian="normal" style:font-weight-complex="normal"/>
    </style:style>
    <style:style style:name="P348" style:family="paragraph" style:parent-style-name="Standard">
      <style:text-properties style:text-underline-style="none" fo:font-weight="normal" officeooo:rsid="02dd198c" officeooo:paragraph-rsid="02dd198c" style:font-weight-asian="normal" style:font-weight-complex="normal"/>
    </style:style>
    <style:style style:name="P349" style:family="paragraph" style:parent-style-name="Standard">
      <style:text-properties style:text-underline-style="none" fo:font-weight="normal" officeooo:rsid="02ddf4d1" officeooo:paragraph-rsid="02ddf4d1" style:font-weight-asian="normal" style:font-weight-complex="normal"/>
    </style:style>
    <style:style style:name="P350" style:family="paragraph" style:parent-style-name="Standard">
      <style:text-properties style:text-underline-style="none" fo:font-weight="normal" officeooo:rsid="02dfa98e" officeooo:paragraph-rsid="02dfa98e" style:font-weight-asian="normal" style:font-weight-complex="normal"/>
    </style:style>
    <style:style style:name="P351" style:family="paragraph" style:parent-style-name="Standard">
      <style:text-properties style:text-underline-style="none" fo:font-weight="normal" officeooo:rsid="02dfb43f" officeooo:paragraph-rsid="02dfb43f" style:font-weight-asian="normal" style:font-weight-complex="normal"/>
    </style:style>
    <style:style style:name="P352" style:family="paragraph" style:parent-style-name="Standard">
      <style:text-properties style:text-underline-style="none" fo:font-weight="normal" officeooo:rsid="02dfcc66" officeooo:paragraph-rsid="02dfcc66" style:font-weight-asian="normal" style:font-weight-complex="normal"/>
    </style:style>
    <style:style style:name="P353" style:family="paragraph" style:parent-style-name="Standard">
      <style:text-properties style:text-underline-style="none" fo:font-weight="normal" officeooo:rsid="02e34e54" officeooo:paragraph-rsid="02e34e54" style:font-weight-asian="normal" style:font-weight-complex="normal"/>
    </style:style>
    <style:style style:name="P354" style:family="paragraph" style:parent-style-name="Standard">
      <style:text-properties style:text-underline-style="none" fo:font-weight="normal" officeooo:rsid="02e9e5d2" officeooo:paragraph-rsid="02e9e5d2" style:font-weight-asian="normal" style:font-weight-complex="normal"/>
    </style:style>
    <style:style style:name="P355" style:family="paragraph" style:parent-style-name="Standard">
      <style:text-properties style:text-underline-style="none" fo:font-weight="normal" officeooo:rsid="02e9f8d4" officeooo:paragraph-rsid="02e9f8d4" style:font-weight-asian="normal" style:font-weight-complex="normal"/>
    </style:style>
    <style:style style:name="P356" style:family="paragraph" style:parent-style-name="Standard">
      <style:text-properties style:text-underline-style="none" fo:font-weight="normal" officeooo:rsid="02eab766" officeooo:paragraph-rsid="02eab766" style:font-weight-asian="normal" style:font-weight-complex="normal"/>
    </style:style>
    <style:style style:name="P357" style:family="paragraph" style:parent-style-name="Standard">
      <style:text-properties style:text-underline-style="none" fo:font-weight="normal" officeooo:rsid="02f24510" officeooo:paragraph-rsid="02f24510" style:font-weight-asian="normal" style:font-weight-complex="normal"/>
    </style:style>
    <style:style style:name="P358" style:family="paragraph" style:parent-style-name="Standard">
      <style:text-properties style:text-underline-style="none" fo:font-weight="normal" officeooo:rsid="02f27445" officeooo:paragraph-rsid="02f61b2d" style:font-weight-asian="normal" style:font-weight-complex="normal"/>
    </style:style>
    <style:style style:name="P359" style:family="paragraph" style:parent-style-name="Standard">
      <style:text-properties style:text-underline-style="none" fo:font-weight="normal" officeooo:rsid="02fa19ff" officeooo:paragraph-rsid="02fa19ff" style:font-weight-asian="normal" style:font-weight-complex="normal"/>
    </style:style>
    <style:style style:name="P360" style:family="paragraph" style:parent-style-name="Standard">
      <style:text-properties style:text-underline-style="none" fo:font-weight="normal" officeooo:rsid="02fce4bc" officeooo:paragraph-rsid="02fce4bc" style:font-weight-asian="normal" style:font-weight-complex="normal"/>
    </style:style>
    <style:style style:name="P361" style:family="paragraph" style:parent-style-name="Standard">
      <style:text-properties style:text-underline-style="none" fo:font-weight="normal" officeooo:rsid="02fed935" officeooo:paragraph-rsid="02fed935" style:font-weight-asian="normal" style:font-weight-complex="normal"/>
    </style:style>
    <style:style style:name="P362" style:family="paragraph" style:parent-style-name="Standard">
      <style:text-properties style:text-underline-style="none" fo:font-weight="normal" officeooo:rsid="016c0580" officeooo:paragraph-rsid="016c0580" style:font-weight-asian="normal" style:font-weight-complex="normal"/>
    </style:style>
    <style:style style:name="P363" style:family="paragraph" style:parent-style-name="Standard">
      <style:text-properties style:text-underline-style="none" fo:font-weight="normal" officeooo:rsid="03087a89" officeooo:paragraph-rsid="03087a89" style:font-weight-asian="normal" style:font-weight-complex="normal"/>
    </style:style>
    <style:style style:name="P364" style:family="paragraph" style:parent-style-name="Standard">
      <style:text-properties style:text-underline-style="none" fo:font-weight="normal" officeooo:rsid="02f187ad" officeooo:paragraph-rsid="02fa19ff" style:font-weight-asian="normal" style:font-weight-complex="normal"/>
    </style:style>
    <style:style style:name="P365" style:family="paragraph" style:parent-style-name="Standard">
      <style:text-properties style:text-underline-style="none" officeooo:rsid="018408a6" officeooo:paragraph-rsid="018408a6"/>
    </style:style>
    <style:style style:name="P366" style:family="paragraph" style:parent-style-name="Standard">
      <style:text-properties style:text-underline-style="none" officeooo:rsid="018817ce" officeooo:paragraph-rsid="0185efae"/>
    </style:style>
    <style:style style:name="P367" style:family="paragraph" style:parent-style-name="Standard">
      <style:text-properties style:text-underline-style="none" officeooo:rsid="01906a0b" officeooo:paragraph-rsid="01906a0b"/>
    </style:style>
    <style:style style:name="P368" style:family="paragraph" style:parent-style-name="Standard">
      <style:text-properties style:text-underline-style="none" officeooo:rsid="0194060a" officeooo:paragraph-rsid="0194060a"/>
    </style:style>
    <style:style style:name="P369" style:family="paragraph" style:parent-style-name="Standard">
      <style:text-properties style:text-underline-style="none" officeooo:rsid="0195e5a6" officeooo:paragraph-rsid="0195e5a6"/>
    </style:style>
    <style:style style:name="P370" style:family="paragraph" style:parent-style-name="Standard">
      <style:text-properties style:text-underline-style="none" officeooo:rsid="01a9ec36" officeooo:paragraph-rsid="01a9ec36"/>
    </style:style>
    <style:style style:name="P371" style:family="paragraph" style:parent-style-name="Standard">
      <style:text-properties style:text-underline-style="none" officeooo:rsid="01a9ec36" officeooo:paragraph-rsid="01af0342"/>
    </style:style>
    <style:style style:name="P372" style:family="paragraph" style:parent-style-name="Standard">
      <style:text-properties style:text-underline-style="none" officeooo:rsid="01a9ec36" officeooo:paragraph-rsid="01b11851"/>
    </style:style>
    <style:style style:name="P373" style:family="paragraph" style:parent-style-name="Standard">
      <style:text-properties style:text-underline-style="none" officeooo:rsid="01ae85ef" officeooo:paragraph-rsid="01ae85ef"/>
    </style:style>
    <style:style style:name="P374" style:family="paragraph" style:parent-style-name="Standard">
      <style:text-properties style:text-underline-style="none" officeooo:rsid="01b4434f" officeooo:paragraph-rsid="01b4434f"/>
    </style:style>
    <style:style style:name="P375" style:family="paragraph" style:parent-style-name="Standard">
      <style:text-properties style:text-underline-style="none" officeooo:rsid="01b635db" officeooo:paragraph-rsid="01b635db"/>
    </style:style>
    <style:style style:name="P376" style:family="paragraph" style:parent-style-name="Standard">
      <style:text-properties style:text-underline-style="none" officeooo:rsid="01bd132b" officeooo:paragraph-rsid="01bd132b"/>
    </style:style>
    <style:style style:name="P377" style:family="paragraph" style:parent-style-name="Standard">
      <style:text-properties style:text-underline-style="none" officeooo:rsid="01be5226" officeooo:paragraph-rsid="01be5226"/>
    </style:style>
    <style:style style:name="P378" style:family="paragraph" style:parent-style-name="Standard">
      <style:text-properties style:text-underline-style="none" officeooo:rsid="01c04d7b" officeooo:paragraph-rsid="01c04d7b"/>
    </style:style>
    <style:style style:name="P379" style:family="paragraph" style:parent-style-name="Standard">
      <style:text-properties style:text-underline-style="none" officeooo:rsid="01c04d7b" officeooo:paragraph-rsid="020e5534"/>
    </style:style>
    <style:style style:name="P380" style:family="paragraph" style:parent-style-name="Standard">
      <style:text-properties style:text-underline-style="none" officeooo:rsid="01c04d7b" officeooo:paragraph-rsid="01ffe95a"/>
    </style:style>
    <style:style style:name="P381" style:family="paragraph" style:parent-style-name="Standard">
      <style:text-properties style:text-underline-style="none" officeooo:rsid="01c04d7b" officeooo:paragraph-rsid="02359204"/>
    </style:style>
    <style:style style:name="P382" style:family="paragraph" style:parent-style-name="Standard">
      <style:text-properties style:text-underline-style="none" officeooo:rsid="01c04d7b" officeooo:paragraph-rsid="0256cf70"/>
    </style:style>
    <style:style style:name="P383" style:family="paragraph" style:parent-style-name="Standard">
      <style:text-properties style:text-underline-style="none" officeooo:rsid="01c050ec" officeooo:paragraph-rsid="01c050ec"/>
    </style:style>
    <style:style style:name="P384" style:family="paragraph" style:parent-style-name="Standard">
      <style:text-properties style:text-underline-style="none" officeooo:rsid="01c08350" officeooo:paragraph-rsid="01c08350"/>
    </style:style>
    <style:style style:name="P385" style:family="paragraph" style:parent-style-name="Standard">
      <style:text-properties style:text-underline-style="none" officeooo:rsid="01c1720a" officeooo:paragraph-rsid="01c1720a"/>
    </style:style>
    <style:style style:name="P386" style:family="paragraph" style:parent-style-name="Standard">
      <style:text-properties style:text-underline-style="none" officeooo:rsid="01c771e9" officeooo:paragraph-rsid="01c771e9"/>
    </style:style>
    <style:style style:name="P387" style:family="paragraph" style:parent-style-name="Standard">
      <style:text-properties style:text-underline-style="none" officeooo:rsid="01d6c33b" officeooo:paragraph-rsid="01d6c33b"/>
    </style:style>
    <style:style style:name="P388" style:family="paragraph" style:parent-style-name="Standard">
      <style:text-properties style:text-underline-style="none" officeooo:rsid="01d92347" officeooo:paragraph-rsid="01d92347"/>
    </style:style>
    <style:style style:name="P389" style:family="paragraph" style:parent-style-name="Standard">
      <style:text-properties style:text-underline-style="none" officeooo:rsid="01ddd50d" officeooo:paragraph-rsid="01ddd50d"/>
    </style:style>
    <style:style style:name="P390" style:family="paragraph" style:parent-style-name="Standard">
      <style:text-properties style:text-underline-style="none" officeooo:rsid="01b11851" officeooo:paragraph-rsid="01b11851"/>
    </style:style>
    <style:style style:name="P391" style:family="paragraph" style:parent-style-name="Standard">
      <style:text-properties style:text-underline-style="none" officeooo:rsid="01d58a53" officeooo:paragraph-rsid="023a0a8e"/>
    </style:style>
    <style:style style:name="P392" style:family="paragraph" style:parent-style-name="Standard">
      <style:text-properties style:text-underline-style="none" officeooo:rsid="01d58a53" officeooo:paragraph-rsid="023da16b"/>
    </style:style>
    <style:style style:name="P393" style:family="paragraph" style:parent-style-name="Standard">
      <style:text-properties style:text-underline-style="none" officeooo:rsid="01d58a53" officeooo:paragraph-rsid="0243a799"/>
    </style:style>
    <style:style style:name="P394" style:family="paragraph" style:parent-style-name="Standard">
      <style:text-properties style:text-underline-style="none" officeooo:rsid="01f13c44" officeooo:paragraph-rsid="01f13c44"/>
    </style:style>
    <style:style style:name="P395" style:family="paragraph" style:parent-style-name="Standard">
      <style:text-properties style:text-underline-style="none" officeooo:rsid="01f232de" officeooo:paragraph-rsid="01f232de"/>
    </style:style>
    <style:style style:name="P396" style:family="paragraph" style:parent-style-name="Standard">
      <style:text-properties style:text-underline-style="none" officeooo:rsid="01fcffe2" officeooo:paragraph-rsid="01fcffe2"/>
    </style:style>
    <style:style style:name="P397" style:family="paragraph" style:parent-style-name="Standard">
      <style:text-properties style:text-underline-style="none" officeooo:rsid="01fd641e" officeooo:paragraph-rsid="01fd641e"/>
    </style:style>
    <style:style style:name="P398" style:family="paragraph" style:parent-style-name="Standard">
      <style:text-properties style:text-underline-style="none" officeooo:rsid="01fe367b" officeooo:paragraph-rsid="01fe367b"/>
    </style:style>
    <style:style style:name="P399" style:family="paragraph" style:parent-style-name="Standard">
      <style:text-properties style:text-underline-style="none" officeooo:rsid="01ffe95a" officeooo:paragraph-rsid="01ffe95a"/>
    </style:style>
    <style:style style:name="P400" style:family="paragraph" style:parent-style-name="Standard">
      <style:text-properties style:text-underline-style="none" officeooo:rsid="02171920" officeooo:paragraph-rsid="021cdc9e"/>
    </style:style>
    <style:style style:name="P401" style:family="paragraph" style:parent-style-name="Standard">
      <style:text-properties style:text-underline-style="none" officeooo:rsid="021f1be7" officeooo:paragraph-rsid="021cdc9e"/>
    </style:style>
    <style:style style:name="P402" style:family="paragraph" style:parent-style-name="Standard">
      <style:text-properties style:text-underline-style="none" officeooo:rsid="021f1be7" officeooo:paragraph-rsid="021f1be7"/>
    </style:style>
    <style:style style:name="P403" style:family="paragraph" style:parent-style-name="Standard">
      <style:text-properties style:text-underline-style="none" officeooo:rsid="021f1be7" officeooo:paragraph-rsid="021fd7cd"/>
    </style:style>
    <style:style style:name="P404" style:family="paragraph" style:parent-style-name="Standard">
      <style:text-properties style:text-underline-style="none" officeooo:rsid="022483a9" officeooo:paragraph-rsid="02293be0"/>
    </style:style>
    <style:style style:name="P405" style:family="paragraph" style:parent-style-name="Standard">
      <style:text-properties style:text-underline-style="none" officeooo:rsid="0229aa80" officeooo:paragraph-rsid="0229aa80"/>
    </style:style>
    <style:style style:name="P406" style:family="paragraph" style:parent-style-name="Standard">
      <style:text-properties style:text-underline-style="none" officeooo:rsid="022bb42f" officeooo:paragraph-rsid="022bb42f"/>
    </style:style>
    <style:style style:name="P407" style:family="paragraph" style:parent-style-name="Standard">
      <style:text-properties style:text-underline-style="none" officeooo:rsid="022d6cce" officeooo:paragraph-rsid="022d6cce"/>
    </style:style>
    <style:style style:name="P408" style:family="paragraph" style:parent-style-name="Standard">
      <style:text-properties style:text-underline-style="none" officeooo:rsid="022dfc38" officeooo:paragraph-rsid="022dfc38"/>
    </style:style>
    <style:style style:name="P409" style:family="paragraph" style:parent-style-name="Standard">
      <style:text-properties style:text-underline-style="none" officeooo:rsid="0234831f" officeooo:paragraph-rsid="0234831f"/>
    </style:style>
    <style:style style:name="P410" style:family="paragraph" style:parent-style-name="Standard">
      <style:text-properties style:text-underline-style="none" officeooo:rsid="02373184" officeooo:paragraph-rsid="02373184"/>
    </style:style>
    <style:style style:name="P411" style:family="paragraph" style:parent-style-name="Standard">
      <style:text-properties style:text-underline-style="none" officeooo:rsid="02405505" officeooo:paragraph-rsid="02405505"/>
    </style:style>
    <style:style style:name="P412" style:family="paragraph" style:parent-style-name="Standard">
      <style:text-properties style:text-underline-style="none" officeooo:rsid="02421f03" officeooo:paragraph-rsid="02421f03"/>
    </style:style>
    <style:style style:name="P413" style:family="paragraph" style:parent-style-name="Standard">
      <style:text-properties style:text-underline-style="none" officeooo:rsid="0243a799" officeooo:paragraph-rsid="0243a799"/>
    </style:style>
    <style:style style:name="P414" style:family="paragraph" style:parent-style-name="Standard">
      <style:text-properties style:text-underline-style="none" officeooo:rsid="0243f377" officeooo:paragraph-rsid="0243f377"/>
    </style:style>
    <style:style style:name="P415" style:family="paragraph" style:parent-style-name="Standard">
      <style:text-properties style:text-underline-style="none" officeooo:rsid="02460bae" officeooo:paragraph-rsid="0248e285"/>
    </style:style>
    <style:style style:name="P416" style:family="paragraph" style:parent-style-name="Standard">
      <style:text-properties style:text-underline-style="none" officeooo:rsid="024cc93a" officeooo:paragraph-rsid="024cc93a"/>
    </style:style>
    <style:style style:name="P417" style:family="paragraph" style:parent-style-name="Standard">
      <style:text-properties style:text-underline-style="none" officeooo:rsid="021f526a" officeooo:paragraph-rsid="021fd7cd"/>
    </style:style>
    <style:style style:name="P418" style:family="paragraph" style:parent-style-name="Standard">
      <style:text-properties style:text-underline-style="none" officeooo:rsid="02275409" officeooo:paragraph-rsid="02293be0"/>
    </style:style>
    <style:style style:name="P419" style:family="paragraph" style:parent-style-name="Standard">
      <style:text-properties style:text-underline-style="none" officeooo:rsid="023a0a8e" officeooo:paragraph-rsid="023b5396"/>
    </style:style>
    <style:style style:name="P420" style:family="paragraph" style:parent-style-name="Standard">
      <style:text-properties style:text-underline-style="none" officeooo:rsid="023b5396" officeooo:paragraph-rsid="023da16b"/>
    </style:style>
    <style:style style:name="P421" style:family="paragraph" style:parent-style-name="Standard">
      <style:text-properties style:text-underline-style="none" officeooo:rsid="023da16b" officeooo:paragraph-rsid="023da16b"/>
    </style:style>
    <style:style style:name="P422" style:family="paragraph" style:parent-style-name="Standard">
      <style:text-properties style:text-underline-style="none" officeooo:rsid="02554bbb" officeooo:paragraph-rsid="02554bbb"/>
    </style:style>
    <style:style style:name="P423" style:family="paragraph" style:parent-style-name="Standard">
      <style:text-properties style:text-underline-style="none" officeooo:rsid="02554bbb" officeooo:paragraph-rsid="02b59db5"/>
    </style:style>
    <style:style style:name="P424" style:family="paragraph" style:parent-style-name="Standard">
      <style:text-properties style:text-underline-style="none" officeooo:rsid="02582cf7" officeooo:paragraph-rsid="02582cf7"/>
    </style:style>
    <style:style style:name="P425" style:family="paragraph" style:parent-style-name="Standard">
      <style:text-properties style:text-underline-style="none" officeooo:rsid="025a8618" officeooo:paragraph-rsid="025a8618"/>
    </style:style>
    <style:style style:name="P426" style:family="paragraph" style:parent-style-name="Standard">
      <style:text-properties style:text-underline-style="none" officeooo:rsid="025e1076" officeooo:paragraph-rsid="025e1076"/>
    </style:style>
    <style:style style:name="P427" style:family="paragraph" style:parent-style-name="Standard">
      <style:text-properties style:text-underline-style="none" officeooo:rsid="02609358" officeooo:paragraph-rsid="02609358"/>
    </style:style>
    <style:style style:name="P428" style:family="paragraph" style:parent-style-name="Standard">
      <style:text-properties style:text-underline-style="none" officeooo:rsid="0267015f" officeooo:paragraph-rsid="0267015f"/>
    </style:style>
    <style:style style:name="P429" style:family="paragraph" style:parent-style-name="Standard">
      <style:text-properties style:text-underline-style="none" officeooo:rsid="026f7cb9" officeooo:paragraph-rsid="026f7cb9"/>
    </style:style>
    <style:style style:name="P430" style:family="paragraph" style:parent-style-name="Standard">
      <style:text-properties style:text-underline-style="none" officeooo:rsid="01f7609d" officeooo:paragraph-rsid="01f7609d"/>
    </style:style>
    <style:style style:name="P431" style:family="paragraph" style:parent-style-name="Standard">
      <style:text-properties style:text-underline-style="none" officeooo:rsid="0275de3e" officeooo:paragraph-rsid="0275de3e"/>
    </style:style>
    <style:style style:name="P432" style:family="paragraph" style:parent-style-name="Standard">
      <style:text-properties style:text-underline-style="none" officeooo:rsid="027ebbbf" officeooo:paragraph-rsid="027ebbbf"/>
    </style:style>
    <style:style style:name="P433" style:family="paragraph" style:parent-style-name="Standard">
      <style:text-properties style:text-underline-style="none" officeooo:rsid="02823f13" officeooo:paragraph-rsid="02823f13"/>
    </style:style>
    <style:style style:name="P434" style:family="paragraph" style:parent-style-name="Standard">
      <style:text-properties style:text-underline-style="none" officeooo:rsid="0282eb05" officeooo:paragraph-rsid="0282eb05"/>
    </style:style>
    <style:style style:name="P435" style:family="paragraph" style:parent-style-name="Standard">
      <style:text-properties style:text-underline-style="none" officeooo:rsid="028503d5" officeooo:paragraph-rsid="028503d5"/>
    </style:style>
    <style:style style:name="P436" style:family="paragraph" style:parent-style-name="Standard">
      <style:text-properties style:text-underline-style="none" officeooo:rsid="02872f3e" officeooo:paragraph-rsid="02872f3e"/>
    </style:style>
    <style:style style:name="P437" style:family="paragraph" style:parent-style-name="Standard">
      <style:text-properties style:text-underline-style="none" officeooo:rsid="0288ee3e" officeooo:paragraph-rsid="0288ee3e"/>
    </style:style>
    <style:style style:name="P438" style:family="paragraph" style:parent-style-name="Standard">
      <style:text-properties style:text-underline-style="none" officeooo:rsid="0288ee3e" officeooo:paragraph-rsid="028b6141"/>
    </style:style>
    <style:style style:name="P439" style:family="paragraph" style:parent-style-name="Standard">
      <style:text-properties style:text-underline-style="none" officeooo:rsid="028df5e5" officeooo:paragraph-rsid="028df5e5"/>
    </style:style>
    <style:style style:name="P440" style:family="paragraph" style:parent-style-name="Standard">
      <style:text-properties style:text-underline-style="none" officeooo:rsid="028fc0cb" officeooo:paragraph-rsid="028fc0cb"/>
    </style:style>
    <style:style style:name="P441" style:family="paragraph" style:parent-style-name="Standard">
      <style:text-properties style:text-underline-style="none" officeooo:rsid="02917bc0" officeooo:paragraph-rsid="02917bc0"/>
    </style:style>
    <style:style style:name="P442" style:family="paragraph" style:parent-style-name="Standard">
      <style:text-properties style:text-underline-style="none" officeooo:rsid="02985ebb" officeooo:paragraph-rsid="02985ebb"/>
    </style:style>
    <style:style style:name="P443" style:family="paragraph" style:parent-style-name="Standard">
      <style:text-properties style:text-underline-style="none" officeooo:rsid="029e7166" officeooo:paragraph-rsid="029e7166"/>
    </style:style>
    <style:style style:name="P444" style:family="paragraph" style:parent-style-name="Standard">
      <style:text-properties style:text-underline-style="none" officeooo:rsid="02a19da0" officeooo:paragraph-rsid="02a19da0"/>
    </style:style>
    <style:style style:name="P445" style:family="paragraph" style:parent-style-name="Standard">
      <style:text-properties style:text-underline-style="none" officeooo:rsid="02a1c971" officeooo:paragraph-rsid="02a19da0"/>
    </style:style>
    <style:style style:name="P446" style:family="paragraph" style:parent-style-name="Standard">
      <style:text-properties style:text-underline-style="none" officeooo:rsid="02a1c971" officeooo:paragraph-rsid="02a1c971"/>
    </style:style>
    <style:style style:name="P447" style:family="paragraph" style:parent-style-name="Standard">
      <style:text-properties style:text-underline-style="none" officeooo:rsid="02a2ac55" officeooo:paragraph-rsid="02a2ac55"/>
    </style:style>
    <style:style style:name="P448" style:family="paragraph" style:parent-style-name="Standard">
      <style:text-properties style:text-underline-style="none" officeooo:rsid="02a449b7" officeooo:paragraph-rsid="02a449b7"/>
    </style:style>
    <style:style style:name="P449" style:family="paragraph" style:parent-style-name="Standard">
      <style:text-properties style:text-underline-style="none" officeooo:rsid="02a539ad" officeooo:paragraph-rsid="02a539ad"/>
    </style:style>
    <style:style style:name="P450" style:family="paragraph" style:parent-style-name="Standard">
      <style:text-properties style:text-underline-style="none" officeooo:rsid="02a539ad" officeooo:paragraph-rsid="02b59db5"/>
    </style:style>
    <style:style style:name="P451" style:family="paragraph" style:parent-style-name="Standard">
      <style:text-properties style:text-underline-style="none" officeooo:rsid="02acafb7" officeooo:paragraph-rsid="02acafb7"/>
    </style:style>
    <style:style style:name="P452" style:family="paragraph" style:parent-style-name="Standard">
      <style:text-properties style:text-underline-style="none" officeooo:rsid="02ad155c" officeooo:paragraph-rsid="02ad155c"/>
    </style:style>
    <style:style style:name="P453" style:family="paragraph" style:parent-style-name="Standard">
      <style:text-properties style:text-underline-style="none" officeooo:rsid="02b0d51a" officeooo:paragraph-rsid="02b0d51a"/>
    </style:style>
    <style:style style:name="P454" style:family="paragraph" style:parent-style-name="Standard">
      <style:text-properties style:text-underline-style="none" officeooo:rsid="02b1e017" officeooo:paragraph-rsid="02b1e017"/>
    </style:style>
    <style:style style:name="P455" style:family="paragraph" style:parent-style-name="Standard">
      <style:text-properties style:text-underline-style="none" officeooo:rsid="02b59db5" officeooo:paragraph-rsid="02b59db5"/>
    </style:style>
    <style:style style:name="P456" style:family="paragraph" style:parent-style-name="Standard">
      <style:text-properties style:text-underline-style="none" officeooo:rsid="028b6141" officeooo:paragraph-rsid="028b6141"/>
    </style:style>
    <style:style style:name="P457" style:family="paragraph" style:parent-style-name="Standard">
      <style:text-properties style:text-underline-style="none" officeooo:rsid="02c3a05d" officeooo:paragraph-rsid="02c3a05d"/>
    </style:style>
    <style:style style:name="P458" style:family="paragraph" style:parent-style-name="Standard">
      <style:text-properties officeooo:rsid="0155e1d0" officeooo:paragraph-rsid="0155e1d0"/>
    </style:style>
    <style:style style:name="P459" style:family="paragraph" style:parent-style-name="Standard">
      <style:text-properties officeooo:rsid="015da505" officeooo:paragraph-rsid="015da505"/>
    </style:style>
    <style:style style:name="P460" style:family="paragraph" style:parent-style-name="Standard">
      <style:text-properties officeooo:rsid="015da505" officeooo:paragraph-rsid="01634278"/>
    </style:style>
    <style:style style:name="P461" style:family="paragraph" style:parent-style-name="Standard">
      <style:text-properties officeooo:rsid="0163d1ae" officeooo:paragraph-rsid="01647cf4"/>
    </style:style>
    <style:style style:name="P462" style:family="paragraph" style:parent-style-name="Standard">
      <style:text-properties officeooo:rsid="01685063" officeooo:paragraph-rsid="01685063"/>
    </style:style>
    <style:style style:name="P463" style:family="paragraph" style:parent-style-name="Standard">
      <style:text-properties officeooo:rsid="016f9990" officeooo:paragraph-rsid="016f9990"/>
    </style:style>
    <style:style style:name="P464" style:family="paragraph" style:parent-style-name="Standard">
      <style:text-properties officeooo:paragraph-rsid="01740323"/>
    </style:style>
    <style:style style:name="P465" style:family="paragraph" style:parent-style-name="Standard">
      <style:text-properties officeooo:rsid="017807ff" officeooo:paragraph-rsid="017807ff"/>
    </style:style>
    <style:style style:name="P466" style:family="paragraph" style:parent-style-name="Standard">
      <style:text-properties officeooo:rsid="017807ff" officeooo:paragraph-rsid="019a7305"/>
    </style:style>
    <style:style style:name="P467" style:family="paragraph" style:parent-style-name="Standard">
      <style:text-properties officeooo:rsid="0179cc63" officeooo:paragraph-rsid="0179cc63"/>
    </style:style>
    <style:style style:name="P468" style:family="paragraph" style:parent-style-name="Standard">
      <style:text-properties officeooo:rsid="017a1f77" officeooo:paragraph-rsid="017a1f77"/>
    </style:style>
    <style:style style:name="P469" style:family="paragraph" style:parent-style-name="Standard">
      <style:text-properties officeooo:rsid="017ee1af" officeooo:paragraph-rsid="017ee1af"/>
    </style:style>
    <style:style style:name="P470" style:family="paragraph" style:parent-style-name="Standard">
      <style:text-properties officeooo:rsid="01803104" officeooo:paragraph-rsid="01803104"/>
    </style:style>
    <style:style style:name="P471" style:family="paragraph" style:parent-style-name="Standard">
      <style:text-properties officeooo:rsid="01833d9c" officeooo:paragraph-rsid="018408a6"/>
    </style:style>
    <style:style style:name="P472" style:family="paragraph" style:parent-style-name="Standard">
      <style:text-properties officeooo:rsid="0185efae" officeooo:paragraph-rsid="0185efae"/>
    </style:style>
    <style:style style:name="P473" style:family="paragraph" style:parent-style-name="Standard">
      <style:text-properties officeooo:rsid="018f810a" officeooo:paragraph-rsid="018f810a"/>
    </style:style>
    <style:style style:name="P474" style:family="paragraph" style:parent-style-name="Standard">
      <style:text-properties officeooo:rsid="01906a0b" officeooo:paragraph-rsid="01906a0b"/>
    </style:style>
    <style:style style:name="P475" style:family="paragraph" style:parent-style-name="Standard">
      <style:text-properties officeooo:rsid="0191911d" officeooo:paragraph-rsid="0191911d"/>
    </style:style>
    <style:style style:name="P476" style:family="paragraph" style:parent-style-name="Standard">
      <style:text-properties officeooo:rsid="01a18cf5" officeooo:paragraph-rsid="01a18cf5"/>
    </style:style>
    <style:style style:name="P477"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78" style:family="paragraph" style:parent-style-name="Standard">
      <style:text-properties officeooo:paragraph-rsid="01cc30fd"/>
    </style:style>
    <style:style style:name="P479" style:family="paragraph" style:parent-style-name="Standard">
      <style:text-properties officeooo:paragraph-rsid="01cde386"/>
    </style:style>
    <style:style style:name="P480" style:family="paragraph" style:parent-style-name="Standard">
      <style:text-properties fo:font-size="10pt" style:text-underline-style="none" officeooo:rsid="021cdc9e" officeooo:paragraph-rsid="021cdc9e" style:font-size-asian="10pt" style:font-size-complex="10pt"/>
    </style:style>
    <style:style style:name="P481" style:family="paragraph" style:parent-style-name="Standard">
      <style:text-properties fo:font-size="10pt" style:text-underline-style="none" officeooo:rsid="0267015f" officeooo:paragraph-rsid="0267015f" style:font-size-asian="10pt" style:font-size-complex="10pt"/>
    </style:style>
    <style:style style:name="P482" style:family="paragraph" style:parent-style-name="Standard">
      <style:text-properties fo:font-size="10pt" style:text-underline-style="none" officeooo:rsid="02554bbb" officeooo:paragraph-rsid="02554bbb" style:font-size-asian="10pt" style:font-size-complex="10pt"/>
    </style:style>
    <style:style style:name="P483" style:family="paragraph" style:parent-style-name="Standard">
      <style:text-properties fo:font-size="10pt" style:text-underline-style="none" officeooo:rsid="029e7166" officeooo:paragraph-rsid="029e7166" style:font-size-asian="10pt" style:font-size-complex="10pt"/>
    </style:style>
    <style:style style:name="P484" style:family="paragraph" style:parent-style-name="Standard">
      <style:text-properties fo:font-size="10pt" style:text-underline-style="none" officeooo:rsid="02a539ad" officeooo:paragraph-rsid="02a539ad" style:font-size-asian="10pt" style:font-size-complex="10pt"/>
    </style:style>
    <style:style style:name="P485"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86"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487"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489" style:family="paragraph" style:parent-style-name="Standard">
      <style:text-properties officeooo:rsid="01814b18" officeooo:paragraph-rsid="01814b18"/>
    </style:style>
    <style:style style:name="P490" style:family="paragraph" style:parent-style-name="Standard">
      <style:text-properties officeooo:rsid="02bb31d8" officeooo:paragraph-rsid="02bb31d8"/>
    </style:style>
    <style:style style:name="P491" style:family="paragraph" style:parent-style-name="Standard">
      <style:text-properties officeooo:rsid="02bd72f2" officeooo:paragraph-rsid="02bd72f2"/>
    </style:style>
    <style:style style:name="P49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493" style:family="paragraph" style:parent-style-name="Horizontal_20_Line">
      <style:text-properties officeooo:rsid="00d17b52"/>
    </style:style>
    <style:style style:name="P494" style:family="paragraph" style:parent-style-name="Horizontal_20_Line">
      <style:text-properties officeooo:rsid="014e5c4f"/>
    </style:style>
    <style:style style:name="P495" style:family="paragraph" style:parent-style-name="Horizontal_20_Line">
      <style:text-properties officeooo:paragraph-rsid="02fbf901"/>
    </style:style>
    <style:style style:name="P496" style:family="paragraph" style:parent-style-name="Standard" style:list-style-name="L1">
      <style:paragraph-properties fo:text-align="start" style:justify-single-word="false"/>
      <style:text-properties officeooo:rsid="00e7ed65" officeooo:paragraph-rsid="00e7ed65"/>
    </style:style>
    <style:style style:name="P497"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498" style:family="paragraph" style:parent-style-name="Standard" style:list-style-name="L3">
      <style:paragraph-properties fo:text-align="start" style:justify-single-word="false"/>
      <style:text-properties officeooo:rsid="010dd582" officeooo:paragraph-rsid="010dd582"/>
    </style:style>
    <style:style style:name="P499" style:family="paragraph" style:parent-style-name="Standard" style:list-style-name="L3">
      <style:paragraph-properties fo:text-align="start" style:justify-single-word="false"/>
      <style:text-properties officeooo:rsid="010e8ab3" officeooo:paragraph-rsid="010e8ab3"/>
    </style:style>
    <style:style style:name="P500" style:family="paragraph" style:parent-style-name="Standard" style:list-style-name="L3">
      <style:paragraph-properties fo:text-align="start" style:justify-single-word="false"/>
      <style:text-properties officeooo:rsid="010f0281" officeooo:paragraph-rsid="010f0281"/>
    </style:style>
    <style:style style:name="P501" style:family="paragraph" style:parent-style-name="Standard" style:list-style-name="L4">
      <style:paragraph-properties fo:text-align="start" style:justify-single-word="false"/>
      <style:text-properties officeooo:rsid="012a5711" officeooo:paragraph-rsid="012a5711"/>
    </style:style>
    <style:style style:name="P502" style:family="paragraph" style:parent-style-name="Standard" style:list-style-name="L4">
      <style:paragraph-properties fo:text-align="start" style:justify-single-word="false"/>
      <style:text-properties officeooo:rsid="012be6b1" officeooo:paragraph-rsid="012be6b1"/>
    </style:style>
    <style:style style:name="P503" style:family="paragraph" style:parent-style-name="Standard" style:list-style-name="L5"/>
    <style:style style:name="P504" style:family="paragraph" style:parent-style-name="Standard" style:list-style-name="L6">
      <style:text-properties officeooo:rsid="0153439f"/>
    </style:style>
    <style:style style:name="P505" style:family="paragraph" style:parent-style-name="Standard" style:list-style-name="L7">
      <style:text-properties style:text-underline-style="none" officeooo:rsid="01545c18" officeooo:paragraph-rsid="01545c18"/>
    </style:style>
    <style:style style:name="P506" style:family="paragraph" style:parent-style-name="Standard" style:list-style-name="L8">
      <style:text-properties style:text-underline-style="none" officeooo:rsid="0155e1d0" officeooo:paragraph-rsid="0155e1d0"/>
    </style:style>
    <style:style style:name="P507"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508"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509"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510"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511"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512"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513"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514"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515"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516" style:family="paragraph" style:parent-style-name="Standard" style:list-style-name="L12">
      <style:text-properties style:text-underline-style="none" officeooo:rsid="0195e5a6" officeooo:paragraph-rsid="0195e5a6"/>
    </style:style>
    <style:style style:name="P517" style:family="paragraph" style:parent-style-name="Standard" style:list-style-name="L12">
      <style:text-properties style:text-underline-style="none" officeooo:rsid="0196e9d3" officeooo:paragraph-rsid="0196e9d3"/>
    </style:style>
    <style:style style:name="P518" style:family="paragraph" style:parent-style-name="Standard" style:list-style-name="L13">
      <style:text-properties style:text-underline-style="none" officeooo:rsid="01ae85ef" officeooo:paragraph-rsid="01ae85ef"/>
    </style:style>
    <style:style style:name="P519" style:family="paragraph" style:parent-style-name="Standard" style:list-style-name="L14">
      <style:text-properties style:text-underline-style="none" officeooo:rsid="01c08350" officeooo:paragraph-rsid="01c0eba4"/>
    </style:style>
    <style:style style:name="P520" style:family="paragraph" style:parent-style-name="Standard" style:list-style-name="L14">
      <style:text-properties style:text-underline-style="none" officeooo:rsid="01c08350" officeooo:paragraph-rsid="01c08350"/>
    </style:style>
    <style:style style:name="P521" style:family="paragraph" style:parent-style-name="Standard" style:list-style-name="L15">
      <style:text-properties style:text-underline-style="none" officeooo:rsid="01fe367b" officeooo:paragraph-rsid="01fe367b"/>
    </style:style>
    <style:style style:name="P522" style:family="paragraph" style:parent-style-name="Standard" style:list-style-name="L16">
      <style:text-properties style:text-underline-style="none" officeooo:rsid="02108a77" officeooo:paragraph-rsid="02108a77"/>
    </style:style>
    <style:style style:name="P523" style:family="paragraph" style:parent-style-name="Standard" style:list-style-name="L16">
      <style:text-properties style:text-underline-style="none" officeooo:rsid="021150e7" officeooo:paragraph-rsid="021150e7"/>
    </style:style>
    <style:style style:name="P524" style:family="paragraph" style:parent-style-name="Standard" style:list-style-name="L16">
      <style:text-properties style:text-underline-style="none" officeooo:rsid="0214851b" officeooo:paragraph-rsid="0214851b"/>
    </style:style>
    <style:style style:name="P525" style:family="paragraph" style:parent-style-name="Standard" style:list-style-name="L16">
      <style:text-properties style:text-underline-style="none" officeooo:rsid="02171920" officeooo:paragraph-rsid="021c001e"/>
    </style:style>
    <style:style style:name="P526" style:family="paragraph" style:parent-style-name="Standard" style:list-style-name="L16">
      <style:text-properties style:text-underline-style="none" officeooo:rsid="021c001e" officeooo:paragraph-rsid="021cdc9e"/>
    </style:style>
    <style:style style:name="P527" style:family="paragraph" style:parent-style-name="Standard" style:list-style-name="L17">
      <style:text-properties style:text-underline-style="none" officeooo:rsid="024f27a5" officeooo:paragraph-rsid="024f27a5"/>
    </style:style>
    <style:style style:name="P528" style:family="paragraph" style:parent-style-name="Standard" style:list-style-name="L18">
      <style:text-properties style:text-underline-style="none" officeooo:rsid="01cea172" officeooo:paragraph-rsid="01cea172"/>
    </style:style>
    <style:style style:name="P529" style:family="paragraph" style:parent-style-name="Standard" style:list-style-name="L18">
      <style:text-properties style:text-underline-style="none" officeooo:rsid="01d09a92" officeooo:paragraph-rsid="01d09a92"/>
    </style:style>
    <style:style style:name="P530" style:family="paragraph" style:parent-style-name="Standard" style:list-style-name="L18">
      <style:text-properties style:text-underline-style="none" officeooo:rsid="01d24068" officeooo:paragraph-rsid="01d24068"/>
    </style:style>
    <style:style style:name="P531" style:family="paragraph" style:parent-style-name="Standard" style:list-style-name="L18">
      <style:text-properties style:text-underline-style="none" officeooo:rsid="01d31f69" officeooo:paragraph-rsid="01d31f69"/>
    </style:style>
    <style:style style:name="P532" style:family="paragraph" style:parent-style-name="Standard" style:list-style-name="L18">
      <style:text-properties style:text-underline-style="none" officeooo:rsid="0237b2c2" officeooo:paragraph-rsid="0237b2c2"/>
    </style:style>
    <style:style style:name="P533" style:family="paragraph" style:parent-style-name="Standard" style:list-style-name="L18">
      <style:text-properties style:text-underline-style="none" officeooo:rsid="01d38ed8" officeooo:paragraph-rsid="01d38ed8"/>
    </style:style>
    <style:style style:name="P534" style:family="paragraph" style:parent-style-name="Standard" style:list-style-name="L18">
      <style:text-properties style:text-underline-style="none" officeooo:rsid="01d3a307" officeooo:paragraph-rsid="01d3a307"/>
    </style:style>
    <style:style style:name="P535" style:family="paragraph" style:parent-style-name="Standard" style:list-style-name="L18">
      <style:text-properties style:text-underline-style="none" officeooo:rsid="01d58a53" officeooo:paragraph-rsid="01d6c33b"/>
    </style:style>
    <style:style style:name="P536" style:family="paragraph" style:parent-style-name="Standard" style:list-style-name="L19">
      <style:text-properties style:text-underline-style="none" officeooo:rsid="01f8815c" officeooo:paragraph-rsid="020ca7ce"/>
    </style:style>
    <style:style style:name="P537" style:family="paragraph" style:parent-style-name="Standard" style:list-style-name="L20">
      <style:text-properties style:text-underline-style="none" officeooo:rsid="02582cf7" officeooo:paragraph-rsid="02582cf7"/>
    </style:style>
    <style:style style:name="P538" style:family="paragraph" style:parent-style-name="Standard" style:list-style-name="L21">
      <style:text-properties style:text-underline-style="none" officeooo:rsid="02b59db5" officeooo:paragraph-rsid="02b59db5"/>
    </style:style>
    <style:style style:name="P539" style:family="paragraph" style:parent-style-name="Standard" style:list-style-name="L22">
      <style:text-properties style:text-underline-style="none" officeooo:rsid="02012c55" officeooo:paragraph-rsid="02359204"/>
    </style:style>
    <style:style style:name="P540" style:family="paragraph" style:parent-style-name="Standard" style:list-style-name="L22">
      <style:text-properties style:text-underline-style="none" officeooo:rsid="020486a0" officeooo:paragraph-rsid="02359204"/>
    </style:style>
    <style:style style:name="P541" style:family="paragraph" style:parent-style-name="Standard" style:list-style-name="L22">
      <style:text-properties style:text-underline-style="none" officeooo:rsid="0206ac12" officeooo:paragraph-rsid="02359204"/>
    </style:style>
    <style:style style:name="P542" style:family="paragraph" style:parent-style-name="Standard" style:list-style-name="L26">
      <style:text-properties style:text-underline-style="none" fo:font-weight="bold" officeooo:rsid="02e550fa" officeooo:paragraph-rsid="02fa19ff" style:font-weight-asian="bold" style:font-weight-complex="bold"/>
    </style:style>
    <style:style style:name="P543" style:family="paragraph" style:parent-style-name="Standard" style:list-style-name="L26">
      <style:text-properties style:text-underline-style="none" fo:font-weight="bold" officeooo:rsid="030224b8" officeooo:paragraph-rsid="030224b8" style:font-weight-asian="bold" style:font-weight-complex="bold"/>
    </style:style>
    <style:style style:name="P544" style:family="paragraph" style:parent-style-name="Standard" style:list-style-name="L26">
      <style:text-properties style:text-underline-style="none" fo:font-weight="bold" officeooo:rsid="030310f4" officeooo:paragraph-rsid="030310f4" style:font-weight-asian="bold" style:font-weight-complex="bold"/>
    </style:style>
    <style:style style:name="P545" style:family="paragraph" style:parent-style-name="Standard">
      <style:text-properties style:text-underline-style="none" fo:font-weight="bold" officeooo:rsid="02cb7b50" officeooo:paragraph-rsid="02cb7b50" style:font-weight-asian="bold" style:font-weight-complex="bold"/>
    </style:style>
    <style:style style:name="P546" style:family="paragraph" style:parent-style-name="Standard" style:list-style-name="L9">
      <style:text-properties officeooo:rsid="015f560c" officeooo:paragraph-rsid="016372d0"/>
    </style:style>
    <style:style style:name="P547" style:family="paragraph" style:parent-style-name="Standard" style:list-style-name="L10">
      <style:text-properties officeooo:rsid="0169e75f" officeooo:paragraph-rsid="01c7f7a9"/>
    </style:style>
    <style:style style:name="P548" style:family="paragraph" style:parent-style-name="Standard" style:list-style-name="L10">
      <style:text-properties officeooo:rsid="016a5695" officeooo:paragraph-rsid="016a5695"/>
    </style:style>
    <style:style style:name="P549" style:family="paragraph" style:parent-style-name="Standard" style:list-style-name="L10">
      <style:text-properties officeooo:rsid="016c0580" officeooo:paragraph-rsid="016c0580"/>
    </style:style>
    <style:style style:name="P550" style:family="paragraph" style:parent-style-name="Standard" style:list-style-name="L24">
      <style:text-properties officeooo:paragraph-rsid="02e88823"/>
    </style:style>
    <style:style style:name="P551" style:family="paragraph" style:parent-style-name="Standard" style:list-style-name="L24">
      <style:text-properties officeooo:rsid="02e88823" officeooo:paragraph-rsid="02e8882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5cdac"/>
    </style:style>
    <style:style style:name="T49" style:family="text">
      <style:text-properties style:text-underline-style="solid" style:text-underline-width="auto" style:text-underline-color="font-color" officeooo:rsid="004314d7"/>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a513df" style:font-weight-asian="bold" style:font-weight-complex="bold"/>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normal" officeooo:rsid="00a1731a" style:font-weight-asian="normal" style:font-weight-complex="normal"/>
    </style:style>
    <style:style style:name="T54" style:family="text">
      <style:text-properties style:text-underline-style="solid" style:text-underline-width="auto" style:text-underline-color="font-color" fo:font-weight="normal" officeooo:rsid="00f7ca38" style:font-weight-asian="normal" style:font-weight-complex="normal"/>
    </style:style>
    <style:style style:name="T55" style:family="text">
      <style:text-properties style:text-underline-style="solid" style:text-underline-width="auto" style:text-underline-color="font-color" fo:font-weight="normal" officeooo:rsid="00f8de94" style:font-weight-asian="normal" style:font-weight-complex="normal"/>
    </style:style>
    <style:style style:name="T56" style:family="text">
      <style:text-properties style:text-underline-style="solid" style:text-underline-width="auto" style:text-underline-color="font-color" fo:font-weight="normal" officeooo:rsid="0197446c" style:font-weight-asian="normal" style:font-weight-complex="normal"/>
    </style:style>
    <style:style style:name="T57" style:family="text">
      <style:text-properties style:text-underline-style="solid" style:text-underline-width="auto" style:text-underline-color="font-color" fo:font-weight="normal" officeooo:rsid="019d1b66" style:font-weight-asian="normal" style:font-weight-complex="normal"/>
    </style:style>
    <style:style style:name="T58" style:family="text">
      <style:text-properties style:text-underline-style="solid" style:text-underline-width="auto" style:text-underline-color="font-color" officeooo:rsid="00b1104a"/>
    </style:style>
    <style:style style:name="T59" style:family="text">
      <style:text-properties style:text-underline-style="solid" style:text-underline-width="auto" style:text-underline-color="font-color" officeooo:rsid="00ba752b"/>
    </style:style>
    <style:style style:name="T60" style:family="text">
      <style:text-properties style:text-underline-style="solid" style:text-underline-width="auto" style:text-underline-color="font-color" officeooo:rsid="00e906a0"/>
    </style:style>
    <style:style style:name="T61" style:family="text">
      <style:text-properties style:text-underline-style="solid" style:text-underline-width="auto" style:text-underline-color="font-color" officeooo:rsid="00f0da8a"/>
    </style:style>
    <style:style style:name="T62" style:family="text">
      <style:text-properties style:text-underline-style="solid" style:text-underline-width="auto" style:text-underline-color="font-color" officeooo:rsid="00f8de94"/>
    </style:style>
    <style:style style:name="T63" style:family="text">
      <style:text-properties style:text-underline-style="solid" style:text-underline-width="auto" style:text-underline-color="font-color" officeooo:rsid="0108a272"/>
    </style:style>
    <style:style style:name="T64" style:family="text">
      <style:text-properties style:text-underline-style="solid" style:text-underline-width="auto" style:text-underline-color="font-color" officeooo:rsid="01148a13"/>
    </style:style>
    <style:style style:name="T65" style:family="text">
      <style:text-properties style:text-underline-style="solid" style:text-underline-width="auto" style:text-underline-color="font-color" officeooo:rsid="01185d6e"/>
    </style:style>
    <style:style style:name="T66" style:family="text">
      <style:text-properties style:text-underline-style="solid" style:text-underline-width="auto" style:text-underline-color="font-color" officeooo:rsid="02138328"/>
    </style:style>
    <style:style style:name="T67" style:family="text">
      <style:text-properties style:text-underline-style="solid" style:text-underline-width="auto" style:text-underline-color="font-color" officeooo:rsid="021150e7"/>
    </style:style>
    <style:style style:name="T68" style:family="text">
      <style:text-properties style:text-underline-style="solid" style:text-underline-width="auto" style:text-underline-color="font-color" officeooo:rsid="021fd7cd"/>
    </style:style>
    <style:style style:name="T69" style:family="text">
      <style:text-properties style:text-underline-style="solid" style:text-underline-width="auto" style:text-underline-color="font-color" officeooo:rsid="02371332"/>
    </style:style>
    <style:style style:name="T70" style:family="text">
      <style:text-properties officeooo:rsid="0005cdac"/>
    </style:style>
    <style:style style:name="T71" style:family="text">
      <style:text-properties officeooo:rsid="00076495"/>
    </style:style>
    <style:style style:name="T72" style:family="text">
      <style:text-properties officeooo:rsid="000a2e1b"/>
    </style:style>
    <style:style style:name="T73" style:family="text">
      <style:text-properties officeooo:rsid="000f5713"/>
    </style:style>
    <style:style style:name="T74" style:family="text">
      <style:text-properties officeooo:rsid="00128b20"/>
    </style:style>
    <style:style style:name="T75" style:family="text">
      <style:text-properties officeooo:rsid="0012e13a"/>
    </style:style>
    <style:style style:name="T76" style:family="text">
      <style:text-properties fo:font-style="italic" style:font-style-asian="italic" style:font-style-complex="italic"/>
    </style:style>
    <style:style style:name="T77" style:family="text">
      <style:text-properties fo:font-style="italic" officeooo:rsid="004314d7" style:font-style-asian="italic" style:font-style-complex="italic"/>
    </style:style>
    <style:style style:name="T78" style:family="text">
      <style:text-properties fo:font-style="italic" officeooo:rsid="02479c07"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2d946e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163b10" style:font-style-asian="normal" style:font-style-complex="normal"/>
    </style:style>
    <style:style style:name="T85" style:family="text">
      <style:text-properties fo:font-style="normal" officeooo:rsid="00182247" style:font-style-asian="normal" style:font-style-complex="normal"/>
    </style:style>
    <style:style style:name="T86" style:family="text">
      <style:text-properties fo:font-style="normal" officeooo:rsid="0019bb5b" style:font-style-asian="normal" style:font-style-complex="normal"/>
    </style:style>
    <style:style style:name="T87" style:family="text">
      <style:text-properties fo:font-style="normal" officeooo:rsid="001db52d" style:font-style-asian="normal" style:font-style-complex="normal"/>
    </style:style>
    <style:style style:name="T88" style:family="text">
      <style:text-properties fo:font-style="normal" officeooo:rsid="002b15ce"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1d094" style:font-style-asian="normal" style:font-weight-asian="normal" style:font-style-complex="normal" style:font-weight-complex="normal"/>
    </style:style>
    <style:style style:name="T92" style:family="text">
      <style:text-properties fo:font-style="normal" fo:font-weight="normal" officeooo:rsid="0022c047" style:font-style-asian="normal" style:font-weight-asian="normal" style:font-style-complex="normal" style:font-weight-complex="normal"/>
    </style:style>
    <style:style style:name="T93" style:family="text">
      <style:text-properties fo:font-style="normal" fo:font-weight="normal" officeooo:rsid="002998c0" style:font-style-asian="normal" style:font-weight-asian="normal" style:font-style-complex="normal" style:font-weight-complex="normal"/>
    </style:style>
    <style:style style:name="T94" style:family="text">
      <style:text-properties fo:font-style="normal" fo:font-weight="normal" officeooo:rsid="002a7ceb" style:font-style-asian="normal" style:font-weight-asian="normal" style:font-style-complex="normal" style:font-weight-complex="normal"/>
    </style:style>
    <style:style style:name="T95" style:family="text">
      <style:text-properties fo:font-style="normal" fo:font-weight="normal" officeooo:rsid="002b9c88" style:font-style-asian="normal" style:font-weight-asian="normal" style:font-style-complex="normal" style:font-weight-complex="normal"/>
    </style:style>
    <style:style style:name="T96" style:family="text">
      <style:text-properties fo:font-style="normal" fo:font-weight="normal" officeooo:rsid="002d7e7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officeooo:rsid="00146dca"/>
    </style:style>
    <style:style style:name="T101" style:family="text">
      <style:text-properties style:text-underline-style="none"/>
    </style:style>
    <style:style style:name="T102" style:family="text">
      <style:text-properties style:text-underline-style="none" officeooo:rsid="00146dca"/>
    </style:style>
    <style:style style:name="T103" style:family="text">
      <style:text-properties style:text-underline-style="none" officeooo:rsid="00919671"/>
    </style:style>
    <style:style style:name="T104" style:family="text">
      <style:text-properties style:text-underline-style="none" officeooo:rsid="01254446"/>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15e8f8b" style:font-weight-asian="bold" style:font-weight-complex="bold"/>
    </style:style>
    <style:style style:name="T107" style:family="text">
      <style:text-properties style:text-underline-style="none" fo:font-weight="bold" officeooo:rsid="01647cf4" style:font-weight-asian="bold" style:font-weight-complex="bold"/>
    </style:style>
    <style:style style:name="T108" style:family="text">
      <style:text-properties style:text-underline-style="none" fo:font-weight="bold" officeooo:rsid="016dd649" style:font-weight-asian="bold" style:font-weight-complex="bold"/>
    </style:style>
    <style:style style:name="T109" style:family="text">
      <style:text-properties style:text-underline-style="none" fo:font-weight="bold" officeooo:rsid="017c0ea9" style:font-weight-asian="bold" style:font-weight-complex="bold"/>
    </style:style>
    <style:style style:name="T110" style:family="text">
      <style:text-properties style:text-underline-style="none" fo:font-weight="bold" officeooo:rsid="018408a6" style:font-weight-asian="bold" style:font-weight-complex="bold"/>
    </style:style>
    <style:style style:name="T111" style:family="text">
      <style:text-properties style:text-underline-style="none" fo:font-weight="bold" officeooo:rsid="01cc38c9" style:font-weight-asian="bold" style:font-weight-complex="bold"/>
    </style:style>
    <style:style style:name="T112" style:family="text">
      <style:text-properties style:text-underline-style="none" fo:font-weight="bold" officeooo:rsid="02bb8a9c" style:font-weight-asian="bold" style:font-weight-complex="bold"/>
    </style:style>
    <style:style style:name="T113" style:family="text">
      <style:text-properties style:text-underline-style="none" fo:font-weight="bold" officeooo:rsid="02e88823" style:font-weight-asian="bold" style:font-weight-complex="bold"/>
    </style:style>
    <style:style style:name="T114" style:family="text">
      <style:text-properties style:text-underline-style="none" fo:font-weight="bold" officeooo:rsid="02e6da4f" style:font-weight-asian="bold" style:font-weight-complex="bold"/>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15e8f8b" style:font-weight-asian="normal" style:font-weight-complex="normal"/>
    </style:style>
    <style:style style:name="T117" style:family="text">
      <style:text-properties style:text-underline-style="none" fo:font-weight="normal" officeooo:rsid="0162092c" style:font-weight-asian="normal" style:font-weight-complex="normal"/>
    </style:style>
    <style:style style:name="T118" style:family="text">
      <style:text-properties style:text-underline-style="none" fo:font-weight="normal" officeooo:rsid="016372d0" style:font-weight-asian="normal" style:font-weight-complex="normal"/>
    </style:style>
    <style:style style:name="T119" style:family="text">
      <style:text-properties style:text-underline-style="none" fo:font-weight="normal" officeooo:rsid="01647cf4" style:font-weight-asian="normal" style:font-weight-complex="normal"/>
    </style:style>
    <style:style style:name="T120" style:family="text">
      <style:text-properties style:text-underline-style="none" fo:font-weight="normal" officeooo:rsid="01664fe1" style:font-weight-asian="normal" style:font-weight-complex="normal"/>
    </style:style>
    <style:style style:name="T121" style:family="text">
      <style:text-properties style:text-underline-style="none" fo:font-weight="normal" officeooo:rsid="01677828" style:font-weight-asian="normal" style:font-weight-complex="normal"/>
    </style:style>
    <style:style style:name="T122" style:family="text">
      <style:text-properties style:text-underline-style="none" fo:font-weight="normal" officeooo:rsid="0169e75f" style:font-weight-asian="normal" style:font-weight-complex="normal"/>
    </style:style>
    <style:style style:name="T123" style:family="text">
      <style:text-properties style:text-underline-style="none" fo:font-weight="normal" officeooo:rsid="016c0580" style:font-weight-asian="normal" style:font-weight-complex="normal"/>
    </style:style>
    <style:style style:name="T124" style:family="text">
      <style:text-properties style:text-underline-style="none" fo:font-weight="normal" officeooo:rsid="016dd649" style:font-weight-asian="normal" style:font-weight-complex="normal"/>
    </style:style>
    <style:style style:name="T125" style:family="text">
      <style:text-properties style:text-underline-style="none" fo:font-weight="normal" officeooo:rsid="01729f86" style:font-weight-asian="normal" style:font-weight-complex="normal"/>
    </style:style>
    <style:style style:name="T126" style:family="text">
      <style:text-properties style:text-underline-style="none" fo:font-weight="normal" officeooo:rsid="01740323" style:font-weight-asian="normal" style:font-weight-complex="normal"/>
    </style:style>
    <style:style style:name="T127" style:family="text">
      <style:text-properties style:text-underline-style="none" fo:font-weight="normal" officeooo:rsid="019a7305" style:font-weight-asian="normal" style:font-weight-complex="normal"/>
    </style:style>
    <style:style style:name="T128" style:family="text">
      <style:text-properties style:text-underline-style="none" fo:font-weight="normal" officeooo:rsid="019d1b66" style:font-weight-asian="normal" style:font-weight-complex="normal"/>
    </style:style>
    <style:style style:name="T129" style:family="text">
      <style:text-properties style:text-underline-style="none" fo:font-weight="normal" officeooo:rsid="01a24ffa" style:font-weight-asian="normal" style:font-weight-complex="normal"/>
    </style:style>
    <style:style style:name="T130" style:family="text">
      <style:text-properties style:text-underline-style="none" fo:font-weight="normal" officeooo:rsid="01a40e24" style:font-weight-asian="normal" style:font-weight-complex="normal"/>
    </style:style>
    <style:style style:name="T131" style:family="text">
      <style:text-properties style:text-underline-style="none" fo:font-weight="normal" officeooo:rsid="01a78df9" style:font-weight-asian="normal" style:font-weight-complex="normal"/>
    </style:style>
    <style:style style:name="T132" style:family="text">
      <style:text-properties style:text-underline-style="none" fo:font-weight="normal" officeooo:rsid="01e84f20" style:font-weight-asian="normal" style:font-weight-complex="normal"/>
    </style:style>
    <style:style style:name="T133" style:family="text">
      <style:text-properties style:text-underline-style="none" fo:font-weight="normal" officeooo:rsid="02bb8a9c" style:font-weight-asian="normal" style:font-weight-complex="normal"/>
    </style:style>
    <style:style style:name="T134" style:family="text">
      <style:text-properties style:text-underline-style="none" fo:font-weight="normal" officeooo:rsid="02e6da4f" style:font-weight-asian="normal" style:font-weight-complex="normal"/>
    </style:style>
    <style:style style:name="T135" style:family="text">
      <style:text-properties style:text-underline-style="none" fo:font-weight="normal" officeooo:rsid="02e88823" style:font-weight-asian="normal" style:font-weight-complex="normal"/>
    </style:style>
    <style:style style:name="T136" style:family="text">
      <style:text-properties style:text-underline-style="none" officeooo:rsid="018408a6"/>
    </style:style>
    <style:style style:name="T137" style:family="text">
      <style:text-properties style:text-underline-style="none" officeooo:rsid="01847271"/>
    </style:style>
    <style:style style:name="T138" style:family="text">
      <style:text-properties style:text-underline-style="none" officeooo:rsid="01879181"/>
    </style:style>
    <style:style style:name="T139" style:family="text">
      <style:text-properties style:text-underline-style="none" officeooo:rsid="018817ce"/>
    </style:style>
    <style:style style:name="T140" style:family="text">
      <style:text-properties style:text-underline-style="none" officeooo:rsid="01c4e542"/>
    </style:style>
    <style:style style:name="T141" style:family="text">
      <style:text-properties style:text-underline-style="none" officeooo:rsid="01c57582"/>
    </style:style>
    <style:style style:name="T142" style:family="text">
      <style:text-properties style:text-underline-style="none" officeooo:rsid="01c2277a"/>
    </style:style>
    <style:style style:name="T143" style:family="text">
      <style:text-properties style:text-underline-style="none" officeooo:rsid="01c4137c"/>
    </style:style>
    <style:style style:name="T144" style:family="text">
      <style:text-properties style:text-underline-style="none" officeooo:rsid="01cc38c9"/>
    </style:style>
    <style:style style:name="T145" style:family="text">
      <style:text-properties style:text-underline-style="none" officeooo:rsid="0155e1d0"/>
    </style:style>
    <style:style style:name="T146" style:family="text">
      <style:text-properties fo:font-weight="normal" style:font-weight-asian="normal" style:font-weight-complex="normal"/>
    </style:style>
    <style:style style:name="T147" style:family="text">
      <style:text-properties fo:font-weight="normal" officeooo:rsid="0022c047" style:font-weight-asian="normal" style:font-weight-complex="normal"/>
    </style:style>
    <style:style style:name="T148" style:family="text">
      <style:text-properties fo:font-weight="normal" officeooo:rsid="003053ac" style:font-weight-asian="normal" style:font-weight-complex="normal"/>
    </style:style>
    <style:style style:name="T149" style:family="text">
      <style:text-properties fo:font-weight="normal" officeooo:rsid="0031df3b" style:font-weight-asian="normal" style:font-weight-complex="normal"/>
    </style:style>
    <style:style style:name="T150" style:family="text">
      <style:text-properties fo:font-weight="normal" officeooo:rsid="0044b399" style:font-weight-asian="normal" style:font-weight-complex="normal"/>
    </style:style>
    <style:style style:name="T151" style:family="text">
      <style:text-properties fo:font-weight="normal" officeooo:rsid="00518d65" style:font-weight-asian="normal" style:font-weight-complex="normal"/>
    </style:style>
    <style:style style:name="T152" style:family="text">
      <style:text-properties fo:font-weight="normal" officeooo:rsid="005380ff" style:font-weight-asian="normal" style:font-weight-complex="normal"/>
    </style:style>
    <style:style style:name="T153" style:family="text">
      <style:text-properties fo:font-weight="normal" officeooo:rsid="005e9b84" style:font-weight-asian="normal" style:font-weight-complex="normal"/>
    </style:style>
    <style:style style:name="T154" style:family="text">
      <style:text-properties fo:font-weight="normal" officeooo:rsid="006b10fb" style:font-weight-asian="normal" style:font-weight-complex="normal"/>
    </style:style>
    <style:style style:name="T155" style:family="text">
      <style:text-properties fo:font-weight="normal" officeooo:rsid="007c4e80" style:font-weight-asian="normal" style:font-weight-complex="normal"/>
    </style:style>
    <style:style style:name="T156" style:family="text">
      <style:text-properties fo:font-weight="normal" officeooo:rsid="007cb946" style:font-weight-asian="normal" style:font-weight-complex="normal"/>
    </style:style>
    <style:style style:name="T157" style:family="text">
      <style:text-properties fo:font-weight="normal" officeooo:rsid="008ca15c" style:font-weight-asian="normal" style:font-weight-complex="normal"/>
    </style:style>
    <style:style style:name="T158" style:family="text">
      <style:text-properties fo:font-weight="normal" officeooo:rsid="009197e1" style:font-weight-asian="normal" style:font-weight-complex="normal"/>
    </style:style>
    <style:style style:name="T159" style:family="text">
      <style:text-properties fo:font-weight="normal" officeooo:rsid="00937777" style:font-weight-asian="normal" style:font-weight-complex="normal"/>
    </style:style>
    <style:style style:name="T160" style:family="text">
      <style:text-properties fo:font-weight="normal" officeooo:rsid="00a7d2da" style:font-weight-asian="normal" style:font-weight-complex="normal"/>
    </style:style>
    <style:style style:name="T161" style:family="text">
      <style:text-properties fo:font-weight="normal" officeooo:rsid="00a1731a" style:font-weight-asian="normal" style:font-weight-complex="normal"/>
    </style:style>
    <style:style style:name="T162" style:family="text">
      <style:text-properties fo:font-weight="normal" officeooo:rsid="00b999db" style:font-weight-asian="normal" style:font-weight-complex="normal"/>
    </style:style>
    <style:style style:name="T163" style:family="text">
      <style:text-properties fo:font-weight="normal" officeooo:rsid="00d25814" style:font-weight-asian="normal" style:font-weight-complex="normal"/>
    </style:style>
    <style:style style:name="T164" style:family="text">
      <style:text-properties fo:font-weight="normal" officeooo:rsid="00f73174" style:font-weight-asian="normal" style:font-weight-complex="normal"/>
    </style:style>
    <style:style style:name="T165" style:family="text">
      <style:text-properties fo:font-weight="normal" officeooo:rsid="0153822b" style:font-weight-asian="normal" style:font-weight-complex="normal"/>
    </style:style>
    <style:style style:name="T166" style:family="text">
      <style:text-properties fo:font-weight="normal" officeooo:rsid="01538a9b" style:font-weight-asian="normal" style:font-weight-complex="normal"/>
    </style:style>
    <style:style style:name="T167" style:family="text">
      <style:text-properties fo:font-weight="normal" officeooo:rsid="022fad42" style:font-weight-asian="normal" style:font-weight-complex="normal"/>
    </style:style>
    <style:style style:name="T168" style:family="text">
      <style:text-properties fo:font-weight="normal" officeooo:rsid="023a0a8e" style:font-weight-asian="normal" style:font-weight-complex="normal"/>
    </style:style>
    <style:style style:name="T169" style:family="text">
      <style:text-properties fo:font-weight="normal" officeooo:rsid="0256cf70" style:font-weight-asian="normal" style:font-weight-complex="normal"/>
    </style:style>
    <style:style style:name="T170" style:family="text">
      <style:text-properties fo:font-weight="normal" officeooo:rsid="02573a8d" style:font-weight-asian="normal" style:font-weight-complex="normal"/>
    </style:style>
    <style:style style:name="T171" style:family="text">
      <style:text-properties fo:font-weight="normal" officeooo:rsid="026b8f11" style:font-weight-asian="normal" style:font-weight-complex="normal"/>
    </style:style>
    <style:style style:name="T172" style:family="text">
      <style:text-properties fo:font-weight="normal" officeooo:rsid="028fc0cb" style:font-weight-asian="normal" style:font-weight-complex="normal"/>
    </style:style>
    <style:style style:name="T173" style:family="text">
      <style:text-properties fo:font-weight="normal" officeooo:rsid="02f187ad" style:font-weight-asian="normal" style:font-weight-complex="normal"/>
    </style:style>
    <style:style style:name="T174" style:family="text">
      <style:text-properties fo:font-weight="normal" officeooo:rsid="02f792a2" style:font-weight-asian="normal" style:font-weight-complex="normal"/>
    </style:style>
    <style:style style:name="T175" style:family="text">
      <style:text-properties fo:font-weight="normal" officeooo:rsid="02f919df" style:font-weight-asian="normal" style:font-weight-complex="normal"/>
    </style:style>
    <style:style style:name="T176" style:family="text">
      <style:text-properties fo:font-weight="normal" officeooo:rsid="02f93bb1" style:font-weight-asian="normal" style:font-weight-complex="normal"/>
    </style:style>
    <style:style style:name="T177" style:family="text">
      <style:text-properties fo:font-weight="normal" officeooo:rsid="02ef8c05" style:font-weight-asian="normal" style:font-weight-complex="normal"/>
    </style:style>
    <style:style style:name="T178" style:family="text">
      <style:text-properties fo:font-weight="normal" officeooo:rsid="02ffa5f0" style:font-weight-asian="normal" style:font-weight-complex="normal"/>
    </style:style>
    <style:style style:name="T179" style:family="text">
      <style:text-properties fo:font-weight="normal" officeooo:rsid="03008582" style:font-weight-asian="normal" style:font-weight-complex="normal"/>
    </style:style>
    <style:style style:name="T180" style:family="text">
      <style:text-properties officeooo:rsid="0026496f"/>
    </style:style>
    <style:style style:name="T181" style:family="text">
      <style:text-properties officeooo:rsid="00352eae"/>
    </style:style>
    <style:style style:name="T182" style:family="text">
      <style:text-properties officeooo:rsid="00363c55"/>
    </style:style>
    <style:style style:name="T183" style:family="text">
      <style:text-properties officeooo:rsid="00394afc"/>
    </style:style>
    <style:style style:name="T184" style:family="text">
      <style:text-properties officeooo:rsid="0040552e"/>
    </style:style>
    <style:style style:name="T185" style:family="text">
      <style:text-properties officeooo:rsid="004314d7"/>
    </style:style>
    <style:style style:name="T186" style:family="text">
      <style:text-properties officeooo:rsid="0043ff36"/>
    </style:style>
    <style:style style:name="T187" style:family="text">
      <style:text-properties officeooo:rsid="0044cc36"/>
    </style:style>
    <style:style style:name="T188" style:family="text">
      <style:text-properties officeooo:rsid="0045910a"/>
    </style:style>
    <style:style style:name="T189" style:family="text">
      <style:text-properties officeooo:rsid="0031df3b"/>
    </style:style>
    <style:style style:name="T190" style:family="text">
      <style:text-properties officeooo:rsid="005e9b84"/>
    </style:style>
    <style:style style:name="T191" style:family="text">
      <style:text-properties officeooo:rsid="005f1241"/>
    </style:style>
    <style:style style:name="T192" style:family="text">
      <style:text-properties officeooo:rsid="0060b94b"/>
    </style:style>
    <style:style style:name="T193" style:family="text">
      <style:text-properties officeooo:rsid="006302a3"/>
    </style:style>
    <style:style style:name="T194" style:family="text">
      <style:text-properties officeooo:rsid="00639c5f"/>
    </style:style>
    <style:style style:name="T195" style:family="text">
      <style:text-properties officeooo:rsid="00686faf"/>
    </style:style>
    <style:style style:name="T196" style:family="text">
      <style:text-properties officeooo:rsid="006a6285"/>
    </style:style>
    <style:style style:name="T197" style:family="text">
      <style:text-properties officeooo:rsid="006b10fb"/>
    </style:style>
    <style:style style:name="T198" style:family="text">
      <style:text-properties officeooo:rsid="006d0ca4"/>
    </style:style>
    <style:style style:name="T199" style:family="text">
      <style:text-properties fo:font-size="14pt" style:font-size-asian="14pt" style:font-size-complex="14pt"/>
    </style:style>
    <style:style style:name="T200" style:family="text">
      <style:text-properties fo:font-size="14pt" officeooo:rsid="006b10fb" style:font-size-asian="14pt" style:font-size-complex="14pt"/>
    </style:style>
    <style:style style:name="T201" style:family="text">
      <style:text-properties fo:font-size="14pt" officeooo:rsid="005f1241" style:font-size-asian="14pt" style:font-size-complex="14pt"/>
    </style:style>
    <style:style style:name="T202" style:family="text">
      <style:text-properties fo:font-size="14pt" fo:font-weight="bold" style:font-size-asian="14pt" style:font-weight-asian="bold" style:font-size-complex="14pt" style:font-weight-complex="bold"/>
    </style:style>
    <style:style style:name="T203" style:family="text">
      <style:text-properties fo:font-size="14pt" fo:font-weight="bold" officeooo:rsid="00686faf" style:font-size-asian="14pt" style:font-weight-asian="bold" style:font-size-complex="14pt" style:font-weight-complex="bold"/>
    </style:style>
    <style:style style:name="T204" style:family="text">
      <style:text-properties fo:font-size="14pt" fo:font-weight="bold" officeooo:rsid="00639c5f" style:font-size-asian="14pt" style:font-weight-asian="bold" style:font-size-complex="14pt" style:font-weight-complex="bold"/>
    </style:style>
    <style:style style:name="T205" style:family="text">
      <style:text-properties fo:font-size="14pt" fo:font-weight="bold" officeooo:rsid="0060b94b" style:font-size-asian="14pt" style:font-weight-asian="bold" style:font-size-complex="14pt" style:font-weight-complex="bold"/>
    </style:style>
    <style:style style:name="T206" style:family="text">
      <style:text-properties fo:font-size="14pt" fo:font-weight="bold" officeooo:rsid="005f1241" style:font-size-asian="14pt" style:font-weight-asian="bold" style:font-size-complex="14pt" style:font-weight-complex="bold"/>
    </style:style>
    <style:style style:name="T207" style:family="text">
      <style:text-properties fo:font-size="14pt" fo:font-weight="bold" officeooo:rsid="00b53e5c" style:font-size-asian="14pt" style:font-weight-asian="bold" style:font-size-complex="14pt" style:font-weight-complex="bold"/>
    </style:style>
    <style:style style:name="T208" style:family="text">
      <style:text-properties fo:font-size="14pt" fo:font-weight="bold" officeooo:rsid="00c0b97c" style:font-size-asian="14pt" style:font-weight-asian="bold" style:font-size-complex="14pt" style:font-weight-complex="bold"/>
    </style:style>
    <style:style style:name="T209" style:family="text">
      <style:text-properties fo:font-size="14pt" fo:font-weight="bold" officeooo:rsid="0112a996" style:font-size-asian="14pt" style:font-weight-asian="bold" style:font-size-complex="14pt" style:font-weight-complex="bold"/>
    </style:style>
    <style:style style:name="T210" style:family="text">
      <style:text-properties fo:font-size="14pt" style:text-underline-style="none" style:font-size-asian="14pt" style:font-size-complex="14pt"/>
    </style:style>
    <style:style style:name="T211" style:family="text">
      <style:text-properties officeooo:rsid="0074fb36"/>
    </style:style>
    <style:style style:name="T212" style:family="text">
      <style:text-properties officeooo:rsid="00799530"/>
    </style:style>
    <style:style style:name="T213" style:family="text">
      <style:text-properties officeooo:rsid="0079ea0c"/>
    </style:style>
    <style:style style:name="T214" style:family="text">
      <style:text-properties officeooo:rsid="00805b05"/>
    </style:style>
    <style:style style:name="T215" style:family="text">
      <style:text-properties officeooo:rsid="0081b679"/>
    </style:style>
    <style:style style:name="T216" style:family="text">
      <style:text-properties officeooo:rsid="00850977"/>
    </style:style>
    <style:style style:name="T217" style:family="text">
      <style:text-properties fo:language="en" fo:country="US"/>
    </style:style>
    <style:style style:name="T218" style:family="text">
      <style:text-properties fo:language="en" fo:country="US" officeooo:rsid="0086d0c9"/>
    </style:style>
    <style:style style:name="T219" style:family="text">
      <style:text-properties fo:language="en" fo:country="US" officeooo:rsid="008a08d4"/>
    </style:style>
    <style:style style:name="T220" style:family="text">
      <style:text-properties fo:language="en" fo:country="US" fo:font-weight="bold" style:font-weight-asian="bold" style:font-weight-complex="bold"/>
    </style:style>
    <style:style style:name="T221" style:family="text">
      <style:text-properties fo:language="en" fo:country="US" fo:font-weight="bold" officeooo:rsid="008646ae" style:font-weight-asian="bold" style:font-weight-complex="bold"/>
    </style:style>
    <style:style style:name="T222" style:family="text">
      <style:text-properties officeooo:rsid="008a08d4"/>
    </style:style>
    <style:style style:name="T223" style:family="text">
      <style:text-properties officeooo:rsid="008d0849"/>
    </style:style>
    <style:style style:name="T224" style:family="text">
      <style:text-properties officeooo:rsid="009170a7"/>
    </style:style>
    <style:style style:name="T225" style:family="text">
      <style:text-properties officeooo:rsid="00944a62"/>
    </style:style>
    <style:style style:name="T226" style:family="text">
      <style:text-properties officeooo:rsid="009b9ac4"/>
    </style:style>
    <style:style style:name="T227" style:family="text">
      <style:text-properties officeooo:rsid="009e5f8d"/>
    </style:style>
    <style:style style:name="T228" style:family="text">
      <style:text-properties officeooo:rsid="00a1731a"/>
    </style:style>
    <style:style style:name="T22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30" style:family="text">
      <style:text-properties fo:font-size="12pt" fo:font-weight="normal" officeooo:rsid="014e5c4f" style:font-size-asian="12pt" style:font-weight-asian="normal" style:font-size-complex="12pt" style:font-weight-complex="normal"/>
    </style:style>
    <style:style style:name="T231" style:family="text">
      <style:text-properties fo:font-size="12pt" style:text-underline-style="none" fo:font-weight="bold" style:font-size-asian="12pt" style:font-weight-asian="bold" style:font-size-complex="12pt" style:font-weight-complex="bold"/>
    </style:style>
    <style:style style:name="T232" style:family="text">
      <style:text-properties fo:font-size="12pt" style:text-underline-style="none" style:font-size-asian="12pt" style:font-size-complex="12pt"/>
    </style:style>
    <style:style style:name="T233" style:family="text">
      <style:text-properties fo:font-size="12pt" style:text-underline-style="none" officeooo:rsid="019a7305" style:font-size-asian="12pt" style:font-size-complex="12pt"/>
    </style:style>
    <style:style style:name="T234" style:family="text">
      <style:text-properties officeooo:rsid="00aec9da"/>
    </style:style>
    <style:style style:name="T235" style:family="text">
      <style:text-properties officeooo:rsid="00b1104a"/>
    </style:style>
    <style:style style:name="T236" style:family="text">
      <style:text-properties officeooo:rsid="00b1a973"/>
    </style:style>
    <style:style style:name="T237" style:family="text">
      <style:text-properties officeooo:rsid="00b1eb9b"/>
    </style:style>
    <style:style style:name="T238" style:family="text">
      <style:text-properties officeooo:rsid="00b49dae"/>
    </style:style>
    <style:style style:name="T239" style:family="text">
      <style:text-properties fo:color="#ce181e" fo:language="en" fo:country="US" fo:font-weight="bold" style:font-weight-asian="bold" style:font-weight-complex="bold"/>
    </style:style>
    <style:style style:name="T240" style:family="text">
      <style:text-properties officeooo:rsid="00ba752b"/>
    </style:style>
    <style:style style:name="T241" style:family="text">
      <style:text-properties officeooo:rsid="00bb2ff8"/>
    </style:style>
    <style:style style:name="T242" style:family="text">
      <style:text-properties style:font-name="ITCFranklinGothicStd-MdCd" fo:font-size="15pt" fo:font-weight="bold" style:font-size-asian="15pt" style:font-weight-asian="bold" style:font-weight-complex="bold"/>
    </style:style>
    <style:style style:name="T243" style:family="text">
      <style:text-properties officeooo:rsid="00c4dc39"/>
    </style:style>
    <style:style style:name="T244" style:family="text">
      <style:text-properties officeooo:rsid="00c998a0"/>
    </style:style>
    <style:style style:name="T245" style:family="text">
      <style:text-properties officeooo:rsid="00d17b52"/>
    </style:style>
    <style:style style:name="T246" style:family="text">
      <style:text-properties officeooo:rsid="00d25814"/>
    </style:style>
    <style:style style:name="T247" style:family="text">
      <style:text-properties officeooo:rsid="00d30248"/>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style:font-size-asian="10pt" style:font-size-complex="10pt"/>
    </style:style>
    <style:style style:name="T250" style:family="text">
      <style:text-properties officeooo:rsid="00e54f2c"/>
    </style:style>
    <style:style style:name="T251" style:family="text">
      <style:text-properties officeooo:rsid="00ebc7b5"/>
    </style:style>
    <style:style style:name="T252" style:family="text">
      <style:text-properties officeooo:rsid="00f0da8a"/>
    </style:style>
    <style:style style:name="T253" style:family="text">
      <style:text-properties officeooo:rsid="00f26a55"/>
    </style:style>
    <style:style style:name="T254" style:family="text">
      <style:text-properties officeooo:rsid="00f4ed1e"/>
    </style:style>
    <style:style style:name="T255" style:family="text">
      <style:text-properties officeooo:rsid="00f7ca38"/>
    </style:style>
    <style:style style:name="T256" style:family="text">
      <style:text-properties officeooo:rsid="00f8de94"/>
    </style:style>
    <style:style style:name="T257" style:family="text">
      <style:text-properties officeooo:rsid="00fede4d"/>
    </style:style>
    <style:style style:name="T258" style:family="text">
      <style:text-properties officeooo:rsid="0108a272"/>
    </style:style>
    <style:style style:name="T259" style:family="text">
      <style:text-properties officeooo:rsid="010a6b32"/>
    </style:style>
    <style:style style:name="T260" style:family="text">
      <style:text-properties officeooo:rsid="010e8ab3"/>
    </style:style>
    <style:style style:name="T261" style:family="text">
      <style:text-properties officeooo:rsid="010f9c04"/>
    </style:style>
    <style:style style:name="T262" style:family="text">
      <style:text-properties officeooo:rsid="01148a13"/>
    </style:style>
    <style:style style:name="T263" style:family="text">
      <style:text-properties officeooo:rsid="0115517b"/>
    </style:style>
    <style:style style:name="T264" style:family="text">
      <style:text-properties officeooo:rsid="01198d52"/>
    </style:style>
    <style:style style:name="T265" style:family="text">
      <style:text-properties officeooo:rsid="011ae320"/>
    </style:style>
    <style:style style:name="T266" style:family="text">
      <style:text-properties officeooo:rsid="011f4e9f"/>
    </style:style>
    <style:style style:name="T267" style:family="text">
      <style:text-properties officeooo:rsid="01242a61"/>
    </style:style>
    <style:style style:name="T268" style:family="text">
      <style:text-properties officeooo:rsid="01254446"/>
    </style:style>
    <style:style style:name="T269" style:family="text">
      <style:text-properties officeooo:rsid="01254d81"/>
    </style:style>
    <style:style style:name="T270" style:family="text">
      <style:text-properties officeooo:rsid="01267f26"/>
    </style:style>
    <style:style style:name="T271" style:family="text">
      <style:text-properties fo:font-size="16pt" fo:font-weight="bold" style:font-size-asian="16pt" style:font-weight-asian="bold" style:font-size-complex="16pt" style:font-weight-complex="bold"/>
    </style:style>
    <style:style style:name="T272" style:family="text">
      <style:text-properties officeooo:rsid="012cd52a"/>
    </style:style>
    <style:style style:name="T273" style:family="text">
      <style:text-properties officeooo:rsid="012def5c"/>
    </style:style>
    <style:style style:name="T274" style:family="text">
      <style:text-properties officeooo:rsid="01313e63"/>
    </style:style>
    <style:style style:name="T275" style:family="text">
      <style:text-properties officeooo:rsid="01382ca3"/>
    </style:style>
    <style:style style:name="T276" style:family="text">
      <style:text-properties officeooo:rsid="0139de91"/>
    </style:style>
    <style:style style:name="T277" style:family="text">
      <style:text-properties officeooo:rsid="013b2e66"/>
    </style:style>
    <style:style style:name="T278" style:family="text">
      <style:text-properties officeooo:rsid="013d158e"/>
    </style:style>
    <style:style style:name="T279" style:family="text">
      <style:text-properties officeooo:rsid="01411ad1"/>
    </style:style>
    <style:style style:name="T280" style:family="text">
      <style:text-properties officeooo:rsid="01437cf8"/>
    </style:style>
    <style:style style:name="T281" style:family="text">
      <style:text-properties officeooo:rsid="014e8a80"/>
    </style:style>
    <style:style style:name="T282" style:family="text">
      <style:text-properties officeooo:rsid="01533574"/>
    </style:style>
    <style:style style:name="T283" style:family="text">
      <style:text-properties officeooo:rsid="0153439f"/>
    </style:style>
    <style:style style:name="T284" style:family="text">
      <style:text-properties officeooo:rsid="0153822b"/>
    </style:style>
    <style:style style:name="T285" style:family="text">
      <style:text-properties officeooo:rsid="0155e1d0"/>
    </style:style>
    <style:style style:name="T286" style:family="text">
      <style:text-properties officeooo:rsid="018b69f5"/>
    </style:style>
    <style:style style:name="T287" style:family="text">
      <style:text-properties officeooo:rsid="018f523d"/>
    </style:style>
    <style:style style:name="T288" style:family="text">
      <style:text-properties officeooo:rsid="0195b9dd"/>
    </style:style>
    <style:style style:name="T289" style:family="text">
      <style:text-properties officeooo:rsid="01991ffb"/>
    </style:style>
    <style:style style:name="T290" style:family="text">
      <style:text-properties officeooo:rsid="019a2688"/>
    </style:style>
    <style:style style:name="T291" style:family="text">
      <style:text-properties style:text-position="super 58%" style:text-underline-style="none" fo:font-weight="normal" officeooo:rsid="019a7305" style:font-weight-asian="normal" style:font-weight-complex="normal"/>
    </style:style>
    <style:style style:name="T292" style:family="text">
      <style:text-properties officeooo:rsid="01aa9f55"/>
    </style:style>
    <style:style style:name="T293" style:family="text">
      <style:text-properties officeooo:rsid="01ab91a5"/>
    </style:style>
    <style:style style:name="T294" style:family="text">
      <style:text-properties officeooo:rsid="01af561c"/>
    </style:style>
    <style:style style:name="T295" style:family="text">
      <style:text-properties officeooo:rsid="01b0ce3b"/>
    </style:style>
    <style:style style:name="T296" style:family="text">
      <style:text-properties officeooo:rsid="01b54293"/>
    </style:style>
    <style:style style:name="T297" style:family="text">
      <style:text-properties officeooo:rsid="01bbd814"/>
    </style:style>
    <style:style style:name="T298" style:family="text">
      <style:text-properties officeooo:rsid="01c04d7b"/>
    </style:style>
    <style:style style:name="T299" style:family="text">
      <style:text-properties officeooo:rsid="01c1b454"/>
    </style:style>
    <style:style style:name="T300" style:family="text">
      <style:text-properties officeooo:rsid="01c9a4d5"/>
    </style:style>
    <style:style style:name="T301" style:family="text">
      <style:text-properties officeooo:rsid="01cad04e"/>
    </style:style>
    <style:style style:name="T302" style:family="text">
      <style:text-properties officeooo:rsid="01d09a92"/>
    </style:style>
    <style:style style:name="T303" style:family="text">
      <style:text-properties officeooo:rsid="01d4764e"/>
    </style:style>
    <style:style style:name="T304" style:family="text">
      <style:text-properties officeooo:rsid="01d88062"/>
    </style:style>
    <style:style style:name="T305" style:family="text">
      <style:text-properties officeooo:rsid="01d966b2"/>
    </style:style>
    <style:style style:name="T306" style:family="text">
      <style:text-properties officeooo:rsid="01da54a4"/>
    </style:style>
    <style:style style:name="T307" style:family="text">
      <style:text-properties officeooo:rsid="01dfb96b"/>
    </style:style>
    <style:style style:name="T308" style:family="text">
      <style:text-properties officeooo:rsid="01e3ab24"/>
    </style:style>
    <style:style style:name="T309" style:family="text">
      <style:text-properties officeooo:rsid="01ea7797"/>
    </style:style>
    <style:style style:name="T310" style:family="text">
      <style:text-properties officeooo:rsid="01f585ae"/>
    </style:style>
    <style:style style:name="T311" style:family="text">
      <style:text-properties officeooo:rsid="02013e54"/>
    </style:style>
    <style:style style:name="T312" style:family="text">
      <style:text-properties officeooo:rsid="020ca7ce"/>
    </style:style>
    <style:style style:name="T313" style:family="text">
      <style:text-properties officeooo:rsid="020cf910"/>
    </style:style>
    <style:style style:name="T314" style:family="text">
      <style:text-properties officeooo:rsid="021150e7"/>
    </style:style>
    <style:style style:name="T315" style:family="text">
      <style:text-properties officeooo:rsid="02138328"/>
    </style:style>
    <style:style style:name="T316" style:family="text">
      <style:text-properties officeooo:rsid="0215e367"/>
    </style:style>
    <style:style style:name="T317" style:family="text">
      <style:text-properties officeooo:rsid="0219317d"/>
    </style:style>
    <style:style style:name="T318" style:family="text">
      <style:text-properties officeooo:rsid="021940e6"/>
    </style:style>
    <style:style style:name="T319" style:family="text">
      <style:text-properties officeooo:rsid="021e2884"/>
    </style:style>
    <style:style style:name="T320" style:family="text">
      <style:text-properties officeooo:rsid="021fd7cd"/>
    </style:style>
    <style:style style:name="T321" style:family="text">
      <style:text-properties officeooo:rsid="022a5548"/>
    </style:style>
    <style:style style:name="T322" style:family="text">
      <style:text-properties officeooo:rsid="0230ac37"/>
    </style:style>
    <style:style style:name="T323" style:family="text">
      <style:text-properties officeooo:rsid="02371332"/>
    </style:style>
    <style:style style:name="T324" style:family="text">
      <style:text-properties officeooo:rsid="0237da21"/>
    </style:style>
    <style:style style:name="T325" style:family="text">
      <style:text-properties officeooo:rsid="023a0a8e"/>
    </style:style>
    <style:style style:name="T326" style:family="text">
      <style:text-properties officeooo:rsid="023da16b"/>
    </style:style>
    <style:style style:name="T327" style:family="text">
      <style:text-properties officeooo:rsid="0243df5e"/>
    </style:style>
    <style:style style:name="T328" style:family="text">
      <style:text-properties officeooo:rsid="0253b739"/>
    </style:style>
    <style:style style:name="T329" style:family="text">
      <style:text-properties officeooo:rsid="01fcffe2"/>
    </style:style>
    <style:style style:name="T330" style:family="text">
      <style:text-properties officeooo:rsid="02575618"/>
    </style:style>
    <style:style style:name="T331" style:family="text">
      <style:text-properties officeooo:rsid="025c1c73"/>
    </style:style>
    <style:style style:name="T332" style:family="text">
      <style:text-properties officeooo:rsid="0268f986"/>
    </style:style>
    <style:style style:name="T333" style:family="text">
      <style:text-properties officeooo:rsid="026b7e93"/>
    </style:style>
    <style:style style:name="T334" style:family="text">
      <style:text-properties officeooo:rsid="026ddbf7"/>
    </style:style>
    <style:style style:name="T335" style:family="text">
      <style:text-properties officeooo:rsid="026f9e9f"/>
    </style:style>
    <style:style style:name="T336" style:family="text">
      <style:text-properties officeooo:rsid="0272bc4d"/>
    </style:style>
    <style:style style:name="T337" style:family="text">
      <style:text-properties officeooo:rsid="02779579"/>
    </style:style>
    <style:style style:name="T338" style:family="text">
      <style:text-properties officeooo:rsid="0278e6e4"/>
    </style:style>
    <style:style style:name="T339" style:family="text">
      <style:text-properties officeooo:rsid="02795db8"/>
    </style:style>
    <style:style style:name="T340" style:family="text">
      <style:text-properties officeooo:rsid="02898d56"/>
    </style:style>
    <style:style style:name="T341" style:family="text">
      <style:text-properties officeooo:rsid="0299b4e9"/>
    </style:style>
    <style:style style:name="T342" style:family="text">
      <style:text-properties officeooo:rsid="02a7ee57"/>
    </style:style>
    <style:style style:name="T343" style:family="text">
      <style:text-properties officeooo:rsid="02a858f1"/>
    </style:style>
    <style:style style:name="T344" style:family="text">
      <style:text-properties officeooo:rsid="02acafb7"/>
    </style:style>
    <style:style style:name="T345" style:family="text">
      <style:text-properties officeooo:rsid="02aec622"/>
    </style:style>
    <style:style style:name="T346" style:family="text">
      <style:text-properties officeooo:rsid="02b3c0f7"/>
    </style:style>
    <style:style style:name="T347" style:family="text">
      <style:text-properties officeooo:rsid="02c82b46"/>
    </style:style>
    <style:style style:name="T348" style:family="text">
      <style:text-properties officeooo:rsid="02ca06dd"/>
    </style:style>
    <style:style style:name="T349" style:family="text">
      <style:text-properties officeooo:rsid="02cc2d9c"/>
    </style:style>
    <style:style style:name="T350" style:family="text">
      <style:text-properties officeooo:rsid="02d1f227"/>
    </style:style>
    <style:style style:name="T351" style:family="text">
      <style:text-properties officeooo:rsid="02d96758"/>
    </style:style>
    <style:style style:name="T352" style:family="text">
      <style:text-properties officeooo:rsid="02da325a"/>
    </style:style>
    <style:style style:name="T353" style:family="text">
      <style:text-properties officeooo:rsid="02e1a17e"/>
    </style:style>
    <style:style style:name="T354" style:family="text">
      <style:text-properties officeooo:rsid="02eab766"/>
    </style:style>
    <style:style style:name="T355" style:family="text">
      <style:text-properties officeooo:rsid="02eca8a1"/>
    </style:style>
    <style:style style:name="T356" style:family="text">
      <style:text-properties officeooo:rsid="02f187ad"/>
    </style:style>
    <style:style style:name="T357" style:family="text">
      <style:text-properties fo:color="#ff0000" fo:font-weight="bold" style:font-weight-asian="bold" style:font-weight-complex="bold"/>
    </style:style>
    <style:style style:name="T358" style:family="text">
      <style:text-properties officeooo:rsid="02f306e2"/>
    </style:style>
    <style:style style:name="T359" style:family="text">
      <style:text-properties officeooo:rsid="02f792a2"/>
    </style:style>
    <style:style style:name="T360" style:family="text">
      <style:text-properties officeooo:rsid="0306316c"/>
    </style:style>
    <style:style style:name="T361" style:family="text">
      <style:text-properties officeooo:rsid="030adf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3"/>
      <text:p text:style-name="P15">Using the Shell:</text:p>
      <text:p text:style-name="P15"/>
      <text:p text:style-name="P17"><text:span text:style-name="T74">####</text:span> <text:span text:style-name="T72">Virtual Console / Virtual Terminal:</text:span></text:p>
      <text:p text:style-name="P44">Full screen terminal which doesn’t run X window (Xserver) unlike Terminator or others in your graphical desktop.</text:p>
      <text:p text:style-name="P44"/>
      <text:p text:style-name="P45">If the Xserver (graphical environment) is broken in your desktop, or the system is freezing, etc, you can fix it from the virtual terminal.</text:p>
      <text:p text:style-name="P45"/>
      <text:p text:style-name="P51">VT will ask you for user and password to get inside.</text:p>
      <text:p text:style-name="P45"/>
      <text:p text:style-name="P45">You have several VT, to open it (may differ between Linux distros):</text:p>
      <text:p text:style-name="P46"/>
      <text:p text:style-name="P46">Fedora:</text:p>
      <text:p text:style-name="P46">Cltr + Alt + F<text:span text:style-name="T73">3 to F6 <text:s/>→ will open a VT</text:span></text:p>
      <text:p text:style-name="P46">Cltr + Alt + F<text:span text:style-name="T73">2 will return to the graphical environment</text:span></text:p>
      <text:p text:style-name="P46">Cltr + Alt + F<text:span text:style-name="T73">1 will sent you to the graphical login screen.</text:span></text:p>
      <text:p text:style-name="P18"><text:span text:style-name="T146">Alt + Right/left arrows: </text:span><text:s/><text:span text:style-name="T146">will move to the next <text:s/>or previous VT or the graphical environment (F2)</text:span></text:p>
      <text:p text:style-name="P15"/>
      <text:p text:style-name="P15">* <text:span text:style-name="T181">X Window System / X11: </text:span></text:p>
      <text:p text:style-name="P146"><text:span text:style-name="T182">Basic f</text:span>ramework used by most of the Unix-like OS <text:span text:style-name="T182">which provide windowing system for a GUI.</text:span></text:p>
      <text:p text:style-name="P147">Created by the MIT in 1984 <text:span text:style-name="T183">to connect via console to the remote server, where X was running.</text:span></text:p>
      <text:p text:style-name="P148">Now the server is in our local hosts and the connection is with virtual terminals.</text:p>
      <text:p text:style-name="P146"/>
      <text:p text:style-name="P24"/>
      <text:p text:style-name="P19">#### Shell:</text:p>
      <text:p text:style-name="P19"/>
      <text:p text:style-name="P19">* <text:span text:style-name="T151">Is a command line interface (text-based terminal) in which the user can interact with the OS <text:tab/><text:tab/>running programs, scripts, etc. </text:span><text:span text:style-name="T152">Was the only way to do it before the creation of the GUI (graphical user interface).</text:span></text:p>
      <text:p text:style-name="P19"/>
      <text:p text:style-name="P13"><text:span text:style-name="T2">* Bourne Shell , sh </text:span>: <text:s/>Shell <text:span text:style-name="T71">u</text:span>sed on the earliest Unix. Created by <text:span text:style-name="T47">Stephen Bourne</text:span>.</text:p>
      <text:p text:style-name="P13"><text:span text:style-name="T2">* </text:span><text:span text:style-name="T3">Bash S</text:span><text:span text:style-name="T5">h</text:span><text:span text:style-name="T3">ell, </text:span><text:span text:style-name="T4">bash</text:span><text:span text:style-name="T3">:</text:span><text:span text:style-name="T70"> </text:span><text:span text:style-name="T48">Bourne again Shell</text:span><text:span text:style-name="T70">, derived from sh, is compatible with it.</text:span><text:span text:style-name="T48"> Default one </text:span><text:span text:style-name="T70">in most Linux systems, have more options that sh.</text:span></text:p>
      <text:p text:style-name="P13"/>
      <text:p text:style-name="P16">Other shells:</text:p>
      <text:p text:style-name="P43">C Shell , csh : <text:s text:c="2"/>BSD Unix</text:p>
      <text:p text:style-name="P43">Tcsh Shell: Improved C Shell</text:p>
      <text:p text:style-name="P43">Korn Shell, ksh: <text:s/>Unix System V users</text:p>
      <text:p text:style-name="P43">Dash Shell: <text:s text:c="3"/>Ubuntu</text:p>
      <text:p text:style-name="P43">Ash Shell: Bourne shell look-alike</text:p>
      <text:p text:style-name="P43"/>
      <text:p text:style-name="P48">You can change to another shell typing the abbreviation: <text:s/></text:p>
      <text:p text:style-name="P48"><text:span text:style-name="T100">[</text:span><text:a xlink:type="simple" xlink:href="mailto:support@localhost" text:style-name="Internet_20_link" text:visited-style-name="Visited_20_Internet_20_Link">support@localhost</text:a><text:span text:style-name="T102"> </text:span><text:span text:style-name="T100">~]$ </text:span>sh</text:p>
      <text:p text:style-name="P49">sh-4.4$</text:p>
      <text:p text:style-name="P49">sh-4.4$ exit <text:s/>----→ to go back to the default one, normally bash</text:p>
      <text:p text:style-name="P43"/>
      <text:p text:style-name="P43"/>
      <text:p text:style-name="P16"><text:soft-page-break/>* <text:span text:style-name="T75">See which shell I’m using by default:</text:span></text:p>
      <text:p text:style-name="P47">whoami</text:p>
      <text:p text:style-name="P47">grep (user you got with whoami) <text:span text:style-name="T76">etc/</text:span><text:span text:style-name="T83">passw </text:span></text:p>
      <text:p text:style-name="P70"/>
      <text:p text:style-name="P70"/>
      <text:p text:style-name="P70"/>
      <text:p text:style-name="P20"><text:span text:style-name="T83">* </text:span><text:span text:style-name="T84">Why I need to use different shells:</text:span></text:p>
      <text:p text:style-name="P50"><text:span text:style-name="T83">- Bash is the default one in many Linux, except, </text:span><text:span text:style-name="T87">for example,</text:span><text:span text:style-name="T83"> Sun microsystems or other Berkley Unix based, csh.</text:span></text:p>
      <text:p text:style-name="P71">- To run scripts created in other shells.</text:p>
      <text:p text:style-name="P50"><text:span text:style-name="T83">- </text:span><text:span text:style-name="T85">By personal preference, better performance </text:span><text:span text:style-name="T86">(small devices)</text:span><text:span text:style-name="T85">, etc.</text:span></text:p>
      <text:p text:style-name="P72"/>
      <text:p text:style-name="P72"/>
      <text:p text:style-name="P21"><text:span text:style-name="T85">* C</text:span><text:span text:style-name="T83">ommand syntax:</text:span></text:p>
      <text:p text:style-name="P165"><text:span text:style-name="T85">c</text:span><text:span text:style-name="T83">ommand +</text:span><text:span text:style-name="T89"> options </text:span><text:span text:style-name="T83">and </text:span><text:span text:style-name="T89">arguments</text:span></text:p>
      <text:p text:style-name="P71"/>
      <text:p text:style-name="P52"><text:span text:style-name="T89">- Options:</text:span><text:span text:style-name="T83"> Single or various letters preceded by hyphen -</text:span></text:p>
      <text:p text:style-name="P52"><text:span text:style-name="T83">ls </text:span><text:span text:style-name="T89">-lat</text:span></text:p>
      <text:p text:style-name="P53"><text:span text:style-name="T90">man</text:span><text:span text:style-name="T89"> –help</text:span><text:span text:style-name="T90"> (</text:span><text:span text:style-name="T91">two hyphen </text:span><text:span text:style-name="T90">if the option is a hole word)</text:span></text:p>
      <text:p text:style-name="P78"/>
      <text:p text:style-name="P65"><text:span text:style-name="T90">date </text:span><text:span text:style-name="T89">+</text:span><text:span text:style-name="T90">’%d/%m/%y’ <text:s text:c="2"/>(+ is a special </text:span><text:span text:style-name="T93">option</text:span><text:span text:style-name="T90"> for date command )</text:span></text:p>
      <text:p text:style-name="P78"/>
      <text:p text:style-name="P54"><text:span text:style-name="T89">- Arguments: </text:span><text:span text:style-name="T90"><text:s/>Is an extra piece of information, such a filename, directory, username, device , or other item that tells the command what to act on.</text:span></text:p>
      <text:p text:style-name="P79"/>
      <text:p text:style-name="P54"><text:span text:style-name="T90">cat </text:span><text:span text:style-name="T81">etc/</text:span><text:span text:style-name="T89">passwd</text:span></text:p>
      <text:p text:style-name="P54"><text:span text:style-name="T79">etc/</text:span><text:span text:style-name="T90">passwd is the argument</text:span></text:p>
      <text:p text:style-name="P79"/>
      <text:p text:style-name="P54"><text:span text:style-name="T90">ls -lat /</text:span><text:span text:style-name="T79">var/</text:span><text:span text:style-name="T90">log</text:span></text:p>
      <text:p text:style-name="P53"><text:span text:style-name="T90">-</text:span><text:span text:style-name="T92">lat are the options</text:span></text:p>
      <text:p text:style-name="P55"><text:span text:style-name="T147">/var/</text:span><text:span text:style-name="T92">log is the argument</text:span></text:p>
      <text:p text:style-name="P53"/>
      <text:p text:style-name="P22">- <text:span text:style-name="T180">Argument associated to an option:</text:span></text:p>
      <text:p text:style-name="P63">Immediate follow the option</text:p>
      <text:p text:style-name="P53"/>
      <text:p text:style-name="P64"><text:span text:style-name="T97">With single-letter option</text:span><text:span text:style-name="T90">, the argument typically follows after space:</text:span></text:p>
      <text:p text:style-name="P80">tar -cvf backup.tar <text:s text:c="3"/>(backup.tar is the argument associated to -cvf)</text:p>
      <text:p text:style-name="P80"/>
      <text:p text:style-name="P64"><text:span text:style-name="T97">With full-word options</text:span><text:span text:style-name="T90">, the argument follows after</text:span><text:span text:style-name="T89"> =</text:span></text:p>
      <text:p text:style-name="P81">ls –hide=Desktop <text:s text:c="2"/>(no spaces before and after =) this tells ls to not to display the Desktop </text:p>
      <text:p text:style-name="P81"/>
      <text:p text:style-name="P81"/>
      <text:p text:style-name="P9">* <text:span text:style-name="T184">Shell’s </text:span>PATH environment variable:</text:p>
      <text:p text:style-name="P91">The commands, like date, cat,etc, are on different <text:span text:style-name="T185">directories</text:span> like /<text:span text:style-name="T76">bin</text:span> or /<text:span text:style-name="T76">usr/</text:span>local/bin.</text:p>
      <text:p text:style-name="P91"/>
      <text:p text:style-name="P91">To run a command without being forced to add the absolute path all the time, like /<text:span text:style-name="T76">bin/date </text:span><text:span text:style-name="T185">we have</text:span><text:span text:style-name="T77"> </text:span><text:span text:style-name="T185">the shell’s </text:span><text:span text:style-name="T49">PATH environment variable</text:span><text:span text:style-name="T185"> in which the system have added those directories inside, allowing us to type only the command it self, like date instead of /</text:span><text:span text:style-name="T77">bin/</text:span><text:span text:style-name="T185">date</text:span></text:p>
      <text:p text:style-name="P91"/>
      <text:p text:style-name="P91"/>
      <text:p text:style-name="P92">The shell’s PATH environment variable contains a list of directories where the commands are stored. When you type a command the system is reading the path se<text:span text:style-name="T186">q</text:span>uentia<text:span text:style-name="T186">l</text:span>ly.</text:p>
      <text:p text:style-name="P82"><text:soft-page-break/></text:p>
      <text:p text:style-name="P82"/>
      <text:p text:style-name="P83">To see my current PATH: <text:s text:c="4"/></text:p>
      <text:p text:style-name="P23"><text:span text:style-name="T83">echo $PAT</text:span><text:span text:style-name="T88">H</text:span></text:p>
      <text:p text:style-name="P83"/>
      <text:p text:style-name="P145"><text:span text:style-name="T94">T</text:span><text:span text:style-name="T90">he folders are separated with colon <text:s/></text:span><text:span text:style-name="T89">:</text:span></text:p>
      <text:p text:style-name="P116"/>
      <text:p text:style-name="P66"><text:span text:style-name="T95">– Most Linux </text:span><text:span text:style-name="T90"><text:s/></text:span><text:span text:style-name="T95">c</text:span><text:span text:style-name="T90">ommands are in:</text:span></text:p>
      <text:p text:style-name="P59">/bin</text:p>
      <text:p text:style-name="P59">/usr/bin/</text:p>
      <text:p text:style-name="P59">/usr/local/bin</text:p>
      <text:p text:style-name="P59"/>
      <text:p text:style-name="P56"><text:span text:style-name="T96">- I can</text:span><text:span text:style-name="T98"> add new commands or shell scripts</text:span><text:span text:style-name="T96"> in my home’s bin, can be hidden, check echo $PATH</text:span></text:p>
      <text:p text:style-name="P57"><text:span text:style-name="T146">/home/</text:span><text:span text:style-name="T90">myuser/.local/bin</text:span></text:p>
      <text:p text:style-name="P84">Have to have execute permissions</text:p>
      <text:p text:style-name="P84"/>
      <text:p text:style-name="P67"><text:span text:style-name="T146">- </text:span><text:span text:style-name="T148">To make the commands available to all users: </text:span><text:span text:style-name="T6"><text:s/>/usr/local/bin</text:span></text:p>
      <text:p text:style-name="P86"/>
      <text:p text:style-name="P87">If the command I want to run is not in my PATH I have to run it using the absolute or relative path:</text:p>
      <text:p text:style-name="P87">/home/chris/scriptx.sh</text:p>
      <text:p text:style-name="P87">./scriptx.sh</text:p>
      <text:p text:style-name="P87"/>
      <text:p text:style-name="P86"/>
      <text:p text:style-name="P120">- <text:span text:style-name="T235">To add a directory </text:span><text:span text:style-name="T58">only in the current shell</text:span><text:span text:style-name="T235">:</text:span></text:p>
      <text:p text:style-name="P112">export PATH=$PATH:/var/log <text:s/>---------------------→<text:span text:style-name="T236"> I want to add /var/log in this example.</text:span></text:p>
      <text:p text:style-name="P86"/>
      <text:p text:style-name="P86"><text:span text:style-name="T2">- </text:span><text:span text:style-name="T16">To make it permanent for my user:</text:span><text:span text:style-name="T236"> <text:s/>in ~ .bashrc <text:s text:c="2"/>(can vary depending of the OS, check ~ .bash_profile)</text:span></text:p>
      <text:p text:style-name="P113"/>
      <text:p text:style-name="P113">PATH=$PATH:/var/log <text:s/>; <text:span text:style-name="T237">export PATH</text:span></text:p>
      <text:p text:style-name="P86"/>
      <text:p text:style-name="P68"/>
      <text:p text:style-name="P68"><text:span text:style-name="T146">– </text:span><text:span text:style-name="T149">Same command in different </text:span><text:span text:style-name="T150">directories</text:span><text:span text:style-name="T149"> (both on my PATH):</text:span></text:p>
      <text:p text:style-name="P88"/>
      <text:p text:style-name="P93">As said, the PATH is being reed sequentially, from left to right.</text:p>
      <text:p text:style-name="P93">If I have a command in two directories that are inside my PATH, the system will read the one appearing the first. <text:s/>If you want to run the command that is <text:span text:style-name="T187">appearing after you have to type the full path or change the position of the directory on the PATH</text:span></text:p>
      <text:p text:style-name="P88"/>
      <text:p text:style-name="P88"/>
      <text:p text:style-name="P117">– <text:span text:style-name="T188">Order in which the shell checks the command typed:</text:span></text:p>
      <text:p text:style-name="P88"/>
      <text:p text:style-name="P94">1. Alias</text:p>
      <text:p text:style-name="P94">2. Shell reserved words, like the ones used for programming: do, else, case, etc.</text:p>
      <text:p text:style-name="P95">3. Function. Set of commands that are executed together within the current shell.</text:p>
      <text:p text:style-name="P96">4. Built-in command. Commands that are built into the shell, so they are not in the filesystem, like echo, exit, type, set,etc.</text:p>
      <text:p text:style-name="P96">5. Filesystem command. As the name says. These are the commands that are indicated on my PATH variable.</text:p>
      <text:p text:style-name="P94"/>
      <text:p text:style-name="P114">Use <text:span text:style-name="T202">type</text:span> to find out where the commands are, use<text:span text:style-name="T2"> -a</text:span> if the command is in several places, like when we are using it with an alias for exampl<text:span text:style-name="T238">e.</text:span></text:p>
      <text:p text:style-name="P115"><text:soft-page-break/><text:span text:style-name="T207">h</text:span><text:span text:style-name="T202">elp</text:span><text:span text:style-name="T2"> </text:span><text:s text:c="2"/>→ to see the commands built in the shell</text:p>
      <text:p text:style-name="P115"/>
      <text:p text:style-name="P115"/>
      <text:p text:style-name="P114"/>
      <text:p text:style-name="P162">* Keystrokes:</text:p>
      <text:p text:style-name="P118"/>
      <text:p text:style-name="P97">Alt + f <text:s/>Go forward one word</text:p>
      <text:p text:style-name="P97">Alt + B Go backward one word</text:p>
      <text:p text:style-name="P73"><text:span text:style-name="T2">Ctrl + L</text:span><text:span text:style-name="T146"> <text:s/>clear the screen </text:span></text:p>
      <text:p text:style-name="P69"/>
      <text:p text:style-name="P74">Ctrl + T Transpose character</text:p>
      <text:p text:style-name="P74">Alt + T Transpose words</text:p>
      <text:p text:style-name="P74">Alt + U <text:s/>Uppercase word</text:p>
      <text:p text:style-name="P74">Alt + L lowercase word</text:p>
      <text:p text:style-name="P74"/>
      <text:p text:style-name="P75"><text:span text:style-name="T2">Ctrl + K <text:s/></text:span>Cut text to the end of the line</text:p>
      <text:p text:style-name="P75"><text:span text:style-name="T2">Ctrl + U </text:span><text:s/>Cut text to the beginning of the line</text:p>
      <text:p text:style-name="P76"><text:span text:style-name="T2">Ctrl + C <text:s/></text:span>Delete whole line</text:p>
      <text:p text:style-name="P75">Alt + D cut next word</text:p>
      <text:p text:style-name="P75"><text:span text:style-name="T149">A</text:span><text:span text:style-name="T146">lt + W cut previous word</text:span></text:p>
      <text:p text:style-name="P98"><text:span text:style-name="T2">Ctrl + Y </text:span><text:s/>Paste most recently cut text</text:p>
      <text:p text:style-name="P100">Alt + Y <text:s text:c="2"/>Paste the previous command</text:p>
      <text:p text:style-name="P98"/>
      <text:p text:style-name="P99"><text:span text:style-name="T2">cd - </text:span><text:s/>Return to the previous directory</text:p>
      <text:p text:style-name="P89"/>
      <text:p text:style-name="P119"><text:span text:style-name="T189">H</text:span>istory: <text:s text:c="2"/><text:span text:style-name="T190">After you close the shell </text:span><text:span text:style-name="T153">the commands will be stored in ~.bash_history</text:span></text:p>
      <text:p text:style-name="P107"/>
      <text:p text:style-name="P119"><text:span text:style-name="T155">$</text:span><text:span text:style-name="T153">HISTFILESIZE </text:span><text:span text:style-name="T155">contains the number of commands that bash_history </text:span><text:span text:style-name="T156">have to</text:span><text:span text:style-name="T155"> store (1000)</text:span></text:p>
      <text:p text:style-name="P107"/>
      <text:p text:style-name="P108">!&lt;number&gt; <text:s text:c="2"/>will run the command that have the number that we want in history</text:p>
      <text:p text:style-name="P108">!?dat? <text:s text:c="4"/>Check in the history the last command that have dat, date in this case</text:p>
      <text:p text:style-name="P77"><text:span text:style-name="T149">f</text:span><text:span text:style-name="T146">c &lt;number&gt; pick the number in history and will open it in a vi</text:span></text:p>
      <text:p text:style-name="P109">fc &lt;range of numbers in history&gt; will open a vi and will display the commands inside this range.</text:p>
      <text:p text:style-name="P110"/>
      <text:p text:style-name="P90"/>
      <text:p text:style-name="P85"><text:span text:style-name="T202">* </text:span><text:span text:style-name="T206">Metacharacters:</text:span><text:span text:style-name="T201"> <text:s/></text:span><text:span text:style-name="T191">Character with a special meaning for the shell:</text:span></text:p>
      <text:p text:style-name="P101">| <text:s/>; <text:s/>&amp; <text:s/>) <text:s/>( <text:s/>&gt; <text:s/>&lt;</text:p>
      <text:p text:style-name="P101"/>
      <text:p text:style-name="P101"/>
      <text:p text:style-name="P101"><text:span text:style-name="T202">* </text:span><text:span text:style-name="T205">Sequential commands: </text:span><text:span text:style-name="T192">In one line, you can execute different commands, every command wait until the previous one have finished, then will start it self, to do that use semicolon ;</text:span></text:p>
      <text:p text:style-name="P102"/>
      <text:p text:style-name="P104">$ <text:s/>date <text:span text:style-name="T2">; </text:span>troff -me verylargedocument | lpr<text:span text:style-name="T2"> ; </text:span>date <text:s/><text:span text:style-name="T7">; </text:span><text:span text:style-name="T193">mail -s "Finished the long command" chris@example.com</text:span></text:p>
      <text:p text:style-name="P111">(to know how much time will take format verylargedocument) </text:p>
      <text:p text:style-name="P103"/>
      <text:p text:style-name="P105">show me the date, then format the document and print it, then show the date again, then send me an email informing about it</text:p>
      <text:p text:style-name="P105"/>
      <text:p text:style-name="P105"/>
      <text:p text:style-name="P102"><text:span text:style-name="T202">* </text:span><text:span text:style-name="T204">Background commands:</text:span><text:span text:style-name="T194"> <text:s/>More info in Chapter 6, “Managing Running Processes.”</text:span></text:p>
      <text:p text:style-name="P102"><text:soft-page-break/></text:p>
      <text:p text:style-name="P106">$ troff -me verylargedocument | lpr<text:span text:style-name="T2"> &amp;</text:span></text:p>
      <text:p text:style-name="P102"/>
      <text:p text:style-name="P150">Format the document but do it in the background to release my shell, DON’T close the shell until the process is completed or you will kill it.</text:p>
      <text:p text:style-name="P150"/>
      <text:p text:style-name="P150"/>
      <text:p text:style-name="P150"><text:span text:style-name="T202">* </text:span><text:span text:style-name="T203">Expanding commands:</text:span><text:span text:style-name="T8"> <text:s/></text:span><text:span text:style-name="T195">$(commands) <text:s/>or `commands`</text:span></text:p>
      <text:p text:style-name="P150"/>
      <text:p text:style-name="P152">Will run first the content inside the brackets or the backticks, then will run the first command, like:</text:p>
      <text:p text:style-name="P150"/>
      <text:p text:style-name="P151">$ vi <text:span text:style-name="T2">$(</text:span>find /home | grep xyzzy<text:span text:style-name="T2">)</text:span></text:p>
      <text:p text:style-name="P150"/>
      <text:p text:style-name="P152">Find inside <text:s/>/home <text:s/>all the files that have xyzzy, then open them in vi, if there is more that one xyzzy file will open it after closing the last one.</text:p>
      <text:p text:style-name="P152"/>
      <text:p text:style-name="P152">This example is good when you don’t remember where the file is located. <text:span text:style-name="T196">The filename is not common and I’m looking at /home, if is a common name file and I’m searching in / I can open thousands of files, so be careful with this.</text:span></text:p>
      <text:p text:style-name="P152"/>
      <text:p text:style-name="P152"/>
      <text:p text:style-name="P25"><text:span text:style-name="T199">* </text:span><text:span text:style-name="T200">Expanding arithmetic expressions:</text:span><text:span text:style-name="T197"> </text:span><text:span text:style-name="T154"><text:s/>$[expresssions] <text:s text:c="5"/>or <text:s text:c="5"/>$(expressions)</text:span></text:p>
      <text:p text:style-name="P153"/>
      <text:p text:style-name="P153">If you want to pass an arithmetic <text:span text:style-name="T198">results</text:span> to a command </text:p>
      <text:p text:style-name="P152"/>
      <text:p text:style-name="P151">$ echo "I am <text:span text:style-name="T2">$[2015 - 1957] </text:span>years old."</text:p>
      <text:p text:style-name="P154">I am 58 years old.</text:p>
      <text:p text:style-name="P150"/>
      <text:p text:style-name="P155">The shell interprets the arithmetic expression first and the<text:span text:style-name="T212">n</text:span> it passes that information to the echo command, that will display it </text:p>
      <text:p text:style-name="P155"/>
      <text:p text:style-name="P151">$ echo "There are <text:span text:style-name="T2">$(ls /</text:span><text:span text:style-name="T9">home</text:span><text:span text:style-name="T2"> | wc -w)</text:span> files in this directory."</text:p>
      <text:p text:style-name="P58">There are 14 files in this directory.</text:p>
      <text:p text:style-name="P150"/>
      <text:p text:style-name="P156">Count the number of files (words) inside /home <text:span text:style-name="T211">and pass it to echo.</text:span></text:p>
      <text:p text:style-name="P156"/>
      <text:p text:style-name="P26">* <text:span text:style-name="T213">Expanding variables:</text:span></text:p>
      <text:p text:style-name="P173"/>
      <text:p text:style-name="P174"><text:tab/><text:tab/><text:tab/> <text:s text:c="2"/>ls -l $BASH</text:p>
      <text:p text:style-name="P173">-rwxr-xr-x 1 root root 1012808 Oct 8 08:53 /bin/bash</text:p>
      <text:p text:style-name="P173"/>
      <text:p text:style-name="P174">The value of the variable is printed instead of this name.</text:p>
      <text:p text:style-name="P174"/>
      <text:p text:style-name="P178"><text:span text:style-name="T10">* </text:span><text:span text:style-name="T221">Expanding or Dereferencing the variable: </text:span><text:span text:style-name="T217"><text:s/></text:span><text:span text:style-name="T239">CLARIFY THIS</text:span></text:p>
      <text:p text:style-name="P182">Is to view the content of a single variables</text:p>
      <text:p text:style-name="P184"/>
      <text:p text:style-name="P184">echo $COLORTERM</text:p>
      <text:p text:style-name="P184">truecolor</text:p>
      <text:p text:style-name="P174"/>
      <text:p text:style-name="P149">Page 85</text:p>
      <text:p text:style-name="P174"/>
      <text:p text:style-name="P174"/>
      <text:p text:style-name="P3"><text:soft-page-break/>* <text:span text:style-name="T215">Variables:</text:span></text:p>
      <text:p text:style-name="P174"/>
      <text:p text:style-name="P177">A variable it’s a label that equates to some value. The label is always the same, remains a constant, but the value can change over the time, <text:span text:style-name="T216">across </text:span>the system, <text:span text:style-name="T216">across accounts</text:span>, etc.</text:p>
      <text:p text:style-name="P174"/>
      <text:p text:style-name="P185"/>
      <text:p text:style-name="P183"/>
      <text:p text:style-name="P158"><text:span text:style-name="T217">* </text:span><text:span text:style-name="T218">Variables can be classified in two types:</text:span><text:span text:style-name="T217"><text:tab/></text:span></text:p>
      <text:p text:style-name="P180">--Shell variables, also called <text:span text:style-name="T222">L</text:span>ocal variables</text:p>
      <text:p text:style-name="P180">– Environment variables</text:p>
      <text:p text:style-name="P174"/>
      <text:p text:style-name="P174"/>
      <text:p text:style-name="P157">* <text:span text:style-name="T214">Shell (local) variables:</text:span></text:p>
      <text:p text:style-name="P181">Used to configuring the shell itself </text:p>
      <text:p text:style-name="P174"/>
      <text:p text:style-name="P188">To see all the variables for shell: <text:s/><text:span text:style-name="T2"><text:s/>set <text:s/></text:span><text:span text:style-name="T146"><text:s/></text:span><text:span text:style-name="T157">or</text:span><text:span text:style-name="T11"> declare</text:span></text:p>
      <text:p text:style-name="P174"/>
      <text:p text:style-name="P157">* <text:span text:style-name="T219">Environment variables:</text:span></text:p>
      <text:p text:style-name="P186"/>
      <text:p text:style-name="P187"><text:span text:style-name="T220">env</text:span><text:span text:style-name="T217"> to see them</text:span></text:p>
      <text:p text:style-name="P174"/>
      <text:p text:style-name="P27"/>
      <text:p text:style-name="P157">* <text:span text:style-name="T223">Alias:</text:span></text:p>
      <text:p text:style-name="P174"/>
      <text:p text:style-name="P191"><text:span text:style-name="T225">If you create it with the command alias will</text:span>l work only on the shell in which you are working. If you open another shell or closes the current one the alias created will disa<text:span text:style-name="T224">p</text:span>pear. </text:p>
      <text:p text:style-name="P191"/>
      <text:p text:style-name="P191"><text:span text:style-name="T12">- To make it permanent</text:span><text:span text:style-name="T224"> have to be written into the configuration file, the recommended option is </text:span><text:span text:style-name="T12">~ /.bashrc </text:span><text:span text:style-name="T158">(you have to log in in a new shell to see it working </text:span><text:span text:style-name="T159">or type source, which will make the new alias to work in your current shell)</text:span></text:p>
      <text:p text:style-name="P191"/>
      <text:p text:style-name="P29">source $HOME/.bashrc</text:p>
      <text:p text:style-name="P190"/>
      <text:p text:style-name="P190"/>
      <text:p text:style-name="P28">– To see the ones already created:</text:p>
      <text:p text:style-name="P189">alias</text:p>
      <text:p text:style-name="P189"/>
      <text:p text:style-name="P28">– To create one alias: <text:s text:c="3"/><text:span text:style-name="T146">→</text:span><text:span text:style-name="T162"> will work only in the current session</text:span></text:p>
      <text:p text:style-name="P189">alias lsls=’ls /var/log/’</text:p>
      <text:p text:style-name="P189"/>
      <text:p text:style-name="P28">– To remove one alias:</text:p>
      <text:p text:style-name="P189">unalias lsls</text:p>
      <text:p text:style-name="P176"/>
      <text:p text:style-name="P176"/>
      <text:p text:style-name="P176"/>
      <text:p text:style-name="P176"/>
      <text:p text:style-name="P176"/>
      <text:p text:style-name="P176"/>
      <text:p text:style-name="P176"/>
      <text:p text:style-name="P176"/>
      <text:p text:style-name="P174"/>
      <text:p text:style-name="P4"><text:soft-page-break/>Different shell types:</text:p>
      <text:p text:style-name="P210"/>
      <text:list xml:id="list3060926826" text:style-name="L1">
        <text:list-item>
          <text:p text:style-name="P496">Login shell</text:p>
        </text:list-item>
        <text:list-item>
          <text:p text:style-name="P496">Interactive shell</text:p>
        </text:list-item>
        <text:list-item>
          <text:p text:style-name="P496">Non-Interactive shell</text:p>
        </text:list-item>
      </text:list>
      <text:p text:style-name="P174"/>
      <text:p text:style-name="P174"/>
      <text:p text:style-name="P163"><text:span text:style-name="T2">Interactive Login Shell:</text:span> </text:p>
      <text:p text:style-name="P132"/>
      <text:p text:style-name="P135"><text:span text:style-name="T251">W</text:span>hen you are using user and password to get inside the system <text:span text:style-name="T60">either via terminal or via ssh.</text:span></text:p>
      <text:p text:style-name="P132"/>
      <text:p text:style-name="P132">Started after a successful login, using /bin/login, by reading /etc/passwd file.</text:p>
      <text:p text:style-name="P133"/>
      <text:p text:style-name="P133">This shell invocation normally reads /etc/profile and it’s private equivalent ~/.bash_profile (or ~/.profile if called as /bin/sh) upon startup.</text:p>
      <text:p text:style-name="P134"/>
      <text:p text:style-name="P131"/>
      <text:p text:style-name="P131"><text:span text:style-name="T202">Interactive No-Login shell:</text:span> </text:p>
      <text:p text:style-name="P131"/>
      <text:p text:style-name="P140">Normally started at the CLI using a shell program like /bin/bash or /bin/su. This is to run a bash shell instance.</text:p>
      <text:p text:style-name="P131"/>
      <text:p text:style-name="P136">By GUI is started <text:span text:style-name="T250">when you run</text:span> terminal programs like, terminator, konsole, xterm, etc.</text:p>
      <text:p text:style-name="P131"/>
      <text:p text:style-name="P137">This shell invocation normally copies the parent environment and then reads user’s <text:span text:style-name="T2">~/.bash_profile</text:span> for additional startup configuration instructions.</text:p>
      <text:p text:style-name="P131"/>
      <text:p text:style-name="P131"/>
      <text:p text:style-name="P164">Non-Interactive shell:</text:p>
      <text:p text:style-name="P138"/>
      <text:p text:style-name="P138">Can not interact with the user. Normally r<text:span text:style-name="T253">a</text:span>n by a script or similar.</text:p>
      <text:p text:style-name="P138"/>
      <text:p text:style-name="P139">Is <text:span text:style-name="T2">NOT</text:span> using ~/.bashrc or <text:s/>.<text:span text:style-name="T252">profile (are not executed). <text:s/></text:span></text:p>
      <text:p text:style-name="P139"/>
      <text:p text:style-name="P139"><text:span text:style-name="T252">Therefore is not using the PATH variables, so </text:span><text:span text:style-name="T61">we should use the full path for a command on our scripts.</text:span></text:p>
      <text:p text:style-name="P138"/>
      <text:p text:style-name="P174"/>
      <text:p text:style-name="P3"><text:span text:style-name="T101">* </text:span><text:span text:style-name="T103">Bash configuration files:</text:span></text:p>
      <text:p text:style-name="P144"/>
      <text:p text:style-name="P122"><text:a xlink:type="simple" xlink:href="http://landoflinux.com/linux_bash_configuration_files.html" text:style-name="Internet_20_link" text:visited-style-name="Visited_20_Internet_20_Link"><text:span text:style-name="T248">http://landoflinux.com/linux_bash_configuration_files.html</text:span></text:a></text:p>
      <text:p text:style-name="P122"><text:a xlink:type="simple" xlink:href="http://www.linuxfromscratch.org/blfs/view/svn/postlfs/profile.html" text:style-name="Internet_20_link" text:visited-style-name="Visited_20_Internet_20_Link"><text:span text:style-name="T248">http://www.linuxfromscratch.org/blfs/view/svn/postlfs/profile.html</text:span></text:a></text:p>
      <text:p text:style-name="P144"/>
      <text:p text:style-name="P141">Collection of startup files that helps bash shell to create an environment.</text:p>
      <text:p text:style-name="P141"/>
      <text:p text:style-name="P142">Depending on the distribution you are using, you may <text:span text:style-name="T20">NOT</text:span> have all of the <text:span text:style-name="T254">below</text:span> mentioned local files. This is perfectly normal.</text:p>
      <text:p text:style-name="P144"/>
      <text:p text:style-name="P144"/>
      <text:list xml:id="list1071933063" text:style-name="L2">
        <text:list-item>
          <text:p text:style-name="P497">System Wide: <text:s text:c="2"/><text:span text:style-name="T146">Bash configuration files applied to all users.</text:span></text:p>
        </text:list-item>
        <text:list-item>
          <text:p text:style-name="P497">Local:<text:span text:style-name="T146"> <text:s text:c="2"/>Bash configuration </text:span><text:span text:style-name="T164">files applied only to the current user.</text:span></text:p>
        </text:list-item>
      </text:list>
      <text:p text:style-name="P144"><text:soft-page-break/></text:p>
      <text:p text:style-name="P123"><text:span text:style-name="T2">/etc/profile : <text:s/></text:span><text:s text:c="2"/><text:span text:style-name="T54">System </text:span><text:span text:style-name="T55">W</text:span><text:span text:style-name="T54">ide.</text:span><text:span text:style-name="T52"> </text:span><text:s/><text:span text:style-name="T255">Initialization file executed during login. </text:span></text:p>
      <text:p text:style-name="P123"/>
      <text:p text:style-name="P127">Sets up user environment informantion. Executed on first log, provides values for my path, sets environment variables for the location of the mailbox and history size. Gathers shell settings for configuration files on /etc/profile.d</text:p>
      <text:p text:style-name="P121"/>
      <text:p text:style-name="P124"><text:span text:style-name="T2">/etc/bashrc:</text:span> <text:s text:c="2"/><text:span text:style-name="T62">System Wide.</text:span><text:span text:style-name="T256"> Executed everytime a bash instance is opened. Can be overwritten by ~/.bashrc</text:span></text:p>
      <text:p text:style-name="P124"/>
      <text:p text:style-name="P128">Executed for every user who runs a bash shell, each time bash shell is opened. Sets the default prompt. <text:s/>Alias can be added here</text:p>
      <text:p text:style-name="P124"/>
      <text:p text:style-name="P125"><text:span text:style-name="T2">~ /.bash_profile: </text:span><text:s text:c="2"/></text:p>
      <text:p text:style-name="P126"><text:span text:style-name="T257">If exists, </text:span><text:s/><text:span text:style-name="T257">executed only once, when the user logs in and after /etc/profile. </text:span></text:p>
      <text:p text:style-name="P129">Used by the user to enter information that is specific for the user. Sets a few environment variables and executes user’s .bashrc file.</text:p>
      <text:p text:style-name="P32"/>
      <text:p text:style-name="P192"><text:span text:style-name="T2">~ /.bashrc:</text:span> <text:s text:c="3"/><text:span text:style-name="T226">Contains information that is specific for my bash shells. Read when you log in and also each time you open a bash shell. Best location to add aliases.</text:span></text:p>
      <text:p text:style-name="P192"/>
      <text:p text:style-name="P192"><text:span text:style-name="T2">~ /.bash_logout:</text:span> <text:s/><text:span text:style-name="T227">Executes each time I’m logging out (exit the last bash shell) Simply clears my screen.</text:span></text:p>
      <text:p text:style-name="P192"/>
      <text:p text:style-name="P192"/>
      <text:p text:style-name="P192"/>
      <text:p text:style-name="P157">* <text:span text:style-name="T228">PROMPT: <text:s/></text:span><text:span text:style-name="T229">page 90</text:span></text:p>
      <text:p text:style-name="P174"/>
      <text:p text:style-name="P194"><text:span text:style-name="T2">– Change it only</text:span><text:span text:style-name="T50"> </text:span><text:span text:style-name="T51">i</text:span><text:span text:style-name="T50">n the current shell</text:span><text:span text:style-name="T2">:</text:span></text:p>
      <text:p text:style-name="P194">export PS1="[\t \w]\$ "</text:p>
      <text:p text:style-name="P193"/>
      <text:p text:style-name="P175"><text:span text:style-name="T2">– </text:span><text:span text:style-name="T13">Make it permanent </text:span><text:span text:style-name="T14">for your user</text:span><text:span text:style-name="T13">: </text:span><text:span text:style-name="T161"><text:s/>into </text:span><text:span text:style-name="T53">~/.bashrc</text:span><text:span text:style-name="T161"> </text:span><text:span text:style-name="T160">add:</text:span></text:p>
      <text:p text:style-name="P175"><text:span text:style-name="T161"><text:s/>export PS1="[\t \w]\$ " <text:s text:c="3"/>→</text:span><text:span text:style-name="T160"> or the characters that you want, this is showing the time and the full path to the current working directory.</text:span></text:p>
      <text:p text:style-name="P195"/>
      <text:p text:style-name="P195"><text:span text:style-name="T2">– </text:span><text:span text:style-name="T15">Permanent for all users:</text:span><text:span text:style-name="T234"> </text:span>By default is on<text:span text:style-name="T47"> /etc</text:span><text:span text:style-name="T82">/</text:span><text:span text:style-name="T99">bashrc</text:span></text:p>
      <text:p text:style-name="P198">page 93</text:p>
      <text:p text:style-name="P195"/>
      <text:p text:style-name="P195"/>
      <text:p text:style-name="P159">* Help Commands:</text:p>
      <text:p text:style-name="P196"/>
      <text:p text:style-name="P196"><text:span text:style-name="T2">– Help:</text:span> Built-in command <text:span text:style-name="T240">providing help </text:span><text:span text:style-name="T47">only for bash </text:span><text:span text:style-name="T59">commands</text:span><text:span text:style-name="T240">,</text:span></text:p>
      <text:p text:style-name="P196"/>
      <text:p text:style-name="P196"><text:span text:style-name="T2">– </text:span><text:span text:style-name="T17">Info:</text:span><text:span text:style-name="T240"> Provide info about GNU commands. More based on html looks-like document (was previous to html)</text:span></text:p>
      <text:p text:style-name="P196"/>
      <text:p text:style-name="P197"><text:span text:style-name="T2">– </text:span><text:span text:style-name="T22">Man</text:span><text:span text:style-name="T241">: System wide documentation systems which provide short reference manuals (pages)</text:span></text:p>
      <text:p text:style-name="P199">from commands, API, configuration files, etc.</text:p>
      <text:p text:style-name="P195"/>
      <text:p text:style-name="P195"/>
      <text:p text:style-name="P492">Page 95 Exercises</text:p>
      <text:p text:style-name="P200"/>
      <text:p text:style-name="P202"><text:soft-page-break/>Page 10<text:span text:style-name="T245">2</text:span></text:p>
      <text:p text:style-name="P202"/>
      <text:p text:style-name="P179"><text:span text:style-name="T208">* File redirection </text:span><text:span text:style-name="T242">metacharacters</text:span><text:span text:style-name="T208">:</text:span></text:p>
      <text:p text:style-name="P202"/>
      <text:p text:style-name="P202"><text:span text:style-name="T2">&lt; </text:span><text:s/>Directs the contents of a file to the command, is the default action, less bigfile.txt and less &lt; bigfile.txt are the same</text:p>
      <text:p text:style-name="P202"/>
      <text:p text:style-name="P202"><text:span text:style-name="T2">&gt; </text:span>Directs standard output to a file. <text:span text:style-name="T47">If the file exists the content is overwritten.</text:span></text:p>
      <text:p text:style-name="P200"/>
      <text:p text:style-name="P202"><text:span text:style-name="T2">&gt;&gt;</text:span> Directs the output of a command to a file, adding the output to the end of that file.</text:p>
      <text:p text:style-name="P200"/>
      <text:p text:style-name="P203"><text:span text:style-name="T2">2&gt;</text:span> Directs standard error to the filename</text:p>
      <text:p text:style-name="P203"/>
      <text:p text:style-name="P203"><text:span text:style-name="T2">&amp;&gt;</text:span> Directs standard output and error to the file.</text:p>
      <text:p text:style-name="P203"/>
      <text:p text:style-name="P30"><text:span text:style-name="T275">&lt;&lt;</text:span> <text:span text:style-name="T243">Here text / Here document:</text:span></text:p>
      <text:p text:style-name="P201"/>
      <text:p text:style-name="P204">Will send the content typed between &lt;&lt; myword <text:s text:c="2"/>and myword <text:s/>to the input of the commnand</text:p>
      <text:p text:style-name="P201"/>
      <text:p text:style-name="P200">$ mail root cnegus <text:s/><text:span text:style-name="T2">&lt;&lt;thetext</text:span></text:p>
      <text:p text:style-name="P200">&gt; I want to tell everyone that there will be a 10 a.m.</text:p>
      <text:p text:style-name="P200">&gt; meeting in conference room B. Everyone should attend.</text:p>
      <text:p text:style-name="P200">&gt;</text:p>
      <text:p text:style-name="P200">&gt; -- James</text:p>
      <text:p text:style-name="P200">&gt; <text:span text:style-name="T2">thetext</text:span></text:p>
      <text:p text:style-name="P200"/>
      <text:p text:style-name="P205">Send the email to root and <text:s/>cnegus. The text between &lt;&lt; thetext and thetext is the content of the message</text:p>
      <text:p text:style-name="P205"/>
      <text:p text:style-name="P205"><text:span text:style-name="T2">Another example:</text:span> use the editor ed and send to resolve.conf the text between &lt;&lt;resendit and resendit</text:p>
      <text:p text:style-name="P205"/>
      <text:p text:style-name="P205">/bin/ed /etc/resolv.conf <text:span text:style-name="T2">&lt;&lt;resendit</text:span></text:p>
      <text:p text:style-name="P205">a</text:p>
      <text:p text:style-name="P205">nameserver 100.100.100.100</text:p>
      <text:p text:style-name="P205">.</text:p>
      <text:p text:style-name="P205">w</text:p>
      <text:p text:style-name="P205">q</text:p>
      <text:p text:style-name="P31">resendit</text:p>
      <text:p text:style-name="P200"/>
      <text:p text:style-name="P200"/>
      <text:p text:style-name="P160">* <text:span text:style-name="T244">Using brace expansion characters:</text:span></text:p>
      <text:p text:style-name="P200"/>
      <text:p text:style-name="P206">$ touch memo<text:span text:style-name="T2">{1,2,3,4,5}</text:span></text:p>
      <text:p text:style-name="P206">$ ls</text:p>
      <text:p text:style-name="P206">memo1 memo2 memo3 memo4 memo5</text:p>
      <text:p text:style-name="P200"/>
      <text:p text:style-name="P200">$ touch <text:span text:style-name="T2">{John,Bill,Sally}-{Breakfast,Lunch,Dinner}</text:span></text:p>
      <text:p text:style-name="P200">$ ls</text:p>
      <text:p text:style-name="P200">Bill-Breakfast Bill-Lunch John-Dinner Sally-Breakfast Sally-Lunch</text:p>
      <text:p text:style-name="P200">Bill-Dinner John-Breakfast John-Lunch Sally-Dinner</text:p>
      <text:p text:style-name="P200"/>
      <text:p text:style-name="P200"><text:soft-page-break/>$ rm -f {John,Bill,Sally}-{Breakfast,Lunch,Dinner}</text:p>
      <text:p text:style-name="P200"/>
      <text:p text:style-name="P200">$ touch <text:span text:style-name="T2">{a..f}{1..5}</text:span></text:p>
      <text:p text:style-name="P200">$ ls</text:p>
      <text:p text:style-name="P200">a1 a3 a5 b2 b4 c1 c3 c5 d2 d4 e1 e3 e5 f2 f4</text:p>
      <text:p text:style-name="P200">a2 a4 b1 b3 b5 c2 c4 d1 d3 d5 e2 e4 f1 f3 f5</text:p>
      <text:p text:style-name="P200"/>
      <text:p text:style-name="P200"/>
      <text:p text:style-name="P200"/>
      <text:p text:style-name="P200"/>
      <text:p text:style-name="P207"><text:span text:style-name="T271">Listing directories and files:</text:span> 106</text:p>
      <text:p text:style-name="P493"/>
      <text:p text:style-name="P211"><text:span text:style-name="T2">– t at the end of directory:</text:span> <text:span text:style-name="T63">Sticky bit</text:span><text:span text:style-name="T258"> is set for that directory. </text:span></text:p>
      <text:p text:style-name="P211"><text:span text:style-name="T258">drwxrwxr</text:span><text:span text:style-name="T21">-t </text:span></text:p>
      <text:p text:style-name="P212">Allow other users and groups to add files on the directory but they can not remove nothing <text:span text:style-name="T259">except their own files.</text:span></text:p>
      <text:p text:style-name="P208"/>
      <text:p text:style-name="P213"><text:span text:style-name="T2">+ Sign at the end:</text:span> <text:s/>-rw-rwr--<text:span text:style-name="T2">+</text:span></text:p>
      <text:p text:style-name="P213">Extended attributes, such ACL or SELinux are set on the file.</text:p>
      <text:p text:style-name="P208"/>
      <text:p text:style-name="P33">– S<text:span text:style-name="T263">ET</text:span>UID or <text:span text:style-name="T263">SET</text:span>GID:</text:p>
      <text:p text:style-name="P207">When you list (ls -l) a file/folder you can see <text:span text:style-name="T265">s</text:span> instead of <text:span text:style-name="T265">x</text:span> (executable) <text:span text:style-name="T246">on the owner , group, or both (-rw</text:span><text:span text:style-name="T18">s</text:span><text:span text:style-name="T246">r-</text:span><text:span text:style-name="T18">s</text:span><text:span text:style-name="T163">r</text:span><text:span text:style-name="T246">-x) </text:span></text:p>
      <text:p text:style-name="P207"/>
      <text:p text:style-name="P207">This means that <text:span text:style-name="T247">the application can be run by </text:span><text:span text:style-name="T19">any</text:span><text:span text:style-name="T247"> user or group but the ownership of running process belongs to the file’s owner.</text:span></text:p>
      <text:p text:style-name="P209"/>
      <text:p text:style-name="P34">Example:</text:p>
      <text:p text:style-name="P209"><text:span text:style-name="T76">/bin/</text:span><text:span text:style-name="T89">mount</text:span><text:span text:style-name="T83"> have -rw</text:span><text:span text:style-name="T89">s</text:span><text:span text:style-name="T83">r-xr-x </text:span></text:p>
      <text:p text:style-name="P209"/>
      <text:p text:style-name="P209">Any user can run mount to see the mounted devices but only root (the owner of the file) can execute it to mount devices.</text:p>
      <text:p text:style-name="P209"/>
      <text:p text:style-name="P217"><text:span text:style-name="T2">Set it up and remove it:</text:span> <text:s text:c="2"/><text:span text:style-name="T262">The file/folder </text:span><text:span text:style-name="T64">have to have 77</text:span><text:span text:style-name="T65">x</text:span><text:span text:style-name="T64"> permissions before</text:span><text:span text:style-name="T262"> to be enabled. If not an S(capital S) will appear and won’t work.</text:span></text:p>
      <text:p text:style-name="P217"/>
      <text:p text:style-name="P35">SETUID: <text:s/>4</text:p>
      <text:p text:style-name="P219">chmod 4777 file/folder <text:s/>→ octal</text:p>
      <text:p text:style-name="P219">chmod u+s file/folder <text:s text:c="2"/>change it to – <text:span text:style-name="T264">(minus)</text:span> to remove it</text:p>
      <text:p text:style-name="P218"/>
      <text:p text:style-name="P35">SETGUID: <text:s/>2</text:p>
      <text:p text:style-name="P221">chmod 2777 file/folder</text:p>
      <text:p text:style-name="P220">chmod g<text:span text:style-name="T264">+s file/folder</text:span></text:p>
      <text:p text:style-name="P219"/>
      <text:p text:style-name="P36">TIPS:</text:p>
      <text:p text:style-name="P221">Set everything (setuid,setgid and sticky bit): <text:s/>chmod 7777 file/folder <text:s/>→ -rwsrrwsrwt</text:p>
      <text:p text:style-name="P221">Set uid and sticky bit: <text:s/>chmod 6777 file</text:p>
      <text:p text:style-name="P221">Set gid and sticky bit: <text:s/>chmod 5777 file</text:p>
      <text:p text:style-name="P220"/>
      <text:p text:style-name="P219">Find all setuid and setgid:</text:p>
      <text:p text:style-name="P219">find / -type f -perm /6000 -exec stat -c "%A %a %n" {} \;</text:p>
      <text:p text:style-name="P209"><text:soft-page-break/></text:p>
      <text:p text:style-name="P215"><text:span text:style-name="T202">* Sticky Bit </text:span><text:span text:style-name="T209">or Restricted Detection Flag:</text:span><text:span text:style-name="T202"> </text:span></text:p>
      <text:p text:style-name="P215">User’s ownership access right flag for files or directories in unix-like OS</text:p>
      <text:p text:style-name="P214"/>
      <text:list xml:id="list3019958056" text:style-name="L3">
        <text:list-item>
          <text:p text:style-name="P498">When sticky bit is set <text:span text:style-name="T260">ONLY</text:span> the<text:span text:style-name="T47"> owner of the file and root</text:span> will be able to modify it or remove it.</text:p>
        </text:list-item>
        <text:list-item>
          <text:p text:style-name="P499">Typically for /tmp directory.</text:p>
        </text:list-item>
        <text:list-item>
          <text:p text:style-name="P500">Without it any user or group with writing <text:span text:style-name="T261">and executing</text:span> permissions can modify the file/folder.</text:p>
        </text:list-item>
      </text:list>
      <text:p text:style-name="P174"/>
      <text:p text:style-name="P216"><text:span text:style-name="T2">Set it up and remove it:</text:span> <text:s text:c="2"/><text:span text:style-name="T262">The file/folder </text:span><text:span text:style-name="T64">have to have 777 permissions before</text:span><text:span text:style-name="T262"> to enable sticky bit. If not a T(capital T) will appear and won’t work.</text:span></text:p>
      <text:p text:style-name="P216"/>
      <text:p text:style-name="P216">chmod +t /folder</text:p>
      <text:p text:style-name="P216">chmod 1777 folder</text:p>
      <text:p text:style-name="P216"/>
      <text:p text:style-name="P216">chmod -t /folder</text:p>
      <text:p text:style-name="P216">chmod 0777 / folder <text:s text:c="2"/></text:p>
      <text:p text:style-name="P174"/>
      <text:p text:style-name="P174"/>
      <text:p text:style-name="P174"/>
      <text:p text:style-name="P5">File Permissions:</text:p>
      <text:p text:style-name="Horizontal_20_Line"/>
      <text:p text:style-name="P37">Octal: <text:s/>(4+2+1) 7</text:p>
      <text:p text:style-name="P222">r=4</text:p>
      <text:p text:style-name="P222">w=2</text:p>
      <text:p text:style-name="P222">x=1</text:p>
      <text:p text:style-name="P222"/>
      <text:p text:style-name="P227">Examples:</text:p>
      <text:p text:style-name="P223">chmod 755 <text:s/>→ <text:s/>rwxr-xr-x</text:p>
      <text:p text:style-name="P223">chmod 644 <text:s/>→ rw-r--r--</text:p>
      <text:p text:style-name="P223">chmod 326 <text:s text:c="2"/>→ rw--w-rw-</text:p>
      <text:p text:style-name="P222"/>
      <text:p text:style-name="P224"/>
      <text:p text:style-name="P38">Letters: <text:span text:style-name="T266">+ and -</text:span></text:p>
      <text:p text:style-name="P225">User <text:s/>= <text:s/>u</text:p>
      <text:p text:style-name="P225">Group = g</text:p>
      <text:p text:style-name="P225">Others = o</text:p>
      <text:p text:style-name="P231">All = a</text:p>
      <text:p text:style-name="P225"/>
      <text:p text:style-name="P226">Read = r</text:p>
      <text:p text:style-name="P226">Write = w</text:p>
      <text:p text:style-name="P226">Execution = x</text:p>
      <text:p text:style-name="P226"/>
      <text:p text:style-name="P228">Examples <text:span text:style-name="T268">with +</text:span>:<text:span text:style-name="T101"> <text:s/></text:span><text:span text:style-name="T104">having 000 permissions originally:</text:span></text:p>
      <text:p text:style-name="P232">chmod u+r<text:span text:style-name="T267">w</text:span> <text:s/>→<text:span text:style-name="T267"> </text:span><text:s text:c="2"/>rw------- </text:p>
      <text:p text:style-name="P232"><text:span text:style-name="T267">chmod a+x <text:s text:c="3"/></text:span>→<text:span text:style-name="T267"> </text:span>--x--x--x</text:p>
      <text:p text:style-name="P233">chmod ug+rx → r-xr-x---</text:p>
      <text:p text:style-name="P232"/>
      <text:p text:style-name="P232"/>
      <text:p text:style-name="P232"/>
      <text:p text:style-name="P232"><text:soft-page-break/></text:p>
      <text:p text:style-name="P234"><text:span text:style-name="T47">Examples with</text:span><text:span text:style-name="T101"> - </text:span>: <text:s/>777 permissions originally:</text:p>
      <text:p text:style-name="P234"/>
      <text:p text:style-name="P232"><text:span text:style-name="T269">chmod a-w</text:span> →<text:span text:style-name="T269"> r-xr-xr-x</text:span></text:p>
      <text:p text:style-name="P235">chmod go-rwx → rwx------</text:p>
      <text:p text:style-name="P232"/>
      <text:p text:style-name="P232"/>
      <text:p text:style-name="P236"><text:span text:style-name="T271">* Umask</text:span> pag 112</text:p>
      <text:p text:style-name="Horizontal_20_Line"/>
      <text:p text:style-name="P238">Umask generate the permissions by default when you are creating directories or files.</text:p>
      <text:p text:style-name="P238"/>
      <text:p text:style-name="P238">Type umask to see the current value, should be 0002</text:p>
      <text:p text:style-name="P238"/>
      <text:p text:style-name="P238">The lower number the less restrictive and the oposite.</text:p>
      <text:p text:style-name="P237"/>
      <text:p text:style-name="P39">To change the value:</text:p>
      <text:p text:style-name="P238"/>
      <text:list xml:id="list683451546" text:style-name="L4">
        <text:list-item>
          <text:p text:style-name="P501">umask &lt;number&gt; <text:s text:c="2"/>→ example: <text:s/>umask 777 <text:s text:c="2"/>(this will only work on the current cli)</text:p>
        </text:list-item>
        <text:list-item>
          <text:p text:style-name="P502">On your ~/.bashrc <text:s/>→ to do the change permament</text:p>
        </text:list-item>
      </text:list>
      <text:p text:style-name="P238"/>
      <text:p text:style-name="P239"/>
      <text:p text:style-name="P239"><text:span text:style-name="T2">IMPORTANT:</text:span> <text:s text:c="2"/>Keep the same permissions moving and coping files and folders: <text:span text:style-name="T2"><text:s/>-a</text:span></text:p>
      <text:p text:style-name="P239">If not UMASK will set the default permissions, example:</text:p>
      <text:p text:style-name="P239"/>
      <text:p text:style-name="P239">cp<text:span text:style-name="T2"> -a</text:span> myfile /<text:span text:style-name="T272">directory</text:span> --- <text:span text:style-name="T272">&gt; this will keep the same permissions on the destination, if not UMASK will change the permissions to the default ones.</text:span></text:p>
      <text:p text:style-name="P239"/>
      <text:p text:style-name="P239"/>
      <text:p text:style-name="P161">More tricks:</text:p>
      <text:p text:style-name="P240"/>
      <text:p text:style-name="P240">rm <text:span text:style-name="T2">-i </text:span><text:s/>to <text:span text:style-name="T273">prevent you to overwrite files.</text:span></text:p>
      <text:p text:style-name="P240"/>
      <text:p text:style-name="P241"><text:span text:style-name="T2">\any command </text:span>→ force any command to run unaliased, example: <text:s/><text:span text:style-name="T274">\</text:span>rm bigdir</text:p>
      <text:p text:style-name="P241"/>
      <text:p text:style-name="P241">mv <text:span text:style-name="T2">-b</text:span> file /directory <text:s/>→ <text:s/>If a file have the same name in the destination is doing a backup or the older.</text:p>
      <text:p text:style-name="P241"/>
      <text:p text:style-name="P6">Working with Text Files:</text:p>
      <text:p text:style-name="Horizontal_20_Line"/>
      <text:p text:style-name="P40">VI:</text:p>
      <text:p text:style-name="P242"/>
      <text:p text:style-name="P242"><text:span text:style-name="T2">vimtutor </text:span>type it on the bash shell</text:p>
      <text:p text:style-name="P242"/>
      <text:p text:style-name="P246"><text:span text:style-name="T2">Insert end </text:span><text:span text:style-name="T146">of current line:</text:span><text:span text:style-name="T2"> <text:s text:c="2"/></text:span><text:span text:style-name="T23">A</text:span></text:p>
      <text:p text:style-name="P246"><text:span text:style-name="T23">I</text:span><text:span text:style-name="T2">nsert beginning </text:span><text:span text:style-name="T146">of line</text:span><text:span text:style-name="T2">: <text:s/>I</text:span></text:p>
      <text:p text:style-name="P247"><text:span text:style-name="T23">I</text:span><text:span text:style-name="T2">nsert below &amp; empty line: <text:s text:c="2"/>o</text:span></text:p>
      <text:p text:style-name="P247"><text:span text:style-name="T23">I</text:span><text:span text:style-name="T2">nsert above &amp; empty line: <text:s text:c="2"/>O</text:span></text:p>
      <text:p text:style-name="P248"><text:span text:style-name="T23">R</text:span><text:span text:style-name="T2">emove line &amp; insert mode: <text:s/>S</text:span></text:p>
      <text:p text:style-name="P41"/>
      <text:p text:style-name="P243"><text:span text:style-name="T23">Undo: <text:s/></text:span><text:span text:style-name="T2">u </text:span><text:s/><text:span text:style-name="T276">Undo </text:span>the previous change you made. Continue to press u to undo the</text:p>
      <text:p text:style-name="P242"><text:soft-page-break/>change before that and the one before that.</text:p>
      <text:p text:style-name="P243"><text:span text:style-name="T2">Redo: <text:s/>Ctrl+</text:span><text:span text:style-name="T28">r</text:span> <text:s text:c="3"/>Essentially, this command undoes your undo.</text:p>
      <text:p text:style-name="P243"/>
      <text:p text:style-name="P242"><text:span text:style-name="T24">Run a command</text:span><text:span text:style-name="T277"> inside vi <text:s text:c="3"/></text:span><text:span text:style-name="T24"><text:s/></text:span><text:span text:style-name="T2">:!command </text:span><text:s text:c="3"/>You can run a shell command while you are in vi, even a bash one :!bash (exit to get back to vi) <text:s/><text:span text:style-name="T280">example: <text:s/>:! cat /etc/passwd </text:span></text:p>
      <text:p text:style-name="P242"/>
      <text:p text:style-name="P244"><text:span text:style-name="T25">D</text:span><text:span text:style-name="T2">isplay the name </text:span><text:span text:style-name="T146">of the file </text:span><text:span text:style-name="T2">Ctrl+</text:span><text:span text:style-name="T29">g</text:span><text:span text:style-name="T2"> <text:s/></text:span><text:s text:c="3"/><text:span text:style-name="T278">t</text:span>hat you are editing and the current line that you are on at the bottom of the screen.</text:p>
      <text:p text:style-name="P242"/>
      <text:p text:style-name="P242"><text:span text:style-name="T26">Save and exit: <text:s/></text:span><text:span text:style-name="T2">ZZ</text:span> <text:s text:c="2"/>Saves the current changes to the file and exits from vi.</text:p>
      <text:p text:style-name="P245"><text:span text:style-name="T2">:x <text:s/></text:span><text:s/>and <text:s text:c="2"/><text:span text:style-name="T2">:wq</text:span> <text:s/>As well</text:p>
      <text:p text:style-name="P245"/>
      <text:p text:style-name="P242"><text:span text:style-name="T27">Last line: <text:s text:c="3"/></text:span><text:span text:style-name="T2">G </text:span><text:s text:c="6"/><text:span text:style-name="T279">G</text:span>oes to the last line of the file.</text:p>
      <text:p text:style-name="P242"><text:span text:style-name="T27">First line: <text:s text:c="2"/></text:span><text:span text:style-name="T2">1G </text:span><text:s text:c="4"/>Goes to the first line of the file.</text:p>
      <text:p text:style-name="P242">35G —Goes to any line number (35, in this case).</text:p>
      <text:p text:style-name="P242"/>
      <text:p text:style-name="P242">?[pP]rint —Searches backward for either print or Print.</text:p>
      <text:p text:style-name="P242"/>
      <text:p text:style-name="P242"><text:span text:style-name="T2">N</text:span> to search back when using /</text:p>
      <text:p text:style-name="P237"/>
      <text:p text:style-name="P237">####### Moving arround #########</text:p>
      <text:p text:style-name="P237">Beggining of line: <text:s/>0 <text:s text:c="2"/></text:p>
      <text:p text:style-name="P237">End of line: <text:s/>$</text:p>
      <text:p text:style-name="P237">Next word: <text:s/>w <text:s text:c="2"/>(delimited by spaces, tabs, or punctuation)</text:p>
      <text:p text:style-name="P237">Next word: <text:s/>W <text:s text:c="2"/>(delimited tabs or empty spaces)</text:p>
      <text:p text:style-name="P237">Previous word: <text:s/>b (tabs, spaces, puntuation)</text:p>
      <text:p text:style-name="P237">Previous word: <text:s/>B (space, tabs)</text:p>
      <text:p text:style-name="P237">Go to last line: <text:s text:c="2"/>G</text:p>
      <text:p text:style-name="P237">Go to first line: <text:s/>1G</text:p>
      <text:p text:style-name="P237">Go to the line n: <text:s text:c="2"/>xG</text:p>
      <text:p text:style-name="P237">Upper left screen: <text:s/>H</text:p>
      <text:p text:style-name="P237">Middle left : <text:s text:c="6"/>M</text:p>
      <text:p text:style-name="P237">Lower left screen: <text:s/>L</text:p>
      <text:p text:style-name="P237"/>
      <text:p text:style-name="P237">##### Delete - Change (erase) - Yanks (paste) #########</text:p>
      <text:p text:style-name="P237">DELETE WITHOUT INSERT</text:p>
      <text:p text:style-name="P237">Delete word on right cursor: dw </text:p>
      <text:p text:style-name="P237">Delete word left cursor: <text:s/>db</text:p>
      <text:p text:style-name="P237">Delete Entire line: <text:s/>dd</text:p>
      <text:p text:style-name="P237"/>
      <text:p text:style-name="P237">DELETE WITH INSERT (and copies the items deleted)</text:p>
      <text:p text:style-name="P237">Change (erase) line &amp; insert: <text:s/>cc</text:p>
      <text:p text:style-name="P237">Change (erase) from cursor to end &amp; insert: <text:s/>c$</text:p>
      <text:p text:style-name="P237">Change (erase) next word &amp; insert: <text:s/>cw</text:p>
      <text:p text:style-name="P237"/>
      <text:p text:style-name="P237">YANKS (copy) WITHOUT INSERT</text:p>
      <text:p text:style-name="P237">Copy current line: <text:s/>yy</text:p>
      <text:p text:style-name="P237">Copy from cursor to end: <text:s/>y)</text:p>
      <text:p text:style-name="P237"/>
      <text:p text:style-name="P237">PASTE</text:p>
      <text:p text:style-name="P237">Put copied text on right: <text:s/>p</text:p>
      <text:p text:style-name="P237">Put copied text on left: P</text:p>
      <text:p text:style-name="P237"><text:soft-page-break/></text:p>
      <text:p text:style-name="P237">Delete 3 lines: 3dd</text:p>
      <text:p text:style-name="P237">Delete 3 words: 3dw</text:p>
      <text:p text:style-name="P237">Change 5 leters: 5cl</text:p>
      <text:p text:style-name="P237"/>
      <text:p text:style-name="P237">######## Search ##########</text:p>
      <text:p text:style-name="P237">Search forward: / <text:s/>----&gt; <text:s/>tipe n for next word and N to the previous word</text:p>
      <text:p text:style-name="P237">Search backward: <text:s/>? <text:s text:c="2"/>n or N works as well.</text:p>
      <text:p text:style-name="P237"/>
      <text:p text:style-name="P237">####### Ex Mode (when you type : ) ##########</text:p>
      <text:p text:style-name="P237">:g/word <text:s text:c="2"/>Will highlight the word as many times is appearing in the text</text:p>
      <text:p text:style-name="P237">:s/polla/culo <text:s/>Substitutes first occurence of polla for culo</text:p>
      <text:p text:style-name="P237">:g/polla/s /culo/g Substitutes every occurrence of polla for culo in the entire file</text:p>
      <text:p text:style-name="P237">:g/polla/s /culo/gp Same previous command but showing one by one.</text:p>
      <text:p text:style-name="P237"/>
      <text:p text:style-name="P237">######## Miscelany ########</text:p>
      <text:p text:style-name="P237"/>
      <text:p text:style-name="P237">Save and exit: <text:s/>ZZ or :x or :wq</text:p>
      <text:p text:style-name="P237"/>
      <text:p text:style-name="P237">Repeat last command: <text:s text:c="2"/>. <text:s/>(period) </text:p>
      <text:p text:style-name="P237"/>
      <text:p text:style-name="P237">Undo: <text:s/>u</text:p>
      <text:p text:style-name="P237">Redo: <text:s/>Ctrl+r</text:p>
      <text:p text:style-name="P237"/>
      <text:p text:style-name="P237">Run a command inside vi <text:s text:c="3"/>:!command <text:s/>:!ls /home</text:p>
      <text:p text:style-name="P237">Run a bash shell inside vi: <text:s/>:bash! <text:s text:c="2"/>--&gt; tipe exit to return to vi <text:s text:c="2"/></text:p>
      <text:p text:style-name="P237"/>
      <text:p text:style-name="P237">Display filename: <text:s/>Ctrl+g</text:p>
      <text:p text:style-name="P237"/>
      <text:p text:style-name="P237">Append:</text:p>
      <text:p text:style-name="P231">Working with Filesystems <text:span text:style-name="T270">Shell Scripting bible pag 192</text:span></text:p>
      <text:p text:style-name="P231"/>
      <text:p text:style-name="P231"/>
      <text:p text:style-name="P249"><text:span text:style-name="T271">Locate:</text:span> <text:s/>updatedb</text:p>
      <text:p text:style-name="Horizontal_20_Line"/>
      <text:p text:style-name="P249">Is checking if a file exists in a database, this is faster than find.</text:p>
      <text:p text:style-name="P249"/>
      <text:p text:style-name="P249">Updatedb is being run everyday to update the lasts files. You can run it if you want.</text:p>
      <text:p text:style-name="P249"/>
      <text:p text:style-name="P249">/etc/updatedb.conf have the files and folders that won’t be indexed in the db, like /tmp , dvd , etc.</text:p>
      <text:p text:style-name="P249"/>
      <text:p text:style-name="P249">locate <text:span text:style-name="T2">-i</text:span> polla → will search with no case, so Polla, polla will appear if they already exists.</text:p>
      <text:p text:style-name="P249"/>
      <text:p text:style-name="P8">Grep: </text:p>
      <text:p text:style-name="Horizontal_20_Line"/>
      <text:p text:style-name="P250">grep -i desktop /etc/services <text:s/>→ will search with case – Insensitive</text:p>
      <text:p text:style-name="P250">grep -v polla /var/log will omit polla and display the rest of the folder</text:p>
      <text:p text:style-name="P250">grep -r polla /etc <text:s text:c="4"/>recursive search</text:p>
      <text:p text:style-name="P249">-<text:span text:style-name="T281">l display only the files, not the lines which contain the object searched.</text:span></text:p>
      <text:p text:style-name="P249"/>
      <text:p text:style-name="P7"><text:soft-page-break/>Find: <text:span text:style-name="T230">pag 127</text:span></text:p>
      <text:p text:style-name="P494"/>
      <text:p text:style-name="Standard">* <text:span text:style-name="T30">Use LS</text:span><text:span text:style-name="T282">: <text:s text:c="2"/></text:span>find $HOME<text:span text:style-name="T2"> -ls <text:s text:c="2"/></text:span><text:span text:style-name="T146">displays the content of home, and subfolders, in ls format</text:span></text:p>
      <text:p text:style-name="Standard"/>
      <text:p text:style-name="Standard">* <text:span text:style-name="T2">Exclude errors:</text:span></text:p>
      <text:list xml:id="list1085860446" text:style-name="L5">
        <text:list-item>
          <text:p text:style-name="P503"><text:span text:style-name="T146">find /etc</text:span><text:span text:style-name="T81"> 2&gt; /dev</text:span><text:span text:style-name="T89">/null</text:span></text:p>
        </text:list-item>
        <text:list-item>
          <text:p text:style-name="P503">find – exclude /etc</text:p>
        </text:list-item>
      </text:list>
      <text:p text:style-name="Standard"/>
      <text:p text:style-name="P14">* <text:span text:style-name="T283">Search by Filename:</text:span></text:p>
      <text:list xml:id="list1490964435" text:style-name="L6">
        <text:list-item>
          <text:p text:style-name="P504"><text:span text:style-name="T146">-name → search for the </text:span><text:span text:style-name="T31">exact</text:span><text:span text:style-name="T165"> </text:span><text:span text:style-name="T146">word, </text:span><text:span text:style-name="T166">no shorter or different case.</text:span></text:p>
        </text:list-item>
        <text:list-item>
          <text:p text:style-name="P504"><text:span text:style-name="T146">-</text:span><text:span text:style-name="T165">iname → search for the word incase sensitive</text:span></text:p>
        </text:list-item>
      </text:list>
      <text:p text:style-name="Standard"/>
      <text:p text:style-name="Standard">find /etc -name passwd <text:s text:c="2"/>→<text:span text:style-name="T284"> will search for passwd.</text:span></text:p>
      <text:p text:style-name="Standard">find /etc -<text:span text:style-name="T284">i</text:span>name passwd <text:s/>→<text:span text:style-name="T284"> will search for any combination of passwd, PASSWD, Psswd, etc</text:span></text:p>
      <text:p text:style-name="Standard"/>
      <text:p text:style-name="P251">* <text:span text:style-name="T32">Finding files by size:</text:span></text:p>
      <text:list xml:id="list4138518611" text:style-name="L7">
        <text:list-item>
          <text:p text:style-name="P505">-size +10M <text:s text:c="2"/>→ search files up to 10 MB</text:p>
        </text:list-item>
        <text:list-item>
          <text:p text:style-name="P505">-size -10M <text:s text:c="3"/>→ search files down to 10 MB</text:p>
        </text:list-item>
        <text:list-item>
          <text:p text:style-name="P505">-size +10M -size +50M <text:s/>→ search between 10 MB and 50MB</text:p>
        </text:list-item>
      </text:list>
      <text:p text:style-name="P252"/>
      <text:p text:style-name="P253">* <text:span text:style-name="T285">Finding by Permissions:</text:span></text:p>
      <text:list xml:id="list2220523962" text:style-name="L8">
        <text:list-item>
          <text:p text:style-name="P506">-perm </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86">!!@@asdfASDf102</text:p>
      <text:p text:style-name="P302"/>
      <text:p text:style-name="P302"/>
      <text:p text:style-name="P302"/>
      <text:p text:style-name="P477"><text:soft-page-break/>CompTIA Linux+ LPIC-1 Cert Guide </text:p>
      <text:p text:style-name="P477">Exams LX0-103 LX0-104 101-400 &amp; 102-400</text:p>
      <text:p text:style-name="P311"/>
      <text:p text:style-name="P310"/>
      <text:p text:style-name="P302"/>
      <text:p text:style-name="P458"/>
      <text:p text:style-name="P11">* 101.1 <text:span text:style-name="Strong_20_Emphasis">Determine and configure hardware settings.</text:span> </text:p>
      <text:p text:style-name="P301"/>
      <text:p text:style-name="P459"><text:span text:style-name="T105">Hardware</text:span><text:span text:style-name="T101">: Refers to the entire computer where linux will run on</text:span></text:p>
      <text:p text:style-name="P254"/>
      <text:p text:style-name="P460"><text:span text:style-name="T105">Periphreals – </text:span><text:span text:style-name="T106">Devices: <text:s/></text:span><text:span text:style-name="T116">Hardware who talk to the CPU over some kind of bus</text:span><text:span text:style-name="T105"><text:line-break/></text:span></text:p>
      <text:p text:style-name="P255">Kernel: </text:p>
      <text:list xml:id="list2310311265" text:style-name="L9">
        <text:list-item>
          <text:p text:style-name="P507">Manages the interactions between the hardware and the applications. </text:p>
        </text:list-item>
        <text:list-item>
          <text:p text:style-name="P508">Runs on the CPU and memory. </text:p>
        </text:list-item>
        <text:list-item>
          <text:p text:style-name="P546"><text:span text:style-name="T118">S</text:span><text:span text:style-name="T117">ends messages over the bus that </text:span><text:span text:style-name="T118">connects the CPU and the periphreals/devices</text:span></text:p>
        </text:list-item>
        <text:list-item>
          <text:p text:style-name="P509">Is like an air traffic controller that coordinates everything</text:p>
        </text:list-item>
      </text:list>
      <text:p text:style-name="P312"/>
      <text:p text:style-name="P461"><text:span text:style-name="T105">Patch:</text:span><text:span text:style-name="T115"> Is a fix made by the community or a company (red hat, etc). </text:span><text:span text:style-name="T119">The patch is submi</text:span><text:span text:style-name="T121">t</text:span><text:span text:style-name="T119">t</text:span><text:span text:style-name="T120">ed</text:span><text:span text:style-name="T119"> for inclusion into the linux kernel and will wait for core members for approval.</text:span></text:p>
      <text:p text:style-name="P313"/>
      <text:p text:style-name="P462"><text:span text:style-name="T107">E</text:span><text:span text:style-name="T105">numerating the Peripherals / Devices:</text:span><text:span text:style-name="T115"> </text:span></text:p>
      <text:p text:style-name="P314">Devices talk to the CPU and other devices through the bus.</text:p>
      <text:p text:style-name="P462"><text:span text:style-name="T115">To uniquely identify them the </text:span><text:span text:style-name="T132">CPU</text:span><text:span text:style-name="T115"> needs </text:span><text:span text:style-name="T122">to be able to address the devices, there are several ways:</text:span></text:p>
      <text:p text:style-name="P315"/>
      <text:list xml:id="list586121496" text:style-name="L10">
        <text:list-item>
          <text:p text:style-name="P547"><text:span text:style-name="T105">IO port:</text:span><text:span text:style-name="T115"> <text:s/>Address or range of addresses identifying the device: <text:s/>e.g., 0080,1000-107f. <text:s text:c="6"/>IO ports are used to transfer data between the CPU and devices.</text:span></text:p>
        </text:list-item>
        <text:list-item>
          <text:p text:style-name="P548"><text:span text:style-name="T105">IRQ: </text:span><text:span text:style-name="T115">Interrupt requests. </text:span><text:span text:style-name="T123">S</text:span><text:span text:style-name="T115">ignal the processor that an event has happened and that the CPU is requested to come check on the resource. It’</text:span><text:span text:style-name="T130">s</text:span><text:span text:style-name="T115"> a limited resource that can sometimes be shared.</text:span></text:p>
        </text:list-item>
        <text:list-item>
          <text:p text:style-name="P549"><text:span text:style-name="T105">DMA</text:span><text:span text:style-name="T115">: Direct memory access allow a device to access the system memory directly rather than having the CPU intervene.</text:span></text:p>
        </text:list-item>
      </text:list>
      <text:p text:style-name="P362"><text:a xlink:type="simple" xlink:href="https://en.wikibooks.org/wiki/Ict-innovation/LPI/101.1" text:style-name="Internet_20_link" text:visited-style-name="Visited_20_Internet_20_Link"/></text:p>
      <text:p text:style-name="P362"><text:a xlink:type="simple" xlink:href="https://en.wikibooks.org/wiki/Ict-innovation/LPI/101.1" text:style-name="Internet_20_link" text:visited-style-name="Visited_20_Internet_20_Link">https://en.wikibooks.org/wiki/Ict-innovation/LPI/101.1</text:a></text:p>
      <text:p text:style-name="P363"/>
      <text:p text:style-name="P256">Methods to view the hardware list:</text:p>
      <text:list xml:id="list1630770843" text:style-name="L11">
        <text:list-item>
          <text:p text:style-name="P510">/proc filesystem</text:p>
        </text:list-item>
        <text:list-item>
          <text:p text:style-name="P510">Hardware listing tools, e.g. lscpu</text:p>
        </text:list-item>
      </text:list>
      <text:p text:style-name="P316"/>
      <text:p text:style-name="P328"><text:span text:style-name="T2">Pseudo Filesystem:</text:span> /<text:span text:style-name="T290">proc and /sys</text:span></text:p>
      <text:p text:style-name="P328">A pseudo filesystem does not exists on a physical hard disk. Exists only in a running computer.</text:p>
      <text:p text:style-name="P328">Is created by the kernel <text:span text:style-name="T289">after the computer boots up </text:span>and is stored in the RAM <text:span text:style-name="T289">until the computer is turned off, then is wiped out when the RAM is cleaned.</text:span></text:p>
      <text:p text:style-name="P316"/>
      <text:p text:style-name="P464"><text:span text:style-name="T108">The Proc Filesystem </text:span><text:span text:style-name="T105">(procfs) </text:span><text:span text:style-name="T108">: <text:s/></text:span><text:span text:style-name="T124"><text:s/></text:span></text:p>
      <text:p text:style-name="P464"><text:span text:style-name="T124">Linux have the philosophy that everything is a file. </text:span><text:span text:style-name="T126">Linux includes a directory for each running process.</text:span></text:p>
      <text:p text:style-name="P317"/>
      <text:p text:style-name="P463"><text:span text:style-name="T124">S</text:span><text:span text:style-name="T115">pecial filesystem that presents information about processes and other sys</text:span><text:span text:style-name="T125">tem</text:span><text:span text:style-name="T115"> info</text:span><text:span text:style-name="T125">rmation.</text:span></text:p>
      <text:p text:style-name="P318">We can find the hardware information for the processes and the system on the filesystem.</text:p>
      <text:p text:style-name="P318"/>
      <text:p text:style-name="P320"><text:soft-page-break/>Can be used to change certain kernel parameters at runtime (sysctl).</text:p>
      <text:p text:style-name="P320"><text:s/></text:p>
      <text:p text:style-name="P321">Here some examples:</text:p>
      <text:p text:style-name="P321">cat /proc/interrupts</text:p>
      <text:p text:style-name="P321">cat /proc/ioports</text:p>
      <text:p text:style-name="P321">cat /proc/dma</text:p>
      <text:p text:style-name="P321">cat /proc/usb</text:p>
      <text:p text:style-name="P321">cat /proc/pci</text:p>
      <text:p text:style-name="P321"/>
      <text:p text:style-name="P321"/>
      <text:p text:style-name="P329"><text:span text:style-name="T2">Kernel modules:</text:span> Pieces of code that can be loaded and unloaded into the kernel upon demand. They extend the functionality of the kernel without the need to reboot the system.</text:p>
      <text:p text:style-name="P329"/>
      <text:p text:style-name="P42"><text:span text:style-name="T233">Kernel modules utilities</text:span><text:span text:style-name="T232">:</text:span><text:span text:style-name="T210"> </text:span><text:span text:style-name="T101"><text:s/></text:span><text:span text:style-name="T115">Gather the same information than /proc and present it in more human readable format.</text:span></text:p>
      <text:p text:style-name="P322"/>
      <text:p text:style-name="P465"><text:span text:style-name="T105">lsmod:</text:span><text:span text:style-name="T115"> <text:s/>Shows the kernel modules loaded </text:span><text:span text:style-name="T129">into the memory</text:span><text:span text:style-name="T115">, along any dependencies for those modules. Helpful to check that the driver is loaded for a peripheral. <text:s/></text:span></text:p>
      <text:p text:style-name="P333"/>
      <text:p text:style-name="P476"><text:span text:style-name="T105">modinfo</text:span><text:span text:style-name="T115">: Display information about <text:tab/>a specified kernel module. i.e. modinfo bluetooth</text:span></text:p>
      <text:p text:style-name="P332"/>
      <text:p text:style-name="P466"><text:span text:style-name="T105">modprobe</text:span><text:span text:style-name="T115"> If </text:span><text:span text:style-name="T127">a</text:span><text:span text:style-name="T115"> module is not present use </text:span><text:span text:style-name="T127">modprobe </text:span><text:span text:style-name="T115">to load it. </text:span><text:span text:style-name="T127">Much more used to load 3</text:span><text:span text:style-name="T291">rd</text:span><text:span text:style-name="T127"> party companies modules. </text:span><text:span text:style-name="T115">e.</text:span><text:span text:style-name="T127">i</text:span><text:span text:style-name="T115">. modprobe bluetooth , </text:span><text:span text:style-name="T128">to unmount it: <text:s/>modprove -r bluetooth </text:span><text:span text:style-name="T57">CAREFUL WITH THIS</text:span><text:span text:style-name="T128"> </text:span><text:span text:style-name="T131">you could remove a kernel module of the system and ruin the computer.</text:span></text:p>
      <text:p text:style-name="P286"/>
      <text:p text:style-name="P286">modprobe --show-depends floppy <text:s text:c="4"/><text:span text:style-name="T347">or -D</text:span></text:p>
      <text:p text:style-name="P331">insmod /lib/modules/3.10.0-957.10.1.el7.x86_64/kernel/drivers/block/floppy.ko.xz </text:p>
      <text:p text:style-name="P331"/>
      <text:p text:style-name="P331"/>
      <text:p text:style-name="P467"><text:span text:style-name="T105">lscpu: </text:span><text:span text:style-name="T115">Provide details about the CPU</text:span></text:p>
      <text:p text:style-name="P486">lscpu -e=node,address,book,socket,core,cpu</text:p>
      <text:p text:style-name="P487">NODE ADDRESS BOOK SOCKET CORE CPU</text:p>
      <text:p text:style-name="P487">0 <text:s text:c="10"/>- <text:s text:c="16"/>- <text:s text:c="10"/>0 <text:s text:c="13"/>0 <text:s text:c="9"/>0</text:p>
      <text:p text:style-name="P323"/>
      <text:p text:style-name="P468"><text:span text:style-name="T105">lspci:</text:span><text:span text:style-name="T115"> Shows information about the bus PCI and devices. Can identify devices on the bus that kernel can not and provides addressing information for configuring them.</text:span></text:p>
      <text:p text:style-name="P489"><text:span text:style-name="T52">cat /proc/interrupt</text:span><text:span text:style-name="T115"> does a similar thing.</text:span></text:p>
      <text:p text:style-name="P490"><text:span text:style-name="T105">lspci -t <text:s/></text:span><text:span text:style-name="T115"><text:s/>Display tree option. <text:s text:c="2"/></text:span><text:span text:style-name="T105"><text:s/>lspci -v </text:span><text:span text:style-name="T115">or -vv or -vvv <text:s/>Display verbose. <text:s/></text:span><text:span text:style-name="T105">lspci -</text:span><text:span text:style-name="T112">m</text:span><text:span text:style-name="T133"> add “” for scripts.</text:span></text:p>
      <text:p text:style-name="P491"><text:span text:style-name="T105">lspci -n</text:span><text:span text:style-name="T115"> Vendor and device numbers only. <text:s text:c="2"/></text:span><text:span text:style-name="T105">lspci -nn </text:span><text:span text:style-name="T115">Vendor+device numbers and names.</text:span></text:p>
      <text:p text:style-name="P319"/>
      <text:p text:style-name="P470"><text:span text:style-name="T105">lsdev: </text:span><text:span text:style-name="T115">Shows the device recognition. Tells you the DMA, IRQ and I/O Ports of the devices. </text:span></text:p>
      <text:p text:style-name="P324">May not be installed on your system, to have it: yum install procinfo <text:s/></text:p>
      <text:p text:style-name="P319"/>
      <text:p text:style-name="P461"><text:span text:style-name="T109">l</text:span><text:span text:style-name="T107">susb:</text:span><text:span text:style-name="T119"> <text:s/>Displays the USB information and devices for your system.</text:span></text:p>
      <text:p text:style-name="P325"/>
      <text:p text:style-name="P469"><text:span text:style-name="T105">lsblk: </text:span><text:span text:style-name="T115">Shows the disks (block devices) attached to the system</text:span></text:p>
      <text:p text:style-name="P341"><text:span text:style-name="T2">lsblk -f</text:span> <text:s/>Print the filesystem <text:s/></text:p>
      <text:p text:style-name="P312"/>
      <text:p text:style-name="P330"><text:span text:style-name="T2">uname:</text:span> Displays information about the currently running kernel.</text:p>
      <text:p text:style-name="P339"/>
      <text:p text:style-name="P166">Friends of procfs:</text:p>
      <text:p text:style-name="P471"><text:soft-page-break/><text:span text:style-name="T101">Procfs is the most popular way to expose kernel information to users, but there are more. </text:span><text:span text:style-name="T136">Files under /proc are unstructured and contain both information about processes and devices.</text:span></text:p>
      <text:p text:style-name="P365"/>
      <text:p text:style-name="P471"><text:span text:style-name="T110">Sysfs:</text:span><text:span text:style-name="T136"> </text:span><text:span text:style-name="T101"><text:s/></text:span><text:span text:style-name="T137">Pseudo filesystem that export information about various kernel subsystems, hardware devices and associated device drivers.</text:span></text:p>
      <text:p text:style-name="P366"/>
      <text:p text:style-name="P472"><text:span text:style-name="T139">M</text:span><text:span text:style-name="T101">ounted in /sys, </text:span><text:span text:style-name="T138">many of the files on it are read-only. </text:span><text:span text:style-name="T139">Uses symbolic links heavily to avoid redundancy.</text:span></text:p>
      <text:p text:style-name="P302"/>
      <text:p text:style-name="P302"/>
      <text:p text:style-name="P307"><text:span text:style-name="T2">Udev:</text:span> <text:span text:style-name="T33">U</text:span><text:span text:style-name="T286">ser space </text:span><text:span text:style-name="T33">dev</text:span><text:span text:style-name="T286">. </text:span>Linux kernel’s device manager, It’s on /dev</text:p>
      <text:p text:style-name="P308">I<text:span text:style-name="T287">f</text:span> a device is plugged when the computer is running, udev will make it available without a reboot.</text:p>
      <text:p text:style-name="P308"><text:span text:style-name="T47">Hotplug</text:span> are devices that support being plugged in at runtime.</text:p>
      <text:p text:style-name="P308"><text:span text:style-name="T47">Coldplug</text:span> are devices that require the computer to be rebooted for them to be used.</text:p>
      <text:p text:style-name="P308"/>
      <text:p text:style-name="P309"><text:span text:style-name="T2">D-Bus:</text:span> Loosely related with procfs is a distributed software bus that lets desktop applications to send messages between them. e.g. When an email is received the window manager will display an icon or message saying that.</text:p>
      <text:p text:style-name="P302"/>
      <text:p text:style-name="P302"/>
      <text:p text:style-name="P473"><text:span text:style-name="T231">Partition and devices:</text:span><text:span text:style-name="T232"> </text:span><text:span text:style-name="T101"><text:s/>Page 11</text:span></text:p>
      <text:p text:style-name="P302"/>
      <text:p text:style-name="P367">Linux uses device names to refer to the drives and partitions. A letter and a number is given to every one of them.</text:p>
      <text:p text:style-name="P367"/>
      <text:p text:style-name="P474"><text:span text:style-name="T101">/dev/sd</text:span><text:span text:style-name="T105">a <text:s text:c="4"/></text:span><text:span text:style-name="T115">First</text:span><text:span text:style-name="T105"> hard drive</text:span><text:span text:style-name="T115"> in a system</text:span></text:p>
      <text:p text:style-name="P474"><text:span text:style-name="T101">/dev/sd</text:span><text:span text:style-name="T105">a1 <text:s text:c="2"/></text:span><text:span text:style-name="T115">First </text:span><text:span text:style-name="T105">partion</text:span><text:span text:style-name="T115"> of the first hard drive (a)</text:span></text:p>
      <text:p text:style-name="P474"><text:span text:style-name="T101">/dev/sd</text:span><text:span text:style-name="T105">b3 <text:s text:c="2"/></text:span><text:span text:style-name="T115">Third partition of the second hard drive (b)</text:span></text:p>
      <text:p text:style-name="P326"/>
      <text:p text:style-name="P257">CAUTION:</text:p>
      <text:p text:style-name="P327">First partition is 1 but in other situations 0 is the first device, like in:</text:p>
      <text:p text:style-name="P475"><text:span text:style-name="T115">/dev/md</text:span><text:span text:style-name="T105">0</text:span><text:span text:style-name="T115"> <text:s/>First RAID volume</text:span></text:p>
      <text:p text:style-name="P475"><text:span text:style-name="T115">/dev/scd</text:span><text:span text:style-name="T105">0</text:span><text:span text:style-name="T115"> first CD drive</text:span></text:p>
      <text:p text:style-name="P302"/>
      <text:p text:style-name="P368"><text:span text:style-name="T2">USB: </text:span>Needs to be mounted on the single filesystem either by the software running the desktop environment or manually by us <text:span text:style-name="T288">typing commands.</text:span></text:p>
      <text:p text:style-name="P368"/>
      <text:p text:style-name="P369"><text:span text:style-name="T2">PIBS:</text:span> Performance, Integrity, Backup, Security</text:p>
      <text:list xml:id="list2582681431" text:style-name="L12">
        <text:list-item>
          <text:p text:style-name="P516"><text:span text:style-name="T2">Performance:</text:span> Increases when you move the most used directories into another disk. I.e. /home or swap partition </text:p>
        </text:list-item>
        <text:list-item>
          <text:p text:style-name="P516"><text:span text:style-name="T2">Integrity:</text:span> Having in a different partition the critical files. i.e. FTP, if it’s filled can make crash the rest of the system, but if it’s in his own partition / will be ok.</text:p>
        </text:list-item>
        <text:list-item>
          <text:p text:style-name="P517"><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517"><text:span text:style-name="T2">Security</text:span><text:span text:style-name="T146">: Different partitions make easy to </text:span><text:span text:style-name="T56">isolate and</text:span><text:span text:style-name="T52"> jail</text:span><text:span text:style-name="T146"> them to avoid modifications on the filesystem or so.</text:span></text:p>
        </text:list-item>
      </text:list>
      <text:p text:style-name="P302"/>
      <text:p text:style-name="P302"/>
      <text:p text:style-name="P259">Commonly Used Mounts:</text:p>
      <text:p text:style-name="P370"/>
      <text:p text:style-name="P373">What to consider to create partitions. Think about the activity of the disk:</text:p>
      <text:list xml:id="list102023905" text:style-name="L13">
        <text:list-item>
          <text:p text:style-name="P518">Is the partition going to grow over time?</text:p>
        </text:list-item>
        <text:list-item>
          <text:p text:style-name="P518"><text:soft-page-break/>What is the balance of reads and writes?</text:p>
        </text:list-item>
        <text:list-item>
          <text:p text:style-name="P518">Does the partition contain important system files? Including the utilities to mount partitions</text:p>
        </text:list-item>
      </text:list>
      <text:p text:style-name="P370"/>
      <text:p text:style-name="P371">- <text:span text:style-name="T36">R</text:span><text:span text:style-name="T2">oot partition /</text:span> First option is to put all on a single <text:span text:style-name="T294">partition.</text:span> <text:s/><text:span text:style-name="T292">With LVM and large HD is not a bad option.</text:span></text:p>
      <text:p text:style-name="P370"/>
      <text:p text:style-name="P370">- <text:span text:style-name="T34">/home</text:span><text:span text:style-name="T292"> For user’s directories which include their work in progress and saved files. In a larger environment /home can be in a network file share so all the computers have a common home directory system.</text:span></text:p>
      <text:p text:style-name="P370"/>
      <text:p text:style-name="P370">- <text:span text:style-name="T2">/</text:span><text:span text:style-name="T35">var </text:span><text:span text:style-name="T293">Typically used for logs and data storage. Logs go to /var/log/ and /var/lib/mysql is used by the db to store its files.</text:span></text:p>
      <text:p text:style-name="P370"/>
      <text:p text:style-name="P370">- <text:span text:style-name="T2">/</text:span><text:span text:style-name="T37">tmp</text:span><text:span text:style-name="T295"> Temporary files storage. Can often grow or needed to be supported by a faster disk.</text:span></text:p>
      <text:p text:style-name="P370"/>
      <text:p text:style-name="P370">- <text:span text:style-name="T2">/</text:span><text:span text:style-name="T37">usr</text:span><text:span text:style-name="T295"> Can grow over time or may be shared across multiple systems.</text:span></text:p>
      <text:p text:style-name="P370"/>
      <text:p text:style-name="P370">- <text:span text:style-name="T2">/</text:span><text:span text:style-name="T37">boot</text:span><text:span text:style-name="T295"> Small partition that contains files necessary to boat the kernel.</text:span></text:p>
      <text:p text:style-name="P261"/>
      <text:p text:style-name="P260">Swap files:</text:p>
      <text:p text:style-name="P390">Another kind of partition. Stores memory instead of files.</text:p>
      <text:p text:style-name="P372"><text:tab/><text:tab/></text:p>
      <text:p text:style-name="P374">The system uses virtual memory <text:span text:style-name="T296">which means that t</text:span>he kernel presents a contiguous memory space <text:span text:style-name="T296">to each application.</text:span></text:p>
      <text:p text:style-name="P374"/>
      <text:p text:style-name="P375">The kernel can swap memory pages to disk as needed, allowing the system to behave as if it has more memory than it actually does.</text:p>
      <text:p text:style-name="P304"/>
      <text:p text:style-name="P304">kernel’s virtual memory allows a memory page to be swapped to disk and swapped back later when it’s needed.</text:p>
      <text:p text:style-name="P304"/>
      <text:p text:style-name="P258">LVM - <text:s/>Logical Volume Manager:</text:p>
      <text:p text:style-name="P303"/>
      <text:p text:style-name="P376">Physical hard drive → Physical Volume <text:span text:style-name="T2">PV </text:span>→ Volume Group <text:span text:style-name="T2">VG</text:span> → Logical Volume <text:span text:style-name="T2">LV</text:span> → File System</text:p>
      <text:p text:style-name="P305"/>
      <text:p text:style-name="P305">Logical Volume Management enables the combining of multiple individual hard drives and/or disk partitions into a single volume group (VG). </text:p>
      <text:p text:style-name="P305"/>
      <text:p text:style-name="P305">That volume group can then be subdivided into logical volumes (LV) or used as a single large volume. </text:p>
      <text:p text:style-name="P305"/>
      <text:p text:style-name="P305">Regular file systems, such as EXT3 or EXT4, can then be created on a logical volume.</text:p>
      <text:p text:style-name="P303"/>
      <text:p text:style-name="P303"><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3"><text:soft-page-break/></text:p>
      <text:p text:style-name="P303"/>
      <text:p text:style-name="P303"/>
      <text:p text:style-name="P306"><text:span text:style-name="T297">On the picture above,</text:span> two complete physical hard drives and one partition from a third hard drive have been combined into a single volume group. </text:p>
      <text:p text:style-name="P306"/>
      <text:p text:style-name="P306">Two logical volumes have been created from the space in the volume group, and a filesystem, such as an EXT3 or EXT4 filesystem has been created on each of the two logical volumes.</text:p>
      <text:p text:style-name="P303"><text:a xlink:type="simple" xlink:href="https://opensource.com/business/16/9/linux-users-guide-lvm" text:style-name="Internet_20_link" text:visited-style-name="Visited_20_Internet_20_Link">https://opensource.com/business/16/9/linux-users-guide-lvm</text:a></text:p>
      <text:p text:style-name="P303"/>
      <text:p text:style-name="P479"><text:span text:style-name="T111">Extents</text:span><text:span text:style-name="T144">: </text:span><text:span text:style-name="T145"><text:s/>Each physical </text:span><text:span text:style-name="T144">and logical</text:span><text:span text:style-name="T145"> volume is divided chunks of data, known as physical extents </text:span><text:span text:style-name="T144">PE <text:s/>or logical extents, LE. A logical volume is simply a mapping that LVM maintains between logical and physical extents.</text:span></text:p>
      <text:p text:style-name="P479"><text:span text:style-name="T142">LVM allows us to increase,</text:span><text:span text:style-name="T143"> </text:span><text:span text:style-name="T142">shrink disk space </text:span><text:span text:style-name="T143">or migrate data </text:span><text:span text:style-name="T142">with no downtime for the system or the applications.</text:span></text:p>
      <text:p text:style-name="P478"><text:span text:style-name="T140">It allows data redundancy, data mirroring, </text:span><text:span text:style-name="T141">snapsbots <text:s/></text:span><text:a xlink:type="simple" xlink:href="https://www.linuxtrainingacademy.com/lvm/" text:style-name="Internet_20_link" text:visited-style-name="Visited_20_Internet_20_Link">https://www.linuxtrainingacademy.com/lvm/</text:a></text:p>
      <text:p text:style-name="P377"/>
      <text:p text:style-name="P377">How to add a new HD into an already created Volume Group VG <text:span text:style-name="T299">and create a new Logical Volume LV <text:s/>(is possible to resize it as well, not explained here)</text:span></text:p>
      <text:p text:style-name="P377"/>
      <text:p text:style-name="P384">Steeps:</text:p>
      <text:list xml:id="list2862479239" text:style-name="L14">
        <text:list-item>
          <text:p text:style-name="P519">If necessary, install a new hard drive. </text:p>
        </text:list-item>
        <text:list-item>
          <text:p text:style-name="P519">Optional: Create a partition on the hard drive.</text:p>
        </text:list-item>
        <text:list-item>
          <text:p text:style-name="P520">Create a physical volume (PV) of the complete hard drive or a partition on the hard drive.</text:p>
        </text:list-item>
        <text:list-item>
          <text:p text:style-name="P520">Assign the new physical volume to an existing volume group (VG) or create a new volume group.</text:p>
        </text:list-item>
        <text:list-item>
          <text:p text:style-name="P520">Create a new logical volumes (LV) from the space in the volume group.</text:p>
        </text:list-item>
        <text:list-item>
          <text:p text:style-name="P520">Create a filesystem on the new logical volume.</text:p>
        </text:list-item>
        <text:list-item>
          <text:p text:style-name="P520">Add appropriate entries to /etc/fstab for mounting the filesystem.</text:p>
        </text:list-item>
        <text:list-item>
          <text:p text:style-name="P520">Mount the filesystem.</text:p>
        </text:list-item>
      </text:list>
      <text:p text:style-name="P377"/>
      <text:p text:style-name="P385"><text:span text:style-name="T2">Commands</text:span>:</text:p>
      <text:p text:style-name="P377">Install the new HD</text:p>
      <text:p text:style-name="P377">Create the new Physical <text:span text:style-name="T298">V</text:span>olume PV: <text:s/><text:span text:style-name="T2"><text:s text:c="3"/>pvcreate</text:span> /dev/hdd</text:p>
      <text:p text:style-name="P377">Extend the Volume Group <text:span text:style-name="T298">VG</text:span>: <text:tab/> <text:s text:c="3"/><text:span text:style-name="T2">vgextend</text:span> /dev/MyVG01 /dev/hdd</text:p>
      <text:p text:style-name="P378">Create the Logical Volume LV: <text:s text:c="4"/><text:tab/> <text:s text:c="3"/><text:span text:style-name="T2">lvcreate</text:span> -L +50G --name Stuff MyVG01 <text:span text:style-name="T249">(Stuff LV name, <text:tab/><text:tab/><text:tab/><text:tab/><text:tab/> <text:s text:c="24"/>MyVG01 VG name, 50G is the new space that we are adding)</text:span></text:p>
      <text:p text:style-name="P383">Make the filesystem <text:s/><text:tab/><text:tab/><text:span text:style-name="T2">mkfs</text:span> -t ext4 /dev/MyVG01/Stuff</text:p>
      <text:p text:style-name="P385">Add a filesystem label: <text:s/><text:tab/><text:span text:style-name="T2">e2label</text:span> /dev/MyVG01/Stuff Stuff</text:p>
      <text:p text:style-name="P385">Mount the filesystem: <text:s/>At this point you can create a mount point, add an appropriate entry to the /etc/fstab file, and mount the filesystem.</text:p>
      <text:p text:style-name="P385"/>
      <text:p text:style-name="P385">You should also check to verify the volume has been created correctly. You can use the <text:span text:style-name="T2">df</text:span>, <text:span text:style-name="T2">lvs</text:span>, and <text:span text:style-name="T2">vgs</text:span> commands to do this.</text:p>
      <text:p text:style-name="P378"><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10">101.2 Boot the System</text:p>
      <text:p text:style-name="P378"/>
      <text:p text:style-name="P397"><text:span text:style-name="T2">Boot process:</text:span> Is how a system progresses from the hardware power on until the OS is at the desired state of functionality.</text:p>
      <text:p text:style-name="P397"/>
      <text:p text:style-name="P398">There are 4 stages:</text:p>
      <text:list xml:id="list2372166324" text:style-name="L15">
        <text:list-item>
          <text:p text:style-name="P521">Boot loader phase <text:s/><text:span text:style-name="T313">(GRUB legacy, GRUB2)</text:span></text:p>
        </text:list-item>
        <text:list-item>
          <text:p text:style-name="P521">Kernel phase</text:p>
        </text:list-item>
        <text:list-item>
          <text:p text:style-name="P521">Early user space</text:p>
        </text:list-item>
        <text:list-item>
          <text:p text:style-name="P521">Init process. <text:s text:c="2"/><text:span text:style-name="T313">(SysVinit, Systemd)</text:span></text:p>
        </text:list-item>
      </text:list>
      <text:p text:style-name="P399"/>
      <text:p text:style-name="P434"><text:span text:style-name="T2">Boot order: </text:span><text:s/>BIOS, MBR, boot loader, kernel, device initialization, root file system mount</text:p>
      <text:p text:style-name="P399"/>
      <text:p text:style-name="P267">How a computer boots:</text:p>
      <text:list xml:id="list2759129863" text:style-name="L16">
        <text:list-item>
          <text:p text:style-name="P522">After the a computer starts the BIOS/UEFI?? checks all the HW on input and output devices <text:span text:style-name="T314">and reads the first block,512 bytes, from the boot disk. This part is the </text:span><text:span text:style-name="T67">MBR</text:span><text:span text:style-name="T314">.This block con- tains the first part of the boot loader that loads the boot manager from disk and runs it. </text:span></text:p>
        </text:list-item>
        <text:list-item>
          <text:p text:style-name="P523">The boot loader <text:span text:style-name="T315">(GRUB, GRUB2) load the </text:span><text:span text:style-name="T66">Linux Lernel</text:span><text:span text:style-name="T315">, or let you to chose different kernels or OS if you have it.</text:span></text:p>
        </text:list-item>
        <text:list-item>
          <text:p text:style-name="P524">The linux kernel loads the Initial RAM disk (initrd) which contains a bunch o<text:span text:style-name="T360">f</text:span> HD drivers <text:span text:style-name="T316">and starts to load those drivers</text:span> and mount the filesystem of the HD.</text:p>
        </text:list-item>
        <text:list-item>
          <text:p text:style-name="P525">After the kernel is ready to go then starts the <text:span text:style-name="T317">I</text:span>nitialization <text:span text:style-name="T317">System</text:span> (SysVinit, Systemd), <text:span text:style-name="T318">which starts services and daemons and mount the computer’s filesystems. Initrd is no longer needed and gets removed.</text:span></text:p>
        </text:list-item>
        <text:list-item>
          <text:p text:style-name="P526">At the end of the initialization process the computer is ready to use.</text:p>
        </text:list-item>
      </text:list>
      <text:p text:style-name="P400"/>
      <text:p text:style-name="P271">Another example:</text:p>
      <text:list xml:id="list215423044" text:style-name="L17">
        <text:list-item>
          <text:p text:style-name="P527">When the System Boot from Firmware Interface(UEFI/BIOS) it work is to find the bootable disk</text:p>
        </text:list-item>
        <text:list-item>
          <text:p text:style-name="P527">Bootable Disk can be anything(hardrive,cd-rom,usb stick)</text:p>
        </text:list-item>
        <text:list-item>
          <text:p text:style-name="P527">Then on the bootable disk we need bootloader(default:grub2)</text:p>
        </text:list-item>
        <text:list-item>
          <text:p text:style-name="P527">The function of Grub2 is to boot Kernel</text:p>
        </text:list-item>
        <text:list-item>
          <text:p text:style-name="P527">Now kernel from the initial stage need drivers and that is provided by initramfs</text:p>
        </text:list-item>
        <text:list-item>
          <text:p text:style-name="P527">Init is the first process which kernel looks for(On modern Linux it’s systemd)</text:p>
        </text:list-item>
        <text:list-item>
          <text:p text:style-name="P527"><text:soft-page-break/>Systemd/Init is going to start all services</text:p>
        </text:list-item>
      </text:list>
      <text:list xml:id="list221054130068285" text:continue-list="list2759129863" text:style-name="L16">
        <text:list-header>
          <text:p text:style-name="P526"><text:s/></text:p>
        </text:list-header>
      </text:list>
      <text:p text:style-name="P268">Boot logs:</text:p>
      <text:p text:style-name="P401"/>
      <text:p text:style-name="P403">Logs are generated when the computer boots up. <text:span text:style-name="T320">Are generated on an area called </text:span><text:span text:style-name="T38">Kernel Ring Buffer</text:span><text:span text:style-name="T68">.</text:span><text:span text:style-name="T320"> This area is on the RAM. In this area the kernel writes all of its system messages to.</text:span></text:p>
      <text:p text:style-name="P403"/>
      <text:p text:style-name="P417">This logs are volatile, on the next boot this logs will be wiped and will start over again generating new ones.</text:p>
      <text:p text:style-name="P402"/>
      <text:p text:style-name="P404"><text:span text:style-name="T2">dmesg</text:span>: <text:span text:style-name="T322">Display message or Driver message. </text:span>Legacy method used to pull up kernel information from the kernel ring buffer. </text:p>
      <text:p text:style-name="P418">It’s constantly updated because new information is constantly being written to the kernel ring buffer.</text:p>
      <text:p text:style-name="P405"/>
      <text:p text:style-name="P405">The typical information bring by dmesg are details on the HW that the kernel can see <text:span text:style-name="T321">and how it activated along with low level memory message management that pop up when the kernel deals with RAM. </text:span></text:p>
      <text:p text:style-name="P229">Displays device drivers information.</text:p>
      <text:p text:style-name="P405"/>
      <text:p text:style-name="P406">Typically dmesg is used to see if HW is being recognized by the kernel but may not be recognized by programs like udev. </text:p>
      <text:p text:style-name="P402"/>
      <text:p text:style-name="P407">Here we can see the kernel being booted:</text:p>
      <text:p text:style-name="P480"><text:span text:style-name="T319">C</text:span>ommand line: BOOT_IMAGE=/boot/vmlinuz-4.15.0-47-generic root=UUID=02a67d64-c009-430b-b907-215fa2d7fe8f ro quiet splash vt.handoff=1</text:p>
      <text:p text:style-name="P272"/>
      <text:p text:style-name="P408"><text:span text:style-name="T2">journalctl: </text:span><text:span text:style-name="T167">Journal Control. </text:span><text:span text:style-name="T146">Used by Systemd.</text:span></text:p>
      <text:p text:style-name="P338">Is doing the same than dmesg. In this case displays the messages with less so it’s easy to follow the logs in order of apparence.</text:p>
      <text:p text:style-name="P399"/>
      <text:p text:style-name="P409">Journalctl -k → display kernel messages.</text:p>
      <text:p text:style-name="P380"/>
      <text:p text:style-name="P380"/>
      <text:p text:style-name="P382"><text:span text:style-name="T2">/</text:span><text:span text:style-name="T39">sbin/init </text:span><text:span text:style-name="T169">The kernel only looks for /sbin/init. Whatever happens to be there is what the kernel is going to start </text:span><text:span text:style-name="T170">to get the system finish booting up.</text:span><text:span text:style-name="T169"> </text:span></text:p>
      <text:p text:style-name="P283"/>
      <text:p text:style-name="P382"><text:span text:style-name="T323">When the kernel load up and it brings an intrd then seeks out an Initialization System to hand over control over the computer. The first place that the kernel looks for is </text:span><text:span text:style-name="T69">/sbin/init.</text:span></text:p>
      <text:p text:style-name="P410"/>
      <text:p text:style-name="P410">Once this <text:span text:style-name="T330">initialization</text:span> program is located the kernel start it, at this point the init program is in control. </text:p>
      <text:p text:style-name="P230"/>
      <text:p text:style-name="P380"/>
      <text:p text:style-name="P167">Init - <text:span text:style-name="T310">Sysvinit</text:span>: Initialization <text:span text:style-name="T310">System</text:span></text:p>
      <text:p text:style-name="P378"/>
      <text:p text:style-name="P394">Daemon process. Program responsible for initializing the system. </text:p>
      <text:p text:style-name="P394">This process have process ID 1. Start all the programs, if not its child process will do it.</text:p>
      <text:p text:style-name="P395">Systems are started one after the other.</text:p>
      <text:p text:style-name="P395"><text:span text:style-name="T2">Sistemd</text:span> have replaced init in almost all Linux distros.</text:p>
      <text:p text:style-name="P378"/>
      <text:p text:style-name="P262">Init boot sequence:</text:p>
      <text:list xml:id="list2604147382" text:style-name="L18">
        <text:list-item>
          <text:p text:style-name="P528"><text:soft-page-break/><text:span text:style-name="T302">First</text:span> <text:span text:style-name="T302">t</text:span>he boot disk is found by the boot loader (HD0,0)</text:p>
        </text:list-item>
        <text:list-item>
          <text:p text:style-name="P529">Then the kernel and the RAM disk (initrd) are both loaded</text:p>
        </text:list-item>
        <text:list-item>
          <text:p text:style-name="P530">After this, Kernel pulls initial drivers and set up tools from RAM disk</text:p>
        </text:list-item>
        <text:list-item>
          <text:p text:style-name="P531">The kernel pass the control of the system to <text:span text:style-name="T2">/sbin/init</text:span></text:p>
        </text:list-item>
        <text:list-item>
          <text:p text:style-name="P532">The first thing that init does is to read the configuration on <text:span text:style-name="T2">/etc/inittab</text:span> <text:span text:style-name="T324">to see the run level in charge.</text:span></text:p>
        </text:list-item>
        <text:list-item>
          <text:p text:style-name="P533">Init perform some system maintenance tasks from /etc/rc.d/rc.sysinit</text:p>
        </text:list-item>
        <text:list-item>
          <text:p text:style-name="P534">Init has read the initdefault line in /etc/inittab, and is entering to the run level <text:span text:style-name="T303">indicated. And starts the scripts located on that directory</text:span></text:p>
        </text:list-item>
        <text:list-item>
          <text:p text:style-name="P535">Now the system is ready for use.<text:tab/></text:p>
        </text:list-item>
      </text:list>
      <text:p text:style-name="P391"/>
      <text:p text:style-name="P269"><text:span text:style-name="T325">Run levels: </text:span><text:span text:style-name="T168">Specified on /</text:span><text:span text:style-name="T325">etc/inittab</text:span></text:p>
      <text:p text:style-name="P419">0 - Halt or shutdown level. Init runs scripts to stop services and powers off the system.</text:p>
      <text:p text:style-name="P420">1 - Single user mode level. Typically only Root have access. Used for maintenance and repairs.</text:p>
      <text:p text:style-name="P421">2 - Multiple users with NO network </text:p>
      <text:p text:style-name="P392"><text:span text:style-name="T326">3 - Multiple users WITH network. Most linux server have set up this level by default.</text:span><text:tab/></text:p>
      <text:p text:style-name="P411">4 – Not used. A sysadmin can set up a custom run level here.</text:p>
      <text:p text:style-name="P412">5 – Multiple users with network and Graphical environmet (GUI). All Linux desktops are running this.</text:p>
      <text:p text:style-name="P412">6 – Reboot. Init stops services and reboot he system.</text:p>
      <text:p text:style-name="P393"/>
      <text:p text:style-name="P270">To see the run level: </text:p>
      <text:p text:style-name="P414">type <text:span text:style-name="T76">runlevel</text:span><text:span text:style-name="T83"> → you will see: <text:s/>N 5 (N if there wasn’t another run level set before, 5 is the current one)</text:span></text:p>
      <text:p text:style-name="P414"><text:span text:style-name="T83">Or type: </text:span><text:span text:style-name="T76"><text:s/>who -r </text:span></text:p>
      <text:p text:style-name="P393"/>
      <text:p text:style-name="P415"><text:span text:style-name="T2">To see it on systemd:</text:span> <text:s/><text:span text:style-name="T76">systemctl get-default →</text:span><text:span text:style-name="T78"> output: <text:s text:c="3"/>graphical.target</text:span></text:p>
      <text:p text:style-name="P130"><text:span text:style-name="T2">To see all the run levels running: <text:s/></text:span><text:span text:style-name="T76">systemctl list-units --type=target</text:span></text:p>
      <text:p text:style-name="P130"/>
      <text:p text:style-name="P413">/etc/<text:span text:style-name="T2">inittab</text:span>: <text:s/>Contains the run level that init will use. <text:s/>&lt;identifier&gt;:&lt;run level&gt;:&lt;action&gt;:&lt;process&gt;</text:p>
      <text:p text:style-name="P416">id:5:initdefault <text:s text:c="2"/>(id = init default)</text:p>
      <text:p text:style-name="P273">Scripts Init is working with:</text:p>
      <text:p text:style-name="P387">On Red Had based: <text:s text:c="2"/>/etc/rc.d/ <text:s text:c="2"/><text:span text:style-name="T304">(rc = run commands)</text:span></text:p>
      <text:p text:style-name="P387">On Debian based: <text:s text:c="3"/>/etc/init.d</text:p>
      <text:p text:style-name="P387"/>
      <text:p text:style-name="P263">What is inside /etc/rc.d/</text:p>
      <text:p text:style-name="P388"><text:span text:style-name="T305">- The directories </text:span>rc0.d to rc6.d that pretend to be the run levels, <text:span text:style-name="T305">inside we have the scripts to stop and start processes</text:span></text:p>
      <text:p text:style-name="P388"/>
      <text:p text:style-name="P388">- <text:span text:style-name="T306">The script rc.sysinit does some house cleaning before we enter the run level as defined in inittab file.</text:span></text:p>
      <text:p text:style-name="P388"/>
      <text:p text:style-name="P388">- <text:span text:style-name="T306">rc.local script is ran after the run level has completely loaded. Normally used by the sysadmin to startup extra services or tasks that are not included on the init scripts.</text:span></text:p>
      <text:p text:style-name="P388"/>
      <text:p text:style-name="P388">- <text:span text:style-name="T307">init.d folder, which contains the scripts to stop and run that the run levels will run.</text:span></text:p>
      <text:p text:style-name="P388"/>
      <text:p text:style-name="P388">- <text:span text:style-name="T308">rc script. Orchestrates how the runlevel scripts run and what occur when a runlevel changes. </text:span></text:p>
      <text:p text:style-name="P388"/>
      <text:p text:style-name="P389"><text:span text:style-name="T2">Inside </text:span>/etc/rc.d/<text:span text:style-name="T2">rc3.d/</text:span></text:p>
      <text:p text:style-name="P334">We have all the scripts, are simlinks to /etc/rc.d/<text:span text:style-name="T2">init.d/.</text:span></text:p>
      <text:p text:style-name="P335">Those scrips have in its name a K (kill) or a S (start) and a number (the order in which will be ran)</text:p>
      <text:p text:style-name="P335"><text:soft-page-break/></text:p>
      <text:p text:style-name="P335"/>
      <text:p text:style-name="P335"/>
      <text:p text:style-name="P264"><text:span text:style-name="T199">Upstart</text:span> init daemon. For Ubuntu</text:p>
      <text:p text:style-name="P336"/>
      <text:p text:style-name="P337">It’s a discontinued init daemon. Is asynchronous. <text:span text:style-name="T309">Used as base to create systemd.</text:span></text:p>
      <text:p text:style-name="P337"/>
      <text:p text:style-name="P265"/>
      <text:p text:style-name="P168">Systemd:</text:p>
      <text:p text:style-name="P430">Another initialization system, currently being used by most of the linux distros.</text:p>
      <text:p text:style-name="P431">Written in C code, instead of bash scripts. <text:span text:style-name="T337">Is still backwards compatible with 99% of init scripts.</text:span></text:p>
      <text:list xml:id="list3077508269" text:style-name="L19">
        <text:list-item>
          <text:p text:style-name="P536">Considered more efficient, </text:p>
        </text:list-item>
        <text:list-item>
          <text:p text:style-name="P536"><text:span text:style-name="T312">A</text:span>llows parallel operations, </text:p>
        </text:list-item>
        <text:list-item>
          <text:p text:style-name="P536"><text:span text:style-name="T312">F</text:span>ewer dependencies, </text:p>
        </text:list-item>
        <text:list-item>
          <text:p text:style-name="P536"><text:span text:style-name="T312">A</text:span>llows for service prioritization and precedence</text:p>
        </text:list-item>
        <text:list-item>
          <text:p text:style-name="P536"><text:span text:style-name="T312">R</text:span>educes the start up time.<text:tab/><text:tab/></text:p>
        </text:list-item>
      </text:list>
      <text:p text:style-name="P388"/>
      <text:p text:style-name="P396">Works with <text:span text:style-name="T47">targets</text:span> instead of running levels like sysvinit.</text:p>
      <text:p text:style-name="P396"/>
      <text:p text:style-name="P433">On the boot, the kernel will look at /sbin/init as always. There there is a simlink to: /lib/systemd/systemd.</text:p>
      <text:p text:style-name="P396"/>
      <text:p text:style-name="P396"><text:span text:style-name="T2">systemctl</text:span> <text:span text:style-name="T2">list-unit-files </text:span><text:span text:style-name="T328">Tells you the status of all unit files. Add <text:s/>--type target to filter by target.</text:span></text:p>
      <text:p text:style-name="P396"/>
      <text:p text:style-name="P422"><text:span text:style-name="T2">systemctl cat something.unit</text:span> <text:s text:c="3"/>To see the content of an unit, e.i. <text:span text:style-name="T76">systemctl cat </text:span><text:span text:style-name="T329">bolt.service </text:span></text:p>
      <text:p text:style-name="P422"/>
      <text:p text:style-name="P424"><text:span text:style-name="T2">Units: </text:span><text:s/>Are the init scripts on SysVinit. </text:p>
      <text:p text:style-name="P424"/>
      <text:p text:style-name="P425">A unit is a file that represent the configuration of a system service. <text:span text:style-name="T331">The name come with the name of the service then a . and then the type of the service, like:</text:span></text:p>
      <text:p text:style-name="P425"/>
      <text:p text:style-name="P425"><text:tab/>apache2.service</text:p>
      <text:p text:style-name="P425"><text:tab/>sys-kernel-debug.mount </text:p>
      <text:p text:style-name="P425"><text:tab/>systemd-ask-password-wall.path </text:p>
      <text:p text:style-name="P425"><text:tab/>bluetooth.target</text:p>
      <text:p text:style-name="P425"><text:tab/><text:span text:style-name="T331">etc,etc.</text:span></text:p>
      <text:p text:style-name="P425"/>
      <text:p text:style-name="P426">The Units are located in the following directories:</text:p>
      <text:p text:style-name="P424"/>
      <text:list xml:id="list1619027341" text:style-name="L20">
        <text:list-item>
          <text:p text:style-name="P537"><text:span text:style-name="T2">/usr/lib/systemd/system/</text:span>—Units that have been installed with the distribution</text:p>
        </text:list-item>
        <text:list-item>
          <text:p text:style-name="P537"><text:span text:style-name="T2">/run/systemd/system</text:span>—Units that have been created at runtime; may have precedence over non-runtime or installed units</text:p>
        </text:list-item>
        <text:list-item>
          <text:p text:style-name="P537">/<text:span text:style-name="T2">etc/systemd/system</text:span>—Units that are controlled by the sysadmin and have ultimate precedence over all the other units</text:p>
          <text:p text:style-name="P537"/>
        </text:list-item>
      </text:list>
      <text:p text:style-name="P274">System Units types: </text:p>
      <text:p text:style-name="P274"/>
      <text:p text:style-name="P274">Extension <text:tab/>Description</text:p>
      <text:p text:style-name="P427">.service <text:tab/>A given system service</text:p>
      <text:p text:style-name="P427">.socket <text:tab/>An IPC (interprocess communication) socket .target A grouping of units</text:p>
      <text:p text:style-name="P427">.mount <text:tab/>A mount point on a file system</text:p>
      <text:p text:style-name="P427">.automount<text:tab/>An automount point on a file system</text:p>
      <text:p text:style-name="P427"><text:soft-page-break/>.device <text:tab/>A device file used by the kernel</text:p>
      <text:p text:style-name="P424">.scope <text:tab/><text:tab/>A process created externally</text:p>
      <text:p text:style-name="P424">.timer <text:tab/><text:tab/>A timer</text:p>
      <text:p text:style-name="P424">.path <text:tab/><text:tab/>A file or directory on a file system</text:p>
      <text:p text:style-name="P424">.slice <text:tab/><text:tab/>A grouping of units in a hierarchy; used to manage system processes</text:p>
      <text:p text:style-name="P424">.snapshot <text:tab/>A saved instance of the state of the systemd manager .swap A swap file or a swap device</text:p>
      <text:p text:style-name="P422"/>
      <text:p text:style-name="P422"/>
      <text:p text:style-name="P275"><text:span text:style-name="T333">Systemd Targets</text:span>: <text:s/><text:span text:style-name="T171">Compared with Sysvint run levels</text:span></text:p>
      <text:p text:style-name="P481"><text:span text:style-name="T47">Runlevel</text:span><text:tab/><text:span text:style-name="T47">Systemd Description</text:span></text:p>
      <text:p text:style-name="P481">0<text:tab/><text:tab/>poweroff.target <text:s text:c="5"/>Shuts down and powers off the system</text:p>
      <text:p text:style-name="P481">1<text:tab/><text:tab/>rescue.target <text:s text:c="9"/>Configures a rescue shell session</text:p>
      <text:p text:style-name="P481">2<text:tab/><text:tab/>multi-user.target<text:tab/> <text:s/>Sets the system to a nongraphical multiuser system, typically with no network <text:s/></text:p>
      <text:p text:style-name="P481">3<text:tab/><text:tab/>multi-user.target<text:tab/> <text:s/>Sets up the system as a nongraphical multiuser system, with network services</text:p>
      <text:p text:style-name="P481">4<text:tab/><text:tab/>multi-user.target<text:tab/> <text:s/><text:span text:style-name="T334">Same than 3</text:span></text:p>
      <text:p text:style-name="P481">5<text:tab/><text:tab/>graphical.target<text:tab/> <text:s/>Sets up the system as a graphical multiuser system with network services</text:p>
      <text:p text:style-name="P481">6<text:tab/><text:tab/>reboot.target<text:tab/> <text:s/>Shuts down and boots the system again</text:p>
      <text:p text:style-name="P482"/>
      <text:p text:style-name="P275">See the current run level:</text:p>
      <text:p text:style-name="P60">systemctl get-default</text:p>
      <text:p text:style-name="P428"><text:tab/>graphical.target <text:s/>→<text:span text:style-name="T332"> this is the answer in this case.</text:span></text:p>
      <text:p text:style-name="P428"/>
      <text:p text:style-name="P428"/>
      <text:p text:style-name="P422"/>
      <text:p text:style-name="P276">Wants and Requires:</text:p>
      <text:p text:style-name="P422"/>
      <text:p text:style-name="P422">The Requires statement means that before the graphical.target can be processed, all the items listed in the multi-user.target must be started, which means that all the linked services in the /usr/lib/systemd/multi-user.target directory must be started.</text:p>
      <text:p text:style-name="P422"/>
      <text:p text:style-name="P422">Only after that requirement is met the Wants statement <text:span text:style-name="T348">will </text:span>be processed (which again means the starting of linked services in the appropriate directory, this time the /usr/lib/systemd/multi-user.target.wants directory), after which the graphical.target will be used.</text:p>
      <text:p text:style-name="P432"/>
      <text:p text:style-name="P277">Difference between Requires and Wats:</text:p>
      <text:p text:style-name="P432">Wats is less strict. Systemd will attempt to start any unit listed here. If these units are not found or fail to start, the current unit will continue to function.</text:p>
      <text:p text:style-name="P422"/>
      <text:p text:style-name="P429"><text:span text:style-name="T335">$ </text:span><text:span text:style-name="T76">systemctl cat graphical.target</text:span></text:p>
      <text:p text:style-name="P429"/>
      <text:p text:style-name="P482">[Unit]</text:p>
      <text:p text:style-name="P482">Description=Graphical Interface</text:p>
      <text:p text:style-name="P482">Documentation=man:systemd.special(7) <text:s text:c="7"/>→<text:span text:style-name="T338"> Man page, you can specify an url or other things.</text:span></text:p>
      <text:p text:style-name="P482"><text:span text:style-name="T2">Requires</text:span>=multi-user.target <text:s text:c="8"/><text:tab/><text:tab/> →<text:span text:style-name="T336"> al services on multi-user.target must be started</text:span></text:p>
      <text:p text:style-name="P482"><text:span text:style-name="T2">Wants</text:span>=display-manager.service <text:tab/><text:tab/> →<text:span text:style-name="T336"> all services on the unit display manager have to be up</text:span></text:p>
      <text:p text:style-name="P482"><text:span text:style-name="T2">Conflicts</text:span>=rescue.service rescue.target <text:s text:c="11"/>→<text:span text:style-name="T339"> what units can not be run while this unit is active.</text:span></text:p>
      <text:p text:style-name="P482">After=multi-user.target rescue.service rescue.target display-manager.service </text:p>
      <text:p text:style-name="P482">AllowIsolate=yes</text:p>
      <text:p text:style-name="P482"/>
      <text:p text:style-name="P422"><text:a xlink:type="simple" xlink:href="https://www.digitalocean.com/community/tutorials/understanding-systemd-units-and-unit-files" text:style-name="Internet_20_link" text:visited-style-name="Visited_20_Internet_20_Link"><text:span text:style-name="T249">https://www.digitalocean.com/community/tutorials/understanding-systemd-units-and-unit-files</text:span></text:a></text:p>
      <text:p text:style-name="P422"/>
      <text:p text:style-name="P285">Sytemctl commands:</text:p>
      <text:p text:style-name="P457">systemctl –state=listening,mounted <text:s text:c="2"/>Display different states of the units.</text:p>
      <text:p text:style-name="P422"/>
      <text:p text:style-name="P422"><text:soft-page-break/></text:p>
      <text:p text:style-name="P422"/>
      <text:p text:style-name="P422"/>
      <text:p text:style-name="P12">101.3 Change runlevels / boot targets and shutdown or reboot system</text:p>
      <text:p text:style-name="P422"/>
      <text:p text:style-name="P169">Change SysVinit Run Levels:</text:p>
      <text:p text:style-name="P435"/>
      <text:p text:style-name="P278">See the current runlevel: </text:p>
      <text:p text:style-name="P436"><text:span text:style-name="T249">[cloud_user@andrewjobson1c ~]$</text:span> <text:span text:style-name="T2">runlevel</text:span> </text:p>
      <text:p text:style-name="P436">N 3</text:p>
      <text:p text:style-name="P422"/>
      <text:p text:style-name="P437"><text:span text:style-name="T2">Change the runlevel on current se</text:span><text:span text:style-name="T40">s</text:span><text:span text:style-name="T2">sion,</text:span> <text:span text:style-name="T340">will keep old runlevel in /etc/inittab</text:span></text:p>
      <text:p text:style-name="P438"><text:span text:style-name="T249">[cloud_user@andrewjobson1c ~]$ </text:span><text:span text:style-name="T2">sudo telinit 6</text:span> </text:p>
      <text:p text:style-name="P438"/>
      <text:p text:style-name="P456">Will reboot the server straightaway, but after the it, /etc/inittab will keep the old runlevel, 3 in this example.</text:p>
      <text:p text:style-name="P437"/>
      <text:p text:style-name="P279">Change runlevel on GRUB menu:</text:p>
      <text:p text:style-name="P439">When the computer is booting type any key to get the GRUB menu. There you will have different options, press key ‘a’ to modify the kernel arguments to tell the kernel witch runlevel to pass to init. <text:s/></text:p>
      <text:p text:style-name="P422"><text:tab/></text:p>
      <text:p text:style-name="P170">Change Systemd target:</text:p>
      <text:p text:style-name="P422"/>
      <text:p text:style-name="P440"><text:span text:style-name="T2">See </text:span><text:span text:style-name="T41">ALL</text:span><text:span text:style-name="T2"> targets:</text:span> <text:s text:c="10"/><text:span text:style-name="T146">systemctl list-unit-files -t target</text:span></text:p>
      <text:p text:style-name="P340"/>
      <text:p text:style-name="P441"><text:span text:style-name="T2">See ACTIVE targets: </text:span><text:s text:c="2"/><text:span text:style-name="T172">systemctl list-unit</text:span><text:span text:style-name="T42">s</text:span><text:span text:style-name="T172"> -t target</text:span></text:p>
      <text:p text:style-name="P422"/>
      <text:p text:style-name="P284">See DEFAULT target: </text:p>
      <text:p text:style-name="P422"><text:span text:style-name="T249">[cloud_user@andrewjobson1c ~]$</text:span> systemctl get-default</text:p>
      <text:p text:style-name="P422">multi-user.target</text:p>
      <text:p text:style-name="P422"/>
      <text:p text:style-name="P442"><text:span text:style-name="T2">CHANGE default target:</text:span> <text:s/><text:span text:style-name="T47">Will be applied on the next reboot</text:span>. Is like to change /etc/inittab on sysvinit. <text:span text:style-name="T341">A symlink will be created pointing to the new target.</text:span></text:p>
      <text:p text:style-name="P442"/>
      <text:p text:style-name="P422"><text:span text:style-name="T249">[cloud_user@andrewjobson1c ~]$ </text:span><text:span text:style-name="T2">sudo systemctl set-default basic.target</text:span></text:p>
      <text:p text:style-name="P482">Removed symlink /etc/systemd/system/default.target.</text:p>
      <text:p text:style-name="P482">Created symlink from /etc/systemd/system/default.target to /usr/lib/systemd/system/basic.target.</text:p>
      <text:p text:style-name="P482"/>
      <text:p text:style-name="P482">[cloud_user@andrewjobson1c ~]$ <text:span text:style-name="T2">systemctl get-default</text:span></text:p>
      <text:p text:style-name="P485">basic.target</text:p>
      <text:p text:style-name="P422"/>
      <text:p text:style-name="P443"><text:span text:style-name="T2">Change default target ON THE FLY:</text:span> <text:s/>Will change to the proposed target straightaway.</text:p>
      <text:p text:style-name="P443"><text:span text:style-name="T249">[cloud_user@andrewjobson1c ~]$</text:span> <text:span text:style-name="T2">sudo systemctl isolate multi-user.target</text:span></text:p>
      <text:p text:style-name="P443"/>
      <text:p text:style-name="P444"><text:span text:style-name="T2">Get Rescue Target:</text:span> <text:s/>Like single user on SysVinit. Send you to this mode straightaway</text:p>
      <text:p text:style-name="P444">sudo systemctl rescue</text:p>
      <text:p text:style-name="P445"/>
      <text:p text:style-name="P446"><text:span text:style-name="T2">Change to default target</text:span>: <text:s/>Will send you to the default target straightaway.</text:p>
      <text:p text:style-name="P446">sudo systemctl default</text:p>
      <text:p text:style-name="P443"/>
      <text:p text:style-name="P447"><text:span text:style-name="T2">Reboot the system:</text:span> Will run reboot.target. Same thing than running reboot</text:p>
      <text:p text:style-name="P447">sudo systemctl reboot</text:p>
      <text:p text:style-name="P447"><text:soft-page-break/></text:p>
      <text:p text:style-name="P447"><text:span text:style-name="T2">Poweroff the system:</text:span> Same than typing poweroff</text:p>
      <text:p text:style-name="P447">sudo systemctl poweroff </text:p>
      <text:p text:style-name="P443"/>
      <text:p text:style-name="P280">Reboot the system:</text:p>
      <text:p text:style-name="P448">reboot</text:p>
      <text:p text:style-name="P448">telinit 6</text:p>
      <text:p text:style-name="P448">shutdown <text:span text:style-name="T2">-r</text:span> now <text:s text:c="4"/>→<text:span text:style-name="T344"> r is from reboot</text:span></text:p>
      <text:p text:style-name="P448">systemctl isolate reboot.target</text:p>
      <text:p text:style-name="P443"/>
      <text:p text:style-name="P449"><text:span text:style-name="T2">WAL command: <text:s text:c="4"/></text:span>Send messages to other users, <text:span text:style-name="T342">good when</text:span> you are going to reboot the system.</text:p>
      <text:p text:style-name="P443"><text:span text:style-name="T249">[cloud_user@andrewjobson1c ~]$</text:span> <text:span text:style-name="T2">wall</text:span></text:p>
      <text:p text:style-name="P443"><text:span text:style-name="T2">This is a test message</text:span> <text:s/>→<text:span text:style-name="T343"> then press enter, then CTRL+D and the message will be sent, like:</text:span></text:p>
      <text:p text:style-name="P443"/>
      <text:p text:style-name="P483">[cloud_user@andrewjobson1c ~]$ </text:p>
      <text:p text:style-name="P443">Broadcast message from cloud_user@andrewjobson1c.mylabserver.com (pts/0) (Wed May <text:s/>1 12:20:24 2019):</text:p>
      <text:p text:style-name="P443"/>
      <text:p text:style-name="P281">This is a test message</text:p>
      <text:p text:style-name="P443"/>
      <text:p text:style-name="P443"/>
      <text:p text:style-name="P443"/>
      <text:p text:style-name="P282">Shutdown the system:</text:p>
      <text:p text:style-name="P451">poweroff</text:p>
      <text:p text:style-name="P451">telinit 0</text:p>
      <text:p text:style-name="P453">systemctl isolate poweroff.target</text:p>
      <text:p text:style-name="P452">shutdown -h now <text:s text:c="2"/>→ h is from halt</text:p>
      <text:p text:style-name="P452">shutdown -h + 1 <text:s/>→<text:span text:style-name="T345"> will shutdown the system in 1 min, you can cancel it with CTRL +C or typing sudo shutdown -c</text:span></text:p>
      <text:p text:style-name="P449"/>
      <text:p text:style-name="P449"><text:span text:style-name="T249">[cloud_user@andrewjobson1c ~]$ </text:span><text:span text:style-name="T2">sudo shutdown -h +2</text:span></text:p>
      <text:p text:style-name="P484">Shutdown scheduled for Wed 2019-05-01 12:33:20 UTC, use 'shutdown -c' to cancel.</text:p>
      <text:p text:style-name="P484">[cloud_user@andrewjobson1c ~]$ </text:p>
      <text:p text:style-name="P484">Broadcast message from root@andrewjobson1c.mylabserver.com (Wed 2019-05-01 12:31:20 UTC):</text:p>
      <text:p text:style-name="P484"/>
      <text:p text:style-name="P484">The system is going down for power-off at Wed 2019-05-01 12:33:20 UTC!</text:p>
      <text:p text:style-name="P449"/>
      <text:p text:style-name="P484">[cloud_user@andrewjobson1c ~]$ </text:p>
      <text:p text:style-name="P449"><text:span text:style-name="T249">[cloud_user@andrewjobson1c ~]$ </text:span><text:span text:style-name="T2">sudo shutdown -c</text:span></text:p>
      <text:p text:style-name="P449"/>
      <text:p text:style-name="P484">Broadcast message from root@andrewjobson1c.mylabserver.com (Wed 2019-05-01 12:31:27 UTC):</text:p>
      <text:p text:style-name="P484"/>
      <text:p text:style-name="P484">The system shutdown has been cancelled at Wed 2019-05-01 12:32:27 UTC!</text:p>
      <text:p text:style-name="P449"/>
      <text:p text:style-name="P449"/>
      <text:p text:style-name="P454"><text:span text:style-name="T2">ACPID</text:span>: <text:s/>Advanced Configuration and Power Interface (ACPI) event daemon</text:p>
      <text:p text:style-name="P455">Registers events like:</text:p>
      <text:list xml:id="list4015881126" text:style-name="L21">
        <text:list-item>
          <text:p text:style-name="P538">Pressing special keys, including the Power/Sleep/Suspend button</text:p>
        </text:list-item>
        <text:list-item>
          <text:p text:style-name="P538">Closing a notebook lid</text:p>
        </text:list-item>
        <text:list-item>
          <text:p text:style-name="P538">(Un)Plugging an AC power adapter from a notebook</text:p>
        </text:list-item>
        <text:list-item>
          <text:p text:style-name="P538">(Un)Plugging phone jack etc.</text:p>
        </text:list-item>
      </text:list>
      <text:p text:style-name="P455"/>
      <text:p text:style-name="P450"><text:span text:style-name="T44">C</text:span><text:span text:style-name="T43">onfiguration files: <text:s/></text:span><text:span text:style-name="T346"><text:s/></text:span>/<text:span text:style-name="T346">etc/acpid</text:span></text:p>
      <text:p text:style-name="P449"/>
      <text:p text:style-name="P450"><text:soft-page-break/>/<text:span text:style-name="T346">etc/acpid/events/ <text:s text:c="2"/>like pressing the power off button.</text:span></text:p>
      <text:p text:style-name="P450">/<text:span text:style-name="T346">etc/acpid/actions/ the actions that will be triggered if you press the power off button for example.</text:span></text:p>
      <text:p text:style-name="P423"/>
      <text:p text:style-name="P266">Boot loaders:</text:p>
      <text:p text:style-name="P266"/>
      <text:list xml:id="list3597144740" text:style-name="L22">
        <text:list-item>
          <text:p text:style-name="P539"><text:span text:style-name="T2">GRUB</text:span>: Grand Unified Boot Loader. Default boot loader of nearly all production environments and Linux desktops. <text:span text:style-name="T311">Very configurable, have boot options for any desired action, capable to change boot processes while is happening.</text:span></text:p>
        </text:list-item>
        <text:list-item>
          <text:p text:style-name="P540"><text:span text:style-name="T2">UEFI</text:span>: Uses GPT instead of MBR</text:p>
        </text:list-item>
        <text:list-item>
          <text:p text:style-name="P539"><text:span text:style-name="T2">LILO</text:span>: Older and less configurable</text:p>
        </text:list-item>
        <text:list-item>
          <text:p text:style-name="P541"><text:span text:style-name="T2">SYSLINUX</text:span>: <text:span text:style-name="T327">Used on the early days.</text:span></text:p>
        </text:list-item>
      </text:list>
      <text:p text:style-name="P381"/>
      <text:p text:style-name="P396"/>
      <text:p text:style-name="P396"><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79"><text:span text:style-name="T300">T</text:span>he BIOS is used to load the first stage of the boot manager</text:p>
      <text:p text:style-name="P379">/boot contains the kernel and later stages</text:p>
      <text:p text:style-name="P379"/>
      <text:p text:style-name="P379"><text:span text:style-name="T301">T</text:span>he partition table is just a table pointing at the locations of the various partitions</text:p>
      <text:p text:style-name="P379"/>
      <text:p text:style-name="P379">MBR is the first place the BIOS looks for a bootable block.</text:p>
      <text:p text:style-name="P379">The MBR is stored in the first sector of the boot disk.</text:p>
      <text:p text:style-name="P379">MBR is the first block on the disk where the first stage of the bootloader and the partition tables are located.</text:p>
      <text:p text:style-name="P379"/>
      <text:p text:style-name="P379">The MBR is a small program which runs whenever a computer boots up.</text:p>
      <text:p text:style-name="P379"/>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text:soft-page-break/></text:p>
      <text:p text:style-name="Horizontal_20_Line"/>
      <text:p text:style-name="P171">GRUB or GRUB Legacy:</text:p>
      <text:list xml:id="list153468167" text:style-name="L23">
        <text:list-item>
          <text:p text:style-name="P511">Created by GNU Foundation to improve LILO (Linux Loader)</text:p>
        </text:list-item>
        <text:list-item>
          <text:p text:style-name="P511">Offers an intera<text:span text:style-name="T349">ctive menu to boot different kernels and/or OS.</text:span></text:p>
        </text:list-item>
        <text:list-item>
          <text:p text:style-name="P512">Understands different filesystems.</text:p>
        </text:list-item>
        <text:list-item>
          <text:p text:style-name="P512">Uses temporary boot volume ,/boot by default, <text:span text:style-name="T350">on which to store kernels and GRUB configurations. Some BIOS can not read the entire disk, putting GRUB in a safe area means that those BIOS will be able to boot a kernel that will be able to read the entire disk.</text:span></text:p>
        </text:list-item>
      </text:list>
      <text:p text:style-name="P342"/>
      <text:p text:style-name="P293">Steps on booting time:</text:p>
      <text:list xml:id="list1252857043" text:style-name="L24">
        <text:list-item>
          <text:p text:style-name="P513">Boot computer</text:p>
        </text:list-item>
        <text:list-item>
          <text:p text:style-name="P513">BIOS checks HW <text:span text:style-name="T361">(POST)</text:span> and looks for the boot loader</text:p>
        </text:list-item>
        <text:list-item>
          <text:p text:style-name="P513">STAGE 1: Grub bootloader has boot.img, inside MBR. Boot.img looks for core.img</text:p>
        </text:list-item>
        <text:list-item>
          <text:p text:style-name="P513">STAGE 1.5: core.img function is to locate the boot partition of the system.</text:p>
        </text:list-item>
        <text:list-item>
          <text:p text:style-name="P550"><text:span text:style-name="T134">STAGE 2: </text:span><text:span text:style-name="T114">/boot/grub</text:span><text:span text:style-name="T134"> </text:span><text:span text:style-name="T135">contains: <text:s/></text:span></text:p>
          <text:list>
            <text:list-header>
              <text:p text:style-name="P550"><text:span text:style-name="T113">grub.conf </text:span><text:span text:style-name="T135">(for redhat based) / </text:span><text:span text:style-name="T113">menu.lst</text:span><text:span text:style-name="T135"> (for debian based) </text:span></text:p>
              <text:p text:style-name="P550"><text:span text:style-name="T113">device.map</text:span><text:span text:style-name="T135"> → which kernel contains the actual kernel and the OS to be booted.</text:span></text:p>
            </text:list-header>
          </text:list>
        </text:list-item>
        <text:list-item>
          <text:p text:style-name="P551"><text:span text:style-name="T135">W</text:span><text:span text:style-name="T115">ith all located GRUB is loading the kernel and the rest of the system boots up.</text:span></text:p>
        </text:list-item>
      </text:list>
      <text:list xml:id="list140973697" text:style-name="L25">
        <text:list-header>
          <text:p text:style-name="P514"/>
        </text:list-header>
      </text:list>
      <text:p text:style-name="P295">Inside grub.conf / menu.lst:</text:p>
      <text:p text:style-name="P354">boot=/dev/vda <text:s/>→ human readable about where the actual boot disk is located.</text:p>
      <text:p text:style-name="P354"/>
      <text:p text:style-name="P354">defaul=0 → number of the <text:span text:style-name="T354">title,</text:span> kernel, to be loaded, you can chose which kernel load if you have more than 1.</text:p>
      <text:p text:style-name="P354"/>
      <text:p text:style-name="P355">timeout=5 → the seconds that will wait for you to chose a kernel/OS, if we are not pressing any button will start the default kernel.</text:p>
      <text:p text:style-name="P355"/>
      <text:p text:style-name="P356">title → <text:s text:c="2"/>Contains <text:span text:style-name="T355">the name of the kernel, the location of the HD and partition that grub will consider root, the kernel itself along with some extra options for this particular kernel, the location of the initrd</text:span></text:p>
      <text:p text:style-name="P342"/>
      <text:p text:style-name="P294">Find location of boot file: </text:p>
      <text:list xml:id="list3650875063" text:style-name="L26">
        <text:list-item>
          <text:p text:style-name="P542">findmnt /boot <text:span text:style-name="T146"><text:s text:c="3"/>:</text:span><text:span text:style-name="T177">Will tell you the actual location, listed as a device, </text:span><text:span text:style-name="T173">at where the boot partition is found.</text:span></text:p>
        </text:list-item>
        <text:list-item>
          <text:p text:style-name="P543"><text:span text:style-name="T356">l</text:span>sblk -l</text:p>
        </text:list-item>
        <text:list-item>
          <text:p text:style-name="P544">fdisk -l <text:span text:style-name="T146"><text:s/>will tell you with an asterisk where is the boot disk.</text:span></text:p>
        </text:list-item>
      </text:list>
      <text:p text:style-name="P364"/>
      <text:p text:style-name="P294"><text:span text:style-name="T356">findmnt --poll</text:span><text:span text:style-name="T173"> <text:s/>→</text:span><text:span text:style-name="T178"> any change made on <text:s/>/proc/self/mountinfo will be </text:span><text:span text:style-name="T179">automatically updated on the terminal. You won’t see nothing until you plug or unplug the flash drive</text:span></text:p>
      <text:p text:style-name="P364"/>
      <text:p text:style-name="P296">Install it:</text:p>
      <text:list xml:id="list1478312134" text:style-name="L27">
        <text:list-item>
          <text:p text:style-name="P515">grub-install /dev/vda1 <text:s/>→ findmnt /boot will tell you the name of </text:p>
        </text:list-item>
        <text:list-item>
          <text:p text:style-name="P515">grub-install ‘(hd0)’ <text:s/>→ first drive on the system</text:p>
          <text:p text:style-name="P515"/>
        </text:list-item>
      </text:list>
      <text:p text:style-name="P297"><text:span text:style-name="T359">grub</text:span>: <text:s/><text:span text:style-name="T174">Invokes the grub shell </text:span><text:span text:style-name="T175">environment, which uses different commands </text:span><text:span text:style-name="T176">than linux.</text:span></text:p>
      <text:p text:style-name="P298"><text:span text:style-name="T176">$ </text:span><text:span text:style-name="T146">grub</text:span></text:p>
      <text:p text:style-name="P298"><text:span text:style-name="T176">g</text:span><text:span text:style-name="T146">rub&gt; </text:span></text:p>
      <text:p text:style-name="P357"/>
      <text:p text:style-name="P299">Search for help:</text:p>
      <text:p text:style-name="P360">grub&gt; help find <text:s text:c="2"/>→ help + command</text:p>
      <text:p text:style-name="P360"><text:soft-page-break/></text:p>
      <text:p text:style-name="P358"><text:span text:style-name="T357">REMEMBER: </text:span>GRUB considers /boot <text:span text:style-name="T358">as / <text:s text:c="3"/>example: <text:s text:c="2"/>/boot/grub/stage1 <text:s/>= <text:s/>/grub/stage1</text:span></text:p>
      <text:p text:style-name="P288"/>
      <text:p text:style-name="P359">grub&gt; find /grub/stage1 → to see the boot disk.</text:p>
      <text:p text:style-name="P359"/>
      <text:p text:style-name="P361"/>
      <text:p text:style-name="P300">Return to shel command line: <text:s/><text:span text:style-name="T146">quit </text:span></text:p>
      <text:p text:style-name="P359"/>
      <text:p text:style-name="P359"/>
      <text:p text:style-name="P359"/>
      <text:p text:style-name="P359"/>
      <text:p text:style-name="P495"/>
      <text:p text:style-name="P288"/>
      <text:p text:style-name="P288">GRUB2:</text:p>
      <text:p text:style-name="P344">Is the version of GRUB currently in use.</text:p>
      <text:p text:style-name="P345">The software was rewritten to allow plugins and expand features.</text:p>
      <text:p text:style-name="P345">Both grubs are quite similar.</text:p>
      <text:p text:style-name="P345"/>
      <text:p text:style-name="P289">Installing GRUB2 <text:span text:style-name="T353">on BIOS systems</text:span>: <text:s text:c="3"/><text:span text:style-name="T79">grub2-install /dev/sda →</text:span><text:span text:style-name="T80"> or the name of the hard drive </text:span></text:p>
      <text:p text:style-name="P62"/>
      <text:p text:style-name="P488">[root@andrewjobson1c mnt]# <text:span text:style-name="T2">grub2-install /dev/xvda1</text:span></text:p>
      <text:p text:style-name="P488">Installing for i386-pc platform.</text:p>
      <text:p text:style-name="P488">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61"/>
      <text:p text:style-name="P346"><text:span text:style-name="T2">Install GRUB2 on alternative location:</text:span> <text:s/><text:span text:style-name="T76">grub2-install --boot-directory=/mnt/tmpboot /dev/ sda</text:span></text:p>
      <text:p text:style-name="P61"/>
      <text:p text:style-name="P143"><text:span text:style-name="T2">Grub Config file: </text:span><text:s text:c="2"/>/boot/grub2/grub.cfg <text:s/><text:span text:style-name="T352">NOT MODIFY THIS FILE</text:span></text:p>
      <text:p text:style-name="P343"><text:span text:style-name="T45">Grub images and related modules:</text:span><text:span text:style-name="T351"> <text:s/></text:span>/boot/grub2/i386-pc <text:s/></text:p>
      <text:p text:style-name="P343"/>
      <text:p text:style-name="P172">Using the GRUB2 command line:</text:p>
      <text:p text:style-name="P347">When you boot you computer and the grub menu appears you can press <text:span text:style-name="T46">c</text:span> to get to the command line.</text:p>
      <text:p text:style-name="P347"/>
      <text:p text:style-name="P347">The grub command line let’s you to load a kernel in case of disaster.</text:p>
      <text:p text:style-name="P347"/>
      <text:p text:style-name="P347">That command line uses some different nomenclatures because was created to be used by different OS not only linux</text:p>
      <text:p text:style-name="P347"/>
      <text:p text:style-name="P350"><text:span text:style-name="T2">grub&gt; <text:s text:c="4"/></text:span><text:s/>–&gt; use TAB to see all commands allowed</text:p>
      <text:p text:style-name="P347"/>
      <text:p text:style-name="P348"><text:span text:style-name="T2">grub&gt; </text:span><text:s/>ls</text:p>
      <text:p text:style-name="P348">(hd0) (hd0,msdos2) (hd0,msdos1)</text:p>
      <text:p text:style-name="P352"/>
      <text:p text:style-name="P352">or </text:p>
      <text:p text:style-name="P352">(hd0) (hd0,gpt2) (hdo,gpt1) if you are using <text:span text:style-name="T2">GPT partition table</text:span></text:p>
      <text:p text:style-name="P348"/>
      <text:p text:style-name="P348"/>
      <text:p text:style-name="P348">Disks are mounted from 0</text:p>
      <text:p text:style-name="P348">Partitions from 1</text:p>
      <text:p text:style-name="P348"/>
      <text:p text:style-name="P348"><text:soft-page-break/>hd0 = /sda</text:p>
      <text:p text:style-name="P348">hd1 = /sdb</text:p>
      <text:p text:style-name="P348"/>
      <text:p text:style-name="P348">hd0,msdos1 = /sda1</text:p>
      <text:p text:style-name="P348">hd0,msdos2 = /sda2</text:p>
      <text:p text:style-name="P349">etc.</text:p>
      <text:p text:style-name="P349"/>
      <text:p text:style-name="P291">See content on disks:</text:p>
      <text:p text:style-name="P351">grub&gt; ls (hd0,1)/ <text:s text:c="5"/>→ this will display all the files inside hd0,msdos1</text:p>
      <text:p text:style-name="P349"/>
      <text:p text:style-name="P290">See kernel’s name: <text:s/></text:p>
      <text:p text:style-name="P349">ls (hd0,msdos1) /vml <text:s text:c="10"/>–&gt; and then use TAB, will show you the kernels there.</text:p>
      <text:p text:style-name="P349"/>
      <text:p text:style-name="P349"/>
      <text:p text:style-name="P290">Boot the kernel + initial ram disk, initrd:</text:p>
      <text:p text:style-name="P290"/>
      <text:p text:style-name="P349"/>
      <text:p text:style-name="P290"/>
      <text:p text:style-name="P290"/>
      <text:p text:style-name="P290"/>
      <text:p text:style-name="P290"/>
      <text:p text:style-name="P290"/>
      <text:p text:style-name="P292">Install GRUB on UEFI:</text:p>
      <text:p text:style-name="P353"/>
      <text:p text:style-name="P3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14T22:10:53.226861851</dc:date>
    <meta:editing-duration>P7DT17H16M44S</meta:editing-duration>
    <meta:editing-cycles>720</meta:editing-cycles>
    <meta:generator>LibreOffice/6.1.4.2$MacOSX_X86_64 LibreOffice_project/9d0f32d1f0b509096fd65e0d4bec26ddd1938fd3</meta:generator>
    <meta:document-statistic meta:table-count="0" meta:image-count="3" meta:object-count="0" meta:page-count="32" meta:paragraph-count="837" meta:word-count="8446" meta:character-count="50071" meta:non-whitespace-character-count="41788"/>
  </office:meta>
</office:document-meta>
</file>